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text:start-value="6">
        <style:list-level-properties text:space-before="0in" text:min-label-width="0.3611in" text:list-level-position-and-space-mode="label-alignment">
          <style:list-level-label-alignment text:label-followed-by="listtab" fo:margin-left="0.3611in" fo:text-indent="-0.3611in"/>
        </style:list-level-properties>
      </text:list-level-style-number>
      <text:list-level-style-number text:level="2" style:num-format="1" text:display-levels="2">
        <style:list-level-properties text:space-before="0in" text:min-label-width="0.3611in" text:list-level-position-and-space-mode="label-alignment">
          <style:list-level-label-alignment text:label-followed-by="listtab" fo:margin-left="0.3611in" fo:text-indent="-0.3611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fo:text-align="center"/>
      <style:text-properties fo:color="#FF3333" fo:font-size="16pt" style:font-size-asian="16pt" style:font-size-complex="16pt"/>
    </style:style>
    <style:style style:name="P2" style:parent-style-name="Standard" style:family="paragraph">
      <style:paragraph-properties fo:text-align="center"/>
      <style:text-properties fo:color="#FF3333" fo:font-size="16pt" style:font-size-asian="16pt" style:font-size-complex="16pt"/>
    </style:style>
    <style:style style:name="T3" style:parent-style-name="Policepardéfaut" style:family="text">
      <style:text-properties fo:color="#000000"/>
    </style:style>
    <style:style style:name="T4" style:parent-style-name="Policepardéfaut" style:family="text">
      <style:text-properties fo:font-style="italic" style:font-style-asian="italic" style:font-style-complex="italic" fo:color="#000000"/>
    </style:style>
    <style:style style:name="P5" style:parent-style-name="Standard" style:family="paragraph">
      <style:text-properties fo:color="#000000"/>
    </style:style>
    <style:style style:name="P6" style:parent-style-name="Standard" style:family="paragraph">
      <style:text-properties fo:color="#000000"/>
    </style:style>
    <style:style style:name="P7" style:parent-style-name="Standard" style:family="paragraph">
      <style:text-properties fo:color="#000000"/>
    </style:style>
    <style:style style:name="P8" style:parent-style-name="Standard" style:family="paragraph">
      <style:text-properties fo:color="#000000"/>
    </style:style>
    <style:style style:name="P9" style:parent-style-name="Standard" style:family="paragraph">
      <style:text-properties fo:color="#000000"/>
    </style:style>
    <style:style style:name="P10" style:parent-style-name="Standard" style:family="paragraph">
      <style:text-properties fo:color="#3399FF"/>
    </style:style>
    <style:style style:name="P11" style:parent-style-name="Standard" style:family="paragraph">
      <style:text-properties fo:color="#000000"/>
    </style:style>
    <style:style style:name="P12" style:parent-style-name="Standard" style:family="paragraph">
      <style:text-properties fo:color="#000000"/>
    </style:style>
    <style:style style:name="P13" style:parent-style-name="Standard" style:family="paragraph">
      <style:text-properties fo:color="#00CC33"/>
    </style:style>
    <style:style style:name="P14" style:parent-style-name="Standard" style:family="paragraph">
      <style:text-properties fo:color="#000000"/>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color="#000000"/>
    </style:style>
    <style:style style:name="P25" style:parent-style-name="Standard" style:family="paragraph">
      <style:text-properties fo:color="#00CC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3399FF"/>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text-properties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P57" style:parent-style-name="Standard" style:family="paragraph">
      <style:text-properties fo:color="#000000"/>
    </style:style>
    <style:style style:name="P58" style:parent-style-name="Standard" style:family="paragraph">
      <style:text-properties fo:color="#000000"/>
    </style:style>
    <style:style style:name="P59" style:parent-style-name="Standard" style:family="paragraph">
      <style:text-properties fo:color="#000000"/>
    </style:style>
    <style:style style:name="P60" style:parent-style-name="Standard" style:family="paragraph">
      <style:text-properties fo:color="#000000"/>
    </style:style>
    <style:style style:name="P61" style:parent-style-name="Standard" style:family="paragraph">
      <style:text-properties fo:color="#000000"/>
    </style:style>
    <style:style style:name="P62" style:parent-style-name="Standard" style:family="paragraph">
      <style:text-properties fo:color="#000000"/>
    </style:style>
    <style:style style:name="P63" style:parent-style-name="Standard" style:family="paragraph">
      <style:text-properties fo:color="#000000"/>
    </style:style>
    <style:style style:name="P64" style:parent-style-name="Standard" style:family="paragraph">
      <style:text-properties fo:color="#000000"/>
    </style:style>
    <style:style style:name="P65" style:parent-style-name="Standard" style:family="paragraph">
      <style:text-properties fo:color="#000000"/>
    </style:style>
    <style:style style:name="P66" style:parent-style-name="Standard" style:family="paragraph">
      <style:text-properties fo:color="#000000"/>
    </style:style>
    <style:style style:name="P67" style:parent-style-name="Standard" style:family="paragraph">
      <style:text-properties fo:color="#000000"/>
    </style:style>
    <style:style style:name="P68" style:parent-style-name="Standard" style:family="paragraph">
      <style:text-properties fo:color="#000000"/>
    </style:style>
    <style:style style:name="P69" style:parent-style-name="Standard" style:family="paragraph">
      <style:text-properties fo:color="#000000"/>
    </style:style>
    <style:style style:name="P70" style:parent-style-name="Standard" style:family="paragraph">
      <style:text-properties fo:color="#000000"/>
    </style:style>
    <style:style style:name="P71" style:parent-style-name="Standard" style:family="paragraph">
      <style:text-properties fo:color="#000000"/>
    </style:style>
    <style:style style:name="P72" style:parent-style-name="Standard" style:family="paragraph">
      <style:text-properties fo:color="#000000"/>
    </style:style>
    <style:style style:name="P73" style:parent-style-name="Standard" style:family="paragraph">
      <style:text-properties fo:color="#000000"/>
    </style:style>
    <style:style style:name="P74" style:parent-style-name="Standard" style:family="paragraph">
      <style:text-properties fo:color="#CC00CC"/>
    </style:style>
    <style:style style:name="T75" style:parent-style-name="Policepardéfaut" style:family="text">
      <style:text-properties style:text-position="super 66.6%"/>
    </style:style>
    <style:style style:name="P76" style:parent-style-name="Standard" style:family="paragraph">
      <style:text-properties fo:color="#3399FF"/>
    </style:style>
    <style:style style:name="P77" style:parent-style-name="Standard" style:family="paragraph">
      <style:text-properties fo:color="#C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color="#000000"/>
    </style:style>
    <style:style style:name="T87" style:parent-style-name="Policepardéfaut" style:family="text">
      <style:text-properties fo:color="#000000"/>
    </style:style>
    <style:style style:name="T88" style:parent-style-name="Policepardéfaut" style:family="text">
      <style:text-properties fo:color="#000000" style:text-underline-type="single" style:text-underline-style="solid" style:text-underline-width="auto" style:text-underline-mode="continuous"/>
    </style:style>
    <style:style style:name="T89" style:parent-style-name="Policepardéfaut" style:family="text">
      <style:text-properties fo:color="#000000"/>
    </style:style>
    <style:style style:name="T90" style:parent-style-name="Policepardéfaut" style:family="text">
      <style:text-properties fo:font-weight="bold" style:font-weight-asian="bold" fo:color="#000000"/>
    </style:style>
    <style:style style:name="T91" style:parent-style-name="Policepardéfaut" style:family="text">
      <style:text-properties fo:color="#000000"/>
    </style:style>
    <style:style style:name="P92" style:parent-style-name="Standard" style:family="paragraph">
      <style:text-properties fo:color="#000000"/>
    </style:style>
    <style:style style:name="T93" style:parent-style-name="Policepardéfaut" style:family="text">
      <style:text-properties fo:color="#000000"/>
    </style:style>
    <style:style style:name="T94" style:parent-style-name="Policepardéfaut" style:family="text">
      <style:text-properties fo:color="#000000" style:text-underline-type="single" style:text-underline-style="solid" style:text-underline-width="auto" style:text-underline-mode="continuous"/>
    </style:style>
    <style:style style:name="T95" style:parent-style-name="Policepardéfaut" style:family="text">
      <style:text-properties fo:color="#000000"/>
    </style:style>
    <style:style style:name="T96" style:parent-style-name="Policepardéfaut" style:family="text">
      <style:text-properties style:text-underline-type="single" style:text-underline-style="solid" style:text-underline-width="auto" style:text-underline-mode="continuous"/>
    </style:style>
    <style:style style:name="T97" style:parent-style-name="Policepardéfaut" style:family="text">
      <style:text-properties style:text-underline-type="single" style:text-underline-style="solid" style:text-underline-width="auto" style:text-underline-mode="continuous"/>
    </style:style>
    <style:style style:name="T98" style:parent-style-name="Policepardéfaut" style:family="text">
      <style:text-properties style:text-underline-type="single" style:text-underline-style="solid" style:text-underline-width="auto" style:text-underline-mode="continuous"/>
    </style:style>
    <style:style style:name="T99" style:parent-style-name="Policepardéfaut" style:family="text">
      <style:text-properties style:text-underline-type="single" style:text-underline-style="solid" style:text-underline-width="auto" style:text-underline-mode="continuous"/>
    </style:style>
    <style:style style:name="T100" style:parent-style-name="Policepardéfaut" style:family="text">
      <style:text-properties style:text-underline-type="single" style:text-underline-style="solid" style:text-underline-width="auto" style:text-underline-mode="continuous"/>
    </style:style>
    <style:style style:name="T101" style:parent-style-name="Policepardéfaut" style:family="text">
      <style:text-properties style:text-underline-type="single" style:text-underline-style="solid" style:text-underline-width="auto" style:text-underline-mode="continuous"/>
    </style:style>
    <style:style style:name="T102" style:parent-style-name="Policepardéfaut" style:family="text">
      <style:text-properties style:font-name="Symbol" style:font-name-asian="Symbol" style:font-name-complex="Symbol"/>
    </style:style>
    <style:style style:name="P103" style:parent-style-name="Standard" style:family="paragraph">
      <style:text-properties fo:color="#3399FF"/>
    </style:style>
    <style:style style:name="P104" style:parent-style-name="Standard" style:family="paragraph">
      <style:text-properties fo:color="#66FF66"/>
    </style:style>
    <style:style style:name="P105" style:parent-style-name="Standard" style:family="paragraph">
      <style:text-properties fo:color="#66FF66"/>
    </style:style>
    <style:style style:name="T106" style:parent-style-name="Policepardéfaut" style:family="text">
      <style:text-properties fo:color="#000000"/>
    </style:style>
    <style:style style:name="T107" style:parent-style-name="Policepardéfaut" style:family="text">
      <style:text-properties fo:color="#000000" style:text-position="super 66.6%"/>
    </style:style>
    <style:style style:name="T108" style:parent-style-name="Policepardéfaut" style:family="text">
      <style:text-properties fo:color="#000000"/>
    </style:style>
    <style:style style:name="T109" style:parent-style-name="Policepardéfaut" style:family="text">
      <style:text-properties fo:color="#000000" style:text-position="super 66.6%"/>
    </style:style>
    <style:style style:name="T110" style:parent-style-name="Policepardéfaut" style:family="text">
      <style:text-properties fo:color="#000000"/>
    </style:style>
    <style:style style:name="P111" style:parent-style-name="Standard" style:family="paragraph">
      <style:text-properties fo:color="#000000"/>
    </style:style>
    <style:style style:name="P112" style:parent-style-name="Standard" style:family="paragraph">
      <style:text-properties fo:color="#000000"/>
    </style:style>
    <style:style style:name="P113" style:parent-style-name="Standard" style:family="paragraph">
      <style:text-properties fo:color="#000000" style:text-underline-type="single" style:text-underline-style="solid" style:text-underline-width="auto" style:text-underline-mode="continuous"/>
    </style:style>
    <style:style style:name="P114" style:parent-style-name="Standard" style:family="paragraph">
      <style:text-properties fo:color="#000000" style:text-underline-type="single" style:text-underline-style="solid" style:text-underline-width="auto" style:text-underline-mode="continuous"/>
    </style:style>
    <style:style style:name="T115" style:parent-style-name="Policepardéfaut" style:family="text">
      <style:text-properties fo:color="#000000"/>
    </style:style>
    <style:style style:name="T116" style:parent-style-name="Policepardéfaut" style:family="text">
      <style:text-properties fo:font-style="italic" style:font-style-asian="italic" fo:color="#000000"/>
    </style:style>
    <style:style style:name="T117" style:parent-style-name="Policepardéfaut" style:family="text">
      <style:text-properties fo:color="#000000"/>
    </style:style>
    <style:style style:name="P118" style:parent-style-name="Standard" style:family="paragraph">
      <style:text-properties fo:color="#000000"/>
    </style:style>
    <style:style style:name="P119" style:parent-style-name="Standard" style:family="paragraph">
      <style:text-properties fo:color="#000000"/>
    </style:style>
    <style:style style:name="P120" style:parent-style-name="Standard" style:family="paragraph">
      <style:text-properties fo:color="#000000"/>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text-underline-type="single" style:text-underline-style="solid" style:text-underline-width="auto" style:text-underline-mode="continuous"/>
    </style:style>
    <style:style style:name="P131" style:parent-style-name="Standard" style:family="paragraph">
      <style:text-properties fo:color="#000000" style:text-underline-type="single" style:text-underline-style="solid" style:text-underline-width="auto" style:text-underline-mode="continuous"/>
    </style:style>
    <style:style style:name="T132" style:parent-style-name="Policepardéfaut" style:family="text">
      <style:text-properties fo:color="#000000"/>
    </style:style>
    <style:style style:name="T133" style:parent-style-name="Policepardéfaut" style:family="text">
      <style:text-properties fo:font-style="italic" style:font-style-asian="italic" fo:color="#000000"/>
    </style:style>
    <style:style style:name="P134" style:parent-style-name="Standard" style:family="paragraph">
      <style:text-properties fo:font-style="italic" style:font-style-asian="italic"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P144" style:parent-style-name="Standard" style:family="paragraph">
      <style:text-properties fo:color="#000000"/>
    </style:style>
    <style:style style:name="P145" style:parent-style-name="Standard" style:family="paragraph">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66FF66"/>
    </style:style>
    <style:style style:name="P149" style:parent-style-name="Standard" style:family="paragraph">
      <style:text-properties fo:font-style="italic" style:font-style-asian="italic" fo:color="#000000"/>
    </style:style>
    <style:style style:name="P150" style:parent-style-name="Standard" style:family="paragraph">
      <style:text-properties fo:color="#66FF66"/>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P154" style:parent-style-name="Standard" style:family="paragraph">
      <style:text-properties fo:color="#000000"/>
    </style:style>
    <style:style style:name="T155" style:parent-style-name="Policepardéfaut" style:family="text">
      <style:text-properties fo:color="#000000"/>
    </style:style>
    <style:style style:name="T156" style:parent-style-name="Policepardéfaut" style:family="text">
      <style:text-properties fo:color="#000000" style:text-position="super 66.6%"/>
    </style:style>
    <style:style style:name="T157" style:parent-style-name="Policepardéfaut" style:family="text">
      <style:text-properties fo:color="#000000"/>
    </style:style>
    <style:style style:name="P158" style:parent-style-name="Standard" style:family="paragraph">
      <style:text-properties fo:color="#000000"/>
    </style:style>
    <style:style style:name="P159" style:parent-style-name="Standard" style:family="paragraph">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66FF66"/>
    </style:style>
    <style:style style:name="P164" style:parent-style-name="Standard" style:family="paragraph">
      <style:text-properties fo:color="#000000" fo:font-size="8pt" style:font-size-asian="8pt" style:font-size-complex="8pt"/>
    </style:style>
    <style:style style:name="P165" style:parent-style-name="Standard" style:family="paragraph">
      <style:text-properties fo:color="#000000"/>
    </style:style>
    <style:style style:name="T166" style:parent-style-name="Policepardéfaut" style:family="text">
      <style:text-properties fo:color="#000000"/>
    </style:style>
    <style:style style:name="T167" style:parent-style-name="Policepardéfaut" style:family="text">
      <style:text-properties fo:color="#000000" style:text-position="super 66.6%"/>
    </style:style>
    <style:style style:name="T168" style:parent-style-name="Policepardéfaut" style:family="text">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T174" style:parent-style-name="Policepardéfaut" style:family="text">
      <style:text-properties fo:color="#000000"/>
    </style:style>
    <style:style style:name="T175" style:parent-style-name="Policepardéfaut" style:family="text">
      <style:text-properties fo:font-style="italic" style:font-style-asian="italic" fo:color="#000000"/>
    </style:style>
    <style:style style:name="T176" style:parent-style-name="Policepardéfaut" style:family="text">
      <style:text-properties fo:color="#000000"/>
    </style:style>
    <style:style style:name="T177" style:parent-style-name="Policepardéfaut" style:family="text">
      <style:text-properties style:font-name="Symbol" style:font-name-asian="Symbol" style:font-name-complex="Symbol" fo:color="#000000"/>
    </style:style>
    <style:style style:name="T178" style:parent-style-name="Policepardéfaut" style:family="text">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3399FF"/>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66FF66" style:text-underline-type="single" style:text-underline-style="solid" style:text-underline-width="auto" style:text-underline-mode="continuous"/>
    </style:style>
    <style:style style:name="P191" style:parent-style-name="Standard" style:family="paragraph">
      <style:text-properties fo:color="#000000" fo:font-size="8pt" style:font-size-asian="8pt" style:font-size-complex="8pt"/>
    </style:style>
    <style:style style:name="P192" style:parent-style-name="Standard" style:family="paragraph">
      <style:text-properties fo:color="#CC00CC"/>
    </style:style>
    <style:style style:name="P193" style:parent-style-name="Standard" style:family="paragraph">
      <style:text-properties fo:color="#000000"/>
    </style:style>
    <style:style style:name="T194" style:parent-style-name="Policepardéfaut" style:family="text">
      <style:text-properties fo:color="#000000"/>
    </style:style>
    <style:style style:name="T195" style:parent-style-name="Policepardéfaut" style:family="text">
      <style:text-properties fo:color="#000000" style:text-position="super 66.6%"/>
    </style:style>
    <style:style style:name="T196" style:parent-style-name="Policepardéfaut" style:family="text">
      <style:text-properties fo:color="#000000"/>
    </style:style>
    <style:style style:name="T197" style:parent-style-name="Policepardéfaut" style:family="text">
      <style:text-properties style:font-name="Wingdings" style:font-name-asian="Wingdings" style:font-name-complex="Wingdings" fo:color="#000000"/>
    </style:style>
    <style:style style:name="T198" style:parent-style-name="Policepardéfaut" style:family="text">
      <style:text-properties fo:color="#000000"/>
    </style:style>
    <style:style style:name="P199" style:parent-style-name="Standard" style:family="paragraph">
      <style:text-properties fo:color="#000000"/>
    </style:style>
    <style:style style:name="T200" style:parent-style-name="Policepardéfaut" style:family="text">
      <style:text-properties fo:color="#000000"/>
    </style:style>
    <style:style style:name="T201" style:parent-style-name="Policepardéfaut" style:family="text">
      <style:text-properties fo:color="#000000" style:text-position="super 66.6%"/>
    </style:style>
    <style:style style:name="T202" style:parent-style-name="Policepardéfaut" style:family="text">
      <style:text-properties fo:color="#000000"/>
    </style:style>
    <style:style style:name="P203" style:parent-style-name="Standard" style:family="paragraph">
      <style:text-properties fo:color="#000000"/>
    </style:style>
    <style:style style:name="T204" style:parent-style-name="Policepardéfaut" style:family="text">
      <style:text-properties fo:color="#000000"/>
    </style:style>
    <style:style style:name="T205" style:parent-style-name="Policepardéfaut" style:family="text">
      <style:text-properties style:font-name="Wingdings" style:font-name-asian="Wingdings" style:font-name-complex="Wingdings" fo:color="#000000"/>
    </style:style>
    <style:style style:name="T206" style:parent-style-name="Policepardéfaut" style:family="text">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P211" style:parent-style-name="Standard" style:family="paragraph">
      <style:text-properties fo:color="#CC00CC"/>
    </style:style>
    <style:style style:name="P212" style:parent-style-name="Standard" style:family="paragraph">
      <style:text-properties fo:color="#CC00CC"/>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T216" style:parent-style-name="Policepardéfaut" style:family="text">
      <style:text-properties fo:color="#000000"/>
    </style:style>
    <style:style style:name="T217" style:parent-style-name="Policepardéfaut" style:family="text">
      <style:text-properties fo:color="#000000" style:text-position="super 66.6%"/>
    </style:style>
    <style:style style:name="T218" style:parent-style-name="Policepardéfaut" style:family="text">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P221" style:parent-style-name="Standard" style:family="paragraph">
      <style:text-properties fo:color="#000000"/>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FF3333"/>
    </style:style>
    <style:style style:name="P225" style:parent-style-name="Standard" style:family="paragraph">
      <style:text-properties fo:color="#000000"/>
    </style:style>
    <style:style style:name="P226" style:parent-style-name="Standard" style:family="paragraph">
      <style:text-properties fo:color="#CC00CC"/>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P230" style:parent-style-name="Standard" style:family="paragraph">
      <style:text-properties fo:color="#000000"/>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Standard" style:family="paragraph">
      <style:text-properties fo:color="#000000"/>
    </style:style>
    <style:style style:name="P237" style:parent-style-name="Standard" style:family="paragraph">
      <style:text-properties fo:color="#000000"/>
    </style:style>
    <style:style style:name="P238" style:parent-style-name="Standard" style:family="paragraph">
      <style:text-properties fo:color="#000000"/>
    </style:style>
    <style:style style:name="P239" style:parent-style-name="Standard" style:family="paragraph">
      <style:text-properties fo:color="#000000"/>
    </style:style>
    <style:style style:name="P240" style:parent-style-name="Standard" style:family="paragraph">
      <style:text-properties fo:color="#000000"/>
    </style:style>
    <style:style style:name="P241" style:parent-style-name="Standard" style:family="paragraph">
      <style:text-properties fo:color="#000000"/>
    </style:style>
    <style:style style:name="P242" style:parent-style-name="Standard" style:family="paragraph">
      <style:text-properties fo:color="#CC00CC"/>
    </style:style>
    <style:style style:name="P243" style:parent-style-name="Standard" style:family="paragraph">
      <style:text-properties fo:color="#000000"/>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Standard" style:family="paragraph">
      <style:text-properties fo:color="#000000"/>
    </style:style>
    <style:style style:name="P247" style:parent-style-name="Standard" style:family="paragraph">
      <style:text-properties fo:color="#000000"/>
    </style:style>
    <style:style style:name="P248" style:parent-style-name="Standard" style:family="paragraph">
      <style:text-properties fo:color="#000000"/>
    </style:style>
    <style:style style:name="P249" style:parent-style-name="Standard" style:family="paragraph">
      <style:text-properties fo:color="#000000"/>
    </style:style>
    <style:style style:name="P250" style:parent-style-name="Standard" style:family="paragraph">
      <style:text-properties fo:color="#000000"/>
    </style:style>
    <style:style style:name="P251" style:parent-style-name="Standard" style:family="paragraph">
      <style:text-properties fo:color="#000000"/>
    </style:style>
    <style:style style:name="P252" style:parent-style-name="Standard" style:family="paragraph">
      <style:text-properties fo:color="#CC00CC"/>
    </style:style>
    <style:style style:name="P253" style:parent-style-name="Standard" style:family="paragraph">
      <style:text-properties fo:color="#000000"/>
    </style:style>
    <style:style style:name="P254" style:parent-style-name="Standard" style:family="paragraph">
      <style:text-properties fo:color="#000000"/>
    </style:style>
    <style:style style:name="P255" style:parent-style-name="Standard" style:family="paragraph">
      <style:text-properties fo:color="#000000"/>
    </style:style>
    <style:style style:name="P256" style:parent-style-name="Standard" style:family="paragraph">
      <style:text-properties fo:color="#000000"/>
    </style:style>
    <style:style style:name="P257" style:parent-style-name="Standard" style:family="paragraph">
      <style:text-properties fo:color="#000000"/>
    </style:style>
    <style:style style:name="P258" style:parent-style-name="Standard" style:family="paragraph">
      <style:text-properties fo:color="#000000"/>
    </style:style>
    <style:style style:name="P259" style:parent-style-name="Standard" style:family="paragraph">
      <style:text-properties fo:color="#000000"/>
    </style:style>
    <style:style style:name="P260" style:parent-style-name="Standard" style:family="paragraph">
      <style:text-properties fo:color="#FF3333"/>
    </style:style>
    <style:style style:name="P261" style:parent-style-name="Standard" style:family="paragraph">
      <style:text-properties fo:color="#FF3333"/>
    </style:style>
    <style:style style:name="P262" style:parent-style-name="Standard" style:family="paragraph">
      <style:text-properties fo:color="#FF3333"/>
    </style:style>
    <style:style style:name="P263" style:parent-style-name="Standard" style:family="paragraph">
      <style:text-properties fo:color="#FF3333"/>
    </style:style>
    <style:style style:name="P264" style:parent-style-name="Standard" style:family="paragraph">
      <style:text-properties fo:color="#00CC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text-properties fo:color="#000000"/>
    </style:style>
    <style:style style:name="P268" style:parent-style-name="Standard" style:family="paragraph">
      <style:text-properties fo:color="#000000"/>
    </style:style>
    <style:style style:name="P269" style:parent-style-name="Standard" style:family="paragraph">
      <style:text-properties fo:color="#000000"/>
    </style:style>
    <style:style style:name="P270" style:parent-style-name="Standard" style:family="paragraph">
      <style:text-properties fo:color="#00CC00"/>
    </style:style>
    <style:style style:name="P271" style:parent-style-name="Standard" style:family="paragraph">
      <style:text-properties fo:color="#000000"/>
    </style:style>
    <style:style style:name="P272" style:parent-style-name="Standard" style:family="paragraph">
      <style:text-properties fo:color="#000000"/>
    </style:style>
    <style:style style:name="P273" style:parent-style-name="Standard" style:family="paragraph">
      <style:text-properties fo:color="#000000"/>
    </style:style>
    <style:style style:name="P274" style:parent-style-name="Standard" style:family="paragraph">
      <style:text-properties fo:color="#FF3333"/>
    </style:style>
    <style:style style:name="P275" style:parent-style-name="Standard" style:family="paragraph">
      <style:text-properties fo:color="#FF3333"/>
    </style:style>
    <style:style style:name="P276" style:parent-style-name="Standard" style:family="paragraph">
      <style:text-properties fo:color="#00CC00"/>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P281" style:parent-style-name="Standard" style:family="paragraph">
      <style:text-properties fo:color="#000000"/>
    </style:style>
    <style:style style:name="P282" style:parent-style-name="Standard" style:family="paragraph">
      <style:text-properties fo:color="#000000"/>
    </style:style>
    <style:style style:name="T283" style:parent-style-name="Policepardéfaut" style:family="text">
      <style:text-properties fo:color="#000000"/>
    </style:style>
    <style:style style:name="T284" style:parent-style-name="Policepardéfaut" style:family="text">
      <style:text-properties fo:color="#000000" style:text-position="super 66.6%"/>
    </style:style>
    <style:style style:name="T285" style:parent-style-name="Policepardéfaut" style:family="text">
      <style:text-properties fo:color="#000000"/>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P289" style:parent-style-name="Standard" style:family="paragraph">
      <style:text-properties fo:color="#000000"/>
    </style:style>
    <style:style style:name="P290" style:parent-style-name="Standard" style:family="paragraph">
      <style:text-properties fo:color="#000000"/>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Standard" style:family="paragraph">
      <style:text-properties fo:color="#00CC00"/>
    </style:style>
    <style:style style:name="P294" style:parent-style-name="Standard" style:family="paragraph">
      <style:text-properties fo:color="#000000"/>
    </style:style>
    <style:style style:name="P295" style:parent-style-name="Standard" style:family="paragraph">
      <style:text-properties fo:color="#000000"/>
    </style:style>
    <style:style style:name="P296" style:parent-style-name="Standard" style:family="paragraph">
      <style:text-properties fo:color="#000000"/>
    </style:style>
    <style:style style:name="P297" style:parent-style-name="Standard" style:family="paragraph">
      <style:text-properties fo:color="#000000"/>
    </style:style>
    <style:style style:name="P298" style:parent-style-name="Standard" style:family="paragraph">
      <style:text-properties fo:color="#000000"/>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P302" style:parent-style-name="Standard" style:family="paragraph">
      <style:text-properties fo:color="#00CC00"/>
    </style:style>
    <style:style style:name="P303" style:parent-style-name="Standard" style:family="paragraph">
      <style:text-properties fo:color="#000000"/>
    </style:style>
    <style:style style:name="P304" style:parent-style-name="Standard" style:family="paragraph">
      <style:text-properties fo:color="#000000"/>
    </style:style>
    <style:style style:name="P305" style:parent-style-name="Standard" style:family="paragraph">
      <style:text-properties fo:color="#000000"/>
    </style:style>
    <style:style style:name="P306" style:parent-style-name="Standard" style:family="paragraph">
      <style:text-properties fo:color="#000000"/>
    </style:style>
    <style:style style:name="P307" style:parent-style-name="Standard" style:family="paragraph">
      <style:text-properties fo:color="#92D05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Standard" style:family="paragraph">
      <style:text-properties fo:color="#000000"/>
    </style:style>
    <style:style style:name="P311" style:parent-style-name="Standard" style:family="paragraph">
      <style:text-properties fo:color="#000000"/>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P319" style:parent-style-name="Standard" style:family="paragraph">
      <style:text-properties fo:color="#92D050"/>
    </style:style>
    <style:style style:name="P320" style:parent-style-name="Standard" style:family="paragraph">
      <style:text-properties fo:color="#92D050"/>
    </style:style>
    <style:style style:name="P321" style:parent-style-name="Standard" style:family="paragraph">
      <style:text-properties fo:color="#000000"/>
    </style:style>
    <style:style style:name="P322" style:parent-style-name="Standard" style:family="paragraph">
      <style:text-properties fo:color="#000000"/>
    </style:style>
    <style:style style:name="P323" style:parent-style-name="Standard" style:family="paragraph">
      <style:text-properties fo:color="#000000"/>
    </style:style>
    <style:style style:name="P324" style:parent-style-name="Standard" style:family="paragraph">
      <style:text-properties fo:color="#000000"/>
    </style:style>
    <style:style style:name="P325" style:parent-style-name="Standard" style:family="paragraph">
      <style:text-properties fo:color="#000000"/>
    </style:style>
    <style:style style:name="P326" style:parent-style-name="Standard" style:family="paragraph">
      <style:text-properties fo:color="#000000"/>
    </style:style>
    <style:style style:name="P327" style:parent-style-name="Standard" style:family="paragraph">
      <style:text-properties fo:color="#000000"/>
    </style:style>
    <style:style style:name="P328" style:parent-style-name="Standard" style:family="paragraph">
      <style:text-properties fo:color="#000000"/>
    </style:style>
    <style:style style:name="P329" style:parent-style-name="Standard" style:family="paragraph">
      <style:text-properties fo:color="#000000"/>
    </style:style>
    <style:style style:name="T330" style:parent-style-name="Policepardéfaut" style:family="text">
      <style:text-properties fo:color="#000000"/>
    </style:style>
    <style:style style:name="T331" style:parent-style-name="Policepardéfaut" style:family="text">
      <style:text-properties style:font-name="Wingdings" style:font-name-asian="Wingdings" style:font-name-complex="Wingdings" fo:color="#000000"/>
    </style:style>
    <style:style style:name="T332" style:parent-style-name="Policepardéfaut" style:family="text">
      <style:text-properties fo:color="#000000"/>
    </style:style>
    <style:style style:name="P333" style:parent-style-name="Standard" style:family="paragraph">
      <style:text-properties fo:color="#000000"/>
    </style:style>
    <style:style style:name="T334" style:parent-style-name="Policepardéfaut" style:family="text">
      <style:text-properties style:font-name="Wingdings" style:font-name-asian="Wingdings" style:font-name-complex="Wingdings" fo:color="#000000"/>
    </style:style>
    <style:style style:name="T335" style:parent-style-name="Policepardéfaut" style:family="text">
      <style:text-properties fo:color="#000000"/>
    </style:style>
    <style:style style:name="P336" style:parent-style-name="Standard" style:family="paragraph">
      <style:text-properties fo:color="#000000"/>
    </style:style>
    <style:style style:name="P337" style:parent-style-name="Standard" style:family="paragraph">
      <style:text-properties fo:color="#92D050"/>
    </style:style>
    <style:style style:name="P338" style:parent-style-name="Standard" style:family="paragraph">
      <style:text-properties fo:color="#000000"/>
    </style:style>
    <style:style style:name="P339" style:parent-style-name="Standard" style:family="paragraph">
      <style:text-properties fo:color="#000000"/>
    </style:style>
    <style:style style:name="P340" style:parent-style-name="Standard" style:family="paragraph">
      <style:text-properties fo:color="#000000"/>
    </style:style>
    <style:style style:name="P341" style:parent-style-name="Standard" style:family="paragraph">
      <style:text-properties fo:color="#000000"/>
    </style:style>
    <style:style style:name="P342" style:parent-style-name="Standard" style:family="paragraph">
      <style:text-properties fo:color="#000000"/>
    </style:style>
    <style:style style:name="P343" style:parent-style-name="Standard" style:family="paragraph">
      <style:text-properties fo:color="#000000"/>
    </style:style>
    <style:style style:name="P344" style:parent-style-name="Standard" style:family="paragraph">
      <style:text-properties fo:color="#000000"/>
    </style:style>
    <style:style style:name="P345" style:parent-style-name="Standard" style:family="paragraph">
      <style:text-properties fo:color="#000000"/>
    </style:style>
    <style:style style:name="P346" style:parent-style-name="Standard" style:family="paragraph">
      <style:text-properties fo:color="#000000"/>
    </style:style>
    <style:style style:name="P347" style:parent-style-name="Standard" style:family="paragraph">
      <style:text-properties fo:color="#000000"/>
    </style:style>
    <style:style style:name="P348" style:parent-style-name="Standard" style:family="paragraph">
      <style:text-properties fo:color="#000000"/>
    </style:style>
    <style:style style:name="P349" style:parent-style-name="Standard" style:family="paragraph">
      <style:text-properties fo:color="#000000"/>
    </style:style>
    <style:style style:name="P350" style:parent-style-name="Standard" style:family="paragraph">
      <style:text-properties fo:color="#0070C0"/>
    </style:style>
    <style:style style:name="P351" style:parent-style-name="Standard" style:family="paragraph">
      <style:text-properties fo:color="#000000"/>
    </style:style>
    <style:style style:name="P352" style:parent-style-name="Standard" style:family="paragraph">
      <style:text-properties fo:color="#0070C0"/>
    </style:style>
    <style:style style:name="P353" style:parent-style-name="Standard" style:list-style-name="LFO1" style:family="paragraph">
      <style:text-properties fo:color="#0070C0"/>
    </style:style>
    <style:style style:name="P354" style:parent-style-name="Standard" style:family="paragraph">
      <style:text-properties fo:color="#0070C0"/>
    </style:style>
    <style:style style:name="T355" style:parent-style-name="Policepardéfaut" style:family="text">
      <style:text-properties style:font-name="Wingdings" style:font-name-asian="Wingdings" style:font-name-complex="Wingdings"/>
    </style:style>
    <style:style style:name="P356" style:parent-style-name="Standard" style:list-style-name="LFO1" style:family="paragraph"/>
    <style:style style:name="P357" style:parent-style-name="Standard" style:family="paragraph">
      <style:text-properties fo:color="#000000"/>
    </style:style>
    <style:style style:name="P358" style:parent-style-name="Standard" style:family="paragraph">
      <style:text-properties fo:color="#000000"/>
    </style:style>
    <style:style style:name="P359" style:parent-style-name="Standard" style:family="paragraph">
      <style:text-properties fo:color="#000000"/>
    </style:style>
    <style:style style:name="P360" style:parent-style-name="Standard" style:family="paragraph">
      <style:text-properties fo:color="#000000"/>
    </style:style>
    <style:style style:name="P361" style:parent-style-name="Standard" style:family="paragraph">
      <style:text-properties fo:color="#000000"/>
    </style:style>
    <style:style style:name="P362" style:parent-style-name="Standard" style:family="paragraph">
      <style:text-properties fo:color="#000000"/>
    </style:style>
    <style:style style:name="P363" style:parent-style-name="Standard" style:family="paragraph">
      <style:text-properties fo:color="#000000"/>
    </style:style>
    <style:style style:name="P364" style:parent-style-name="Standard" style:family="paragraph">
      <style:text-properties fo:color="#000000"/>
    </style:style>
    <style:style style:name="P365" style:parent-style-name="Standard" style:family="paragraph">
      <style:text-properties fo:color="#000000"/>
    </style:style>
    <style:style style:name="P366" style:parent-style-name="Standard" style:family="paragraph">
      <style:text-properties fo:color="#000000"/>
    </style:style>
    <style:style style:name="P367" style:parent-style-name="Standard" style:family="paragraph">
      <style:text-properties fo:color="#000000"/>
    </style:style>
    <style:style style:name="P368" style:parent-style-name="Standard" style:family="paragraph">
      <style:text-properties fo:color="#000000"/>
    </style:style>
    <style:style style:name="P369" style:parent-style-name="Standard" style:family="paragraph">
      <style:text-properties fo:color="#000000"/>
    </style:style>
    <style:style style:name="P370" style:parent-style-name="Standard" style:family="paragraph">
      <style:text-properties fo:color="#000000"/>
    </style:style>
    <style:style style:name="P371" style:parent-style-name="Standard" style:family="paragraph">
      <style:text-properties fo:color="#000000"/>
    </style:style>
    <style:style style:name="P372" style:parent-style-name="Standard" style:family="paragraph">
      <style:text-properties fo:color="#000000"/>
    </style:style>
    <style:style style:name="P373" style:parent-style-name="Standard" style:family="paragraph">
      <style:text-properties fo:color="#000000"/>
    </style:style>
    <style:style style:name="P374" style:parent-style-name="Standard" style:family="paragraph">
      <style:text-properties fo:color="#000000"/>
    </style:style>
    <style:style style:name="P375" style:parent-style-name="Standard" style:family="paragraph">
      <style:text-properties fo:color="#000000"/>
    </style:style>
    <style:style style:name="P376" style:parent-style-name="Standard" style:family="paragraph">
      <style:text-properties fo:color="#000000"/>
    </style:style>
    <style:style style:name="P377" style:parent-style-name="Standard" style:family="paragraph">
      <style:text-properties fo:color="#000000"/>
    </style:style>
    <style:style style:name="P378" style:parent-style-name="Standard" style:family="paragraph">
      <style:text-properties fo:color="#000000"/>
    </style:style>
    <style:style style:name="P379" style:parent-style-name="Standard" style:family="paragraph">
      <style:text-properties fo:color="#000000"/>
    </style:style>
    <style:style style:name="P380" style:parent-style-name="Standard" style:family="paragraph">
      <style:text-properties fo:color="#000000"/>
    </style:style>
    <style:style style:name="P381" style:parent-style-name="Standard" style:family="paragraph">
      <style:text-properties fo:color="#000000"/>
    </style:style>
    <style:style style:name="P382" style:parent-style-name="Standard" style:family="paragraph">
      <style:text-properties fo:color="#000000"/>
    </style:style>
    <style:style style:name="P383" style:parent-style-name="Standard" style:family="paragraph">
      <style:text-properties fo:color="#000000"/>
    </style:style>
    <style:style style:name="P384" style:parent-style-name="Standard" style:family="paragraph">
      <style:text-properties fo:color="#000000"/>
    </style:style>
    <style:style style:name="P385" style:parent-style-name="Standard" style:family="paragraph">
      <style:text-properties fo:color="#000000"/>
    </style:style>
    <style:style style:name="P386" style:parent-style-name="Standard" style:family="paragraph">
      <style:text-properties fo:color="#000000"/>
    </style:style>
    <style:style style:name="P387" style:parent-style-name="Standard" style:family="paragraph">
      <style:text-properties fo:color="#000000"/>
    </style:style>
    <style:style style:name="P388" style:parent-style-name="Standard" style:family="paragraph">
      <style:text-properties fo:color="#000000"/>
    </style:style>
    <style:style style:name="P389" style:parent-style-name="Standard" style:family="paragraph">
      <style:text-properties fo:color="#000000"/>
    </style:style>
    <style:style style:name="T390" style:parent-style-name="Policepardéfaut" style:family="text">
      <style:text-properties fo:color="#000000"/>
    </style:style>
    <style:style style:name="T391" style:parent-style-name="Policepardéfaut" style:family="text">
      <style:text-properties style:font-name="Wingdings" style:font-name-asian="Wingdings" style:font-name-complex="Wingdings" fo:color="#000000"/>
    </style:style>
    <style:style style:name="T392" style:parent-style-name="Policepardéfaut" style:family="text">
      <style:text-properties fo:color="#000000"/>
    </style:style>
    <style:style style:name="P393" style:parent-style-name="Standard" style:family="paragraph">
      <style:text-properties fo:color="#000000"/>
    </style:style>
    <style:style style:name="P394" style:parent-style-name="Standard" style:family="paragraph">
      <style:text-properties fo:color="#000000"/>
    </style:style>
    <style:style style:name="P395" style:parent-style-name="Standard" style:family="paragraph">
      <style:text-properties fo:color="#000000"/>
    </style:style>
    <style:style style:name="P396" style:parent-style-name="Standard" style:family="paragraph">
      <style:text-properties fo:color="#000000"/>
    </style:style>
    <style:style style:name="P397" style:parent-style-name="Standard" style:family="paragraph">
      <style:text-properties fo:color="#000000"/>
    </style:style>
    <style:style style:name="P398" style:parent-style-name="Standard" style:family="paragraph">
      <style:text-properties fo:color="#000000"/>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color="#000000"/>
    </style:style>
    <style:style style:name="P402" style:parent-style-name="Standard" style:family="paragraph">
      <style:text-properties fo:color="#000000"/>
    </style:style>
    <style:style style:name="P403" style:parent-style-name="Standard" style:family="paragraph">
      <style:text-properties fo:color="#000000"/>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P407" style:parent-style-name="Standard" style:list-style-name="LFO1" style:family="paragraph">
      <style:text-properties fo:color="#CC00CC"/>
    </style:style>
    <style:style style:name="P408" style:parent-style-name="Standard" style:family="paragraph">
      <style:paragraph-properties fo:margin-left="0.5in">
        <style:tab-stops/>
      </style:paragraph-properties>
      <style:text-properties fo:color="#CC00CC"/>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P412" style:parent-style-name="Standard" style:family="paragraph">
      <style:text-properties fo:color="#000000"/>
    </style:style>
    <style:style style:name="P413" style:parent-style-name="Standard" style:family="paragraph">
      <style:text-properties fo:color="#000000"/>
    </style:style>
    <style:style style:name="P414" style:parent-style-name="Standard" style:family="paragraph">
      <style:text-properties fo:color="#000000"/>
    </style:style>
    <style:style style:name="P415" style:parent-style-name="Standard" style:family="paragraph">
      <style:text-properties fo:color="#000000"/>
    </style:style>
    <style:style style:name="P416" style:parent-style-name="Standard" style:family="paragraph">
      <style:text-properties fo:color="#000000"/>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Standard" style:family="paragraph">
      <style:text-properties fo:color="#000000"/>
    </style:style>
    <style:style style:name="P421" style:parent-style-name="Standard" style:family="paragraph">
      <style:text-properties fo:color="#000000"/>
    </style:style>
    <style:style style:name="P422" style:parent-style-name="Standard" style:family="paragraph">
      <style:text-properties fo:color="#000000"/>
    </style:style>
    <style:style style:name="P423" style:parent-style-name="Standard" style:family="paragraph">
      <style:text-properties fo:color="#000000"/>
    </style:style>
    <style:style style:name="T424" style:parent-style-name="Policepardéfaut" style:family="text">
      <style:text-properties fo:color="#000000"/>
    </style:style>
    <style:style style:name="T425" style:parent-style-name="Policepardéfaut" style:family="text">
      <style:text-properties fo:color="#FF3333"/>
    </style:style>
    <style:style style:name="T426" style:parent-style-name="Policepardéfaut" style:family="text">
      <style:text-properties fo:color="#000000"/>
    </style:style>
    <style:style style:name="P427" style:parent-style-name="Standard" style:family="paragraph">
      <style:text-properties fo:color="#000000"/>
    </style:style>
    <style:style style:name="P428" style:parent-style-name="Standard" style:family="paragraph">
      <style:text-properties fo:color="#000000"/>
    </style:style>
    <style:style style:name="P429" style:parent-style-name="Standard" style:family="paragraph">
      <style:text-properties fo:color="#000000"/>
    </style:style>
    <style:style style:name="P430" style:parent-style-name="Standard" style:family="paragraph">
      <style:text-properties fo:color="#000000"/>
    </style:style>
    <style:style style:name="P431" style:parent-style-name="Standard" style:family="paragraph">
      <style:text-properties fo:color="#000000"/>
    </style:style>
    <style:style style:name="P432" style:parent-style-name="Standard" style:family="paragraph">
      <style:text-properties fo:color="#000000"/>
    </style:style>
    <style:style style:name="P433" style:parent-style-name="Standard" style:family="paragraph">
      <style:text-properties fo:color="#000000"/>
    </style:style>
    <style:style style:name="P434" style:parent-style-name="Standard" style:family="paragraph">
      <style:text-properties fo:color="#000000"/>
    </style:style>
    <style:style style:name="P435" style:parent-style-name="Standard" style:family="paragraph">
      <style:text-properties fo:color="#000000"/>
    </style:style>
    <style:style style:name="P436" style:parent-style-name="Standard" style:family="paragraph">
      <style:text-properties fo:color="#000000"/>
    </style:style>
    <style:style style:name="P437" style:parent-style-name="Standard" style:family="paragraph">
      <style:text-properties fo:color="#000000"/>
    </style:style>
    <style:style style:name="P438" style:parent-style-name="Standard" style:family="paragraph">
      <style:text-properties fo:color="#000000"/>
    </style:style>
    <style:style style:name="P439" style:parent-style-name="Standard" style:family="paragraph">
      <style:text-properties fo:color="#000000"/>
    </style:style>
    <style:style style:name="P440" style:parent-style-name="Standard" style:family="paragraph">
      <style:text-properties fo:color="#000000"/>
    </style:style>
    <style:style style:name="P441" style:parent-style-name="Standard" style:family="paragraph">
      <style:text-properties fo:color="#000000"/>
    </style:style>
    <style:style style:name="P442" style:parent-style-name="Standard" style:family="paragraph">
      <style:text-properties fo:color="#000000"/>
    </style:style>
    <style:style style:name="P443" style:parent-style-name="Standard" style:family="paragraph">
      <style:text-properties fo:color="#000000"/>
    </style:style>
    <style:style style:name="P444" style:parent-style-name="Standard" style:family="paragraph">
      <style:text-properties fo:color="#000000"/>
    </style:style>
    <style:style style:name="P445" style:parent-style-name="Standard" style:family="paragraph">
      <style:text-properties fo:color="#000000"/>
    </style:style>
    <style:style style:name="P446" style:parent-style-name="Standard" style:family="paragraph">
      <style:text-properties fo:color="#000000"/>
    </style:style>
    <style:style style:name="P447" style:parent-style-name="Standard" style:family="paragraph">
      <style:text-properties fo:color="#000000"/>
    </style:style>
    <style:style style:name="P448" style:parent-style-name="Standard" style:family="paragraph">
      <style:text-properties fo:color="#000000"/>
    </style:style>
    <style:style style:name="P449" style:parent-style-name="Standard" style:family="paragraph">
      <style:text-properties fo:color="#000000"/>
    </style:style>
    <style:style style:name="P450" style:parent-style-name="Standard" style:family="paragraph">
      <style:text-properties fo:color="#000000"/>
    </style:style>
    <style:style style:name="P451" style:parent-style-name="Standard" style:family="paragraph">
      <style:text-properties fo:color="#000000"/>
    </style:style>
    <style:style style:name="P452" style:parent-style-name="Standard" style:family="paragraph">
      <style:text-properties fo:color="#000000"/>
    </style:style>
    <style:style style:name="P453" style:parent-style-name="Standard" style:family="paragraph">
      <style:text-properties fo:color="#000000"/>
    </style:style>
    <style:style style:name="P454" style:parent-style-name="Standard" style:family="paragraph">
      <style:text-properties fo:color="#000000"/>
    </style:style>
    <style:style style:name="P455" style:parent-style-name="Standard" style:family="paragraph">
      <style:text-properties fo:color="#000000"/>
    </style:style>
    <style:style style:name="P456" style:parent-style-name="Standard" style:family="paragraph">
      <style:text-properties fo:color="#000000"/>
    </style:style>
    <style:style style:name="P457" style:parent-style-name="Standard" style:family="paragraph">
      <style:text-properties fo:color="#000000"/>
    </style:style>
    <style:style style:name="P458" style:parent-style-name="Standard" style:family="paragraph">
      <style:text-properties fo:color="#000000"/>
    </style:style>
    <style:style style:name="P459" style:parent-style-name="Standard" style:family="paragraph">
      <style:text-properties fo:color="#000000"/>
    </style:style>
    <style:style style:name="P460" style:parent-style-name="Standard" style:family="paragraph">
      <style:text-properties fo:color="#000000"/>
    </style:style>
    <style:style style:name="P461" style:parent-style-name="Standard" style:family="paragraph">
      <style:text-properties fo:color="#000000"/>
    </style:style>
    <style:style style:name="P462" style:parent-style-name="Standard" style:family="paragraph">
      <style:text-properties fo:color="#000000"/>
    </style:style>
    <style:style style:name="P463" style:parent-style-name="Standard" style:family="paragraph">
      <style:text-properties fo:color="#000000"/>
    </style:style>
    <style:style style:name="P464" style:parent-style-name="Standard" style:family="paragraph">
      <style:text-properties fo:color="#000000"/>
    </style:style>
    <style:style style:name="P465" style:parent-style-name="Standard" style:family="paragraph">
      <style:text-properties fo:color="#000000"/>
    </style:style>
    <style:style style:name="P466" style:parent-style-name="Standard" style:family="paragraph">
      <style:text-properties fo:color="#000000"/>
    </style:style>
    <style:style style:name="P467" style:parent-style-name="Standard" style:family="paragraph">
      <style:text-properties fo:color="#000000"/>
    </style:style>
    <style:style style:name="P468" style:parent-style-name="Standard" style:family="paragraph">
      <style:text-properties fo:color="#000000"/>
    </style:style>
    <style:style style:name="P469" style:parent-style-name="Standard" style:family="paragraph">
      <style:text-properties fo:color="#000000"/>
    </style:style>
    <style:style style:name="P470" style:parent-style-name="Standard" style:family="paragraph">
      <style:text-properties fo:color="#000000"/>
    </style:style>
    <style:style style:name="P471" style:parent-style-name="Standard" style:family="paragraph">
      <style:text-properties fo:color="#000000"/>
    </style:style>
    <style:style style:name="P472" style:parent-style-name="Standard" style:family="paragraph">
      <style:text-properties fo:color="#000000"/>
    </style:style>
    <style:style style:name="P473" style:parent-style-name="Standard" style:family="paragraph">
      <style:text-properties fo:color="#000000"/>
    </style:style>
    <style:style style:name="P474" style:parent-style-name="Standard" style:family="paragraph">
      <style:text-properties fo:color="#000000"/>
    </style:style>
    <style:style style:name="P475" style:parent-style-name="Standard" style:family="paragraph">
      <style:text-properties fo:color="#000000"/>
    </style:style>
    <style:style style:name="P476" style:parent-style-name="Standard" style:family="paragraph">
      <style:text-properties fo:color="#000000"/>
    </style:style>
    <style:style style:name="P477" style:parent-style-name="Standard" style:family="paragraph">
      <style:text-properties fo:color="#000000"/>
    </style:style>
    <style:style style:name="P478" style:parent-style-name="Standard" style:family="paragraph">
      <style:text-properties fo:color="#000000"/>
    </style:style>
    <style:style style:name="P479" style:parent-style-name="Standard" style:family="paragraph">
      <style:text-properties fo:color="#000000"/>
    </style:style>
    <style:style style:name="P480" style:parent-style-name="Standard" style:family="paragraph">
      <style:text-properties fo:color="#000000"/>
    </style:style>
    <style:style style:name="P481" style:parent-style-name="Standard" style:family="paragraph">
      <style:text-properties fo:color="#000000"/>
    </style:style>
    <style:style style:name="P482" style:parent-style-name="Standard" style:family="paragraph">
      <style:text-properties fo:color="#000000"/>
    </style:style>
    <style:style style:name="P483" style:parent-style-name="Standard" style:family="paragraph">
      <style:text-properties fo:color="#000000"/>
    </style:style>
    <style:style style:name="P484" style:parent-style-name="Standard" style:family="paragraph">
      <style:text-properties fo:color="#000000"/>
    </style:style>
    <style:style style:name="P485" style:parent-style-name="Standard" style:family="paragraph">
      <style:text-properties fo:color="#000000"/>
    </style:style>
    <style:style style:name="P486" style:parent-style-name="Standard" style:family="paragraph">
      <style:text-properties fo:color="#000000"/>
    </style:style>
    <style:style style:name="P487" style:parent-style-name="Standard" style:family="paragraph">
      <style:text-properties fo:color="#000000"/>
    </style:style>
    <style:style style:name="P488" style:parent-style-name="Standard" style:family="paragraph">
      <style:text-properties fo:color="#000000"/>
    </style:style>
    <style:style style:name="P489" style:parent-style-name="Standard" style:family="paragraph">
      <style:text-properties fo:color="#000000"/>
    </style:style>
    <style:style style:name="P490" style:parent-style-name="Standard" style:family="paragraph">
      <style:text-properties fo:color="#000000"/>
    </style:style>
    <style:style style:name="P491" style:parent-style-name="Standard" style:family="paragraph">
      <style:text-properties fo:color="#000000"/>
    </style:style>
    <style:style style:name="T492" style:parent-style-name="Policepardéfaut" style:family="text">
      <style:text-properties fo:color="#000000"/>
    </style:style>
    <style:style style:name="T493" style:parent-style-name="Policepardéfaut" style:family="text">
      <style:text-properties style:font-name="Wingdings" style:font-name-asian="Wingdings" style:font-name-complex="Wingdings" fo:color="#000000"/>
    </style:style>
    <style:style style:name="T494" style:parent-style-name="Policepardéfaut" style:family="text">
      <style:text-properties fo:color="#000000"/>
    </style:style>
    <style:style style:name="P495" style:parent-style-name="Standard" style:family="paragraph">
      <style:text-properties fo:color="#000000"/>
    </style:style>
    <style:style style:name="P496" style:parent-style-name="Standard" style:family="paragraph">
      <style:text-properties fo:color="#000000"/>
    </style:style>
    <style:style style:name="P497" style:parent-style-name="Standard" style:family="paragraph">
      <style:text-properties fo:color="#000000"/>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Standard" style:family="paragraph">
      <style:text-properties fo:color="#000000"/>
    </style:style>
    <style:style style:name="P501" style:parent-style-name="Standard" style:family="paragraph">
      <style:text-properties fo:color="#000000"/>
    </style:style>
    <style:style style:name="P502" style:parent-style-name="Standard" style:family="paragraph">
      <style:text-properties fo:color="#000000"/>
    </style:style>
    <style:style style:name="T503" style:parent-style-name="Policepardéfaut" style:family="text">
      <style:text-properties fo:color="#FF3333"/>
    </style:style>
    <style:style style:name="T504" style:parent-style-name="Policepardéfaut" style:family="text">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P508" style:parent-style-name="Standard" style:family="paragraph">
      <style:text-properties fo:color="#000000"/>
    </style:style>
    <style:style style:name="P509" style:parent-style-name="Standard" style:family="paragraph">
      <style:text-properties fo:color="#000000"/>
    </style:style>
    <style:style style:name="P510" style:parent-style-name="Standard" style:family="paragraph">
      <style:text-properties fo:color="#000000"/>
    </style:style>
    <style:style style:name="P511" style:parent-style-name="Standard" style:family="paragraph">
      <style:text-properties fo:color="#000000"/>
    </style:style>
    <style:style style:name="P512" style:parent-style-name="Standard" style:family="paragraph">
      <style:text-properties fo:color="#000000"/>
    </style:style>
    <style:style style:name="P513" style:parent-style-name="Standard"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P518" style:parent-style-name="Standard" style:family="paragraph">
      <style:text-properties fo:color="#000000"/>
    </style:style>
    <style:style style:name="P519" style:parent-style-name="Standard" style:family="paragraph">
      <style:text-properties fo:color="#000000"/>
    </style:style>
    <style:style style:name="P520" style:parent-style-name="Standard" style:family="paragraph">
      <style:text-properties fo:color="#000000"/>
    </style:style>
    <style:style style:name="P521" style:parent-style-name="Standard" style:family="paragraph">
      <style:text-properties fo:color="#000000"/>
    </style:style>
    <style:style style:name="P522" style:parent-style-name="Standard" style:family="paragraph">
      <style:text-properties fo:color="#000000"/>
    </style:style>
    <style:style style:name="P523" style:parent-style-name="Standard" style:family="paragraph">
      <style:text-properties fo:color="#000000"/>
    </style:style>
    <style:style style:name="P524" style:parent-style-name="Standard" style:family="paragraph">
      <style:text-properties fo:color="#000000"/>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Standard" style:family="paragraph">
      <style:text-properties fo:color="#000000"/>
    </style:style>
    <style:style style:name="P528" style:parent-style-name="Standard" style:family="paragraph">
      <style:text-properties fo:color="#000000"/>
    </style:style>
    <style:style style:name="P529" style:parent-style-name="Standard" style:family="paragraph">
      <style:text-properties fo:color="#000000"/>
    </style:style>
    <style:style style:name="P530" style:parent-style-name="Standard" style:family="paragraph">
      <style:text-properties fo:color="#000000"/>
    </style:style>
    <style:style style:name="P531" style:parent-style-name="Standard" style:family="paragraph">
      <style:text-properties fo:color="#000000"/>
    </style:style>
    <style:style style:name="P532" style:parent-style-name="Standard" style:family="paragraph">
      <style:text-properties fo:color="#000000"/>
    </style:style>
    <style:style style:name="P533" style:parent-style-name="Standard" style:family="paragraph">
      <style:text-properties fo:color="#000000"/>
    </style:style>
    <style:style style:name="P534" style:parent-style-name="Standard" style:family="paragraph">
      <style:text-properties fo:color="#000000"/>
    </style:style>
    <style:style style:name="P535" style:parent-style-name="Standard" style:family="paragraph">
      <style:text-properties fo:color="#000000"/>
    </style:style>
    <style:style style:name="P536" style:parent-style-name="Standard" style:family="paragraph">
      <style:text-properties fo:color="#000000"/>
    </style:style>
    <style:style style:name="P537" style:parent-style-name="Standard" style:family="paragraph">
      <style:text-properties fo:color="#000000"/>
    </style:style>
    <style:style style:name="P538" style:parent-style-name="Standard" style:family="paragraph">
      <style:text-properties fo:color="#000000"/>
    </style:style>
    <style:style style:name="P539" style:parent-style-name="Standard" style:family="paragraph">
      <style:text-properties fo:color="#000000"/>
    </style:style>
    <style:style style:name="P540" style:parent-style-name="Standard" style:family="paragraph">
      <style:text-properties fo:color="#000000"/>
    </style:style>
    <style:style style:name="P541" style:parent-style-name="Standard" style:family="paragraph">
      <style:text-properties fo:color="#000000"/>
    </style:style>
    <style:style style:name="P542" style:parent-style-name="Standard" style:family="paragraph">
      <style:text-properties fo:color="#000000"/>
    </style:style>
    <style:style style:name="P543" style:parent-style-name="Standard" style:family="paragraph">
      <style:text-properties fo:color="#000000"/>
    </style:style>
    <style:style style:name="P544" style:parent-style-name="Standard" style:family="paragraph">
      <style:text-properties fo:color="#000000"/>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Standard" style:family="paragraph">
      <style:text-properties fo:color="#000000"/>
    </style:style>
    <style:style style:name="P548" style:parent-style-name="Standard" style:family="paragraph">
      <style:text-properties fo:color="#000000"/>
    </style:style>
    <style:style style:name="P549" style:parent-style-name="Standard" style:family="paragraph">
      <style:text-properties fo:color="#000000"/>
    </style:style>
    <style:style style:name="P550" style:parent-style-name="Standard" style:family="paragraph">
      <style:text-properties fo:color="#000000"/>
    </style:style>
    <style:style style:name="P551" style:parent-style-name="Standard" style:family="paragraph">
      <style:text-properties fo:color="#000000"/>
    </style:style>
    <style:style style:name="P552" style:parent-style-name="Standard" style:family="paragraph">
      <style:text-properties fo:color="#000000"/>
    </style:style>
    <style:style style:name="P553" style:parent-style-name="Standard" style:family="paragraph">
      <style:text-properties fo:color="#000000"/>
    </style:style>
    <style:style style:name="P554" style:parent-style-name="Standard" style:family="paragraph">
      <style:text-properties fo:color="#000000"/>
    </style:style>
    <style:style style:name="P555" style:parent-style-name="Standard" style:family="paragraph">
      <style:text-properties fo:color="#000000"/>
    </style:style>
    <style:style style:name="P556" style:parent-style-name="Standard" style:family="paragraph">
      <style:text-properties fo:color="#000000"/>
    </style:style>
    <style:style style:name="P557" style:parent-style-name="Standard" style:family="paragraph">
      <style:text-properties fo:color="#000000"/>
    </style:style>
    <style:style style:name="P558" style:parent-style-name="Standard" style:family="paragraph">
      <style:text-properties fo:color="#000000"/>
    </style:style>
    <style:style style:name="P559" style:parent-style-name="Standard" style:family="paragraph">
      <style:text-properties fo:color="#000000"/>
    </style:style>
    <style:style style:name="T560" style:parent-style-name="Policepardéfaut" style:family="text">
      <style:text-properties fo:color="#000000"/>
    </style:style>
    <style:style style:name="T561" style:parent-style-name="Policepardéfaut" style:family="text">
      <style:text-properties style:font-name="Wingdings" style:font-name-asian="Wingdings" style:font-name-complex="Wingdings" fo:color="#000000"/>
    </style:style>
    <style:style style:name="T562" style:parent-style-name="Policepardéfaut" style:family="text">
      <style:text-properties fo:color="#000000"/>
    </style:style>
    <style:style style:name="T563" style:parent-style-name="Policepardéfaut" style:family="text">
      <style:text-properties fo:color="#000000"/>
    </style:style>
    <style:style style:name="T564" style:parent-style-name="Policepardéfaut" style:family="text">
      <style:text-properties style:font-name="Wingdings" style:font-name-asian="Wingdings" style:font-name-complex="Wingdings" fo:color="#000000"/>
    </style:style>
    <style:style style:name="T565" style:parent-style-name="Policepardéfaut" style:family="text">
      <style:text-properties fo:color="#000000"/>
    </style:style>
    <style:style style:name="T566" style:parent-style-name="Policepardéfaut" style:family="text">
      <style:text-properties fo:color="#000000"/>
    </style:style>
    <style:style style:name="T567" style:parent-style-name="Policepardéfaut" style:family="text">
      <style:text-properties style:font-name="Wingdings" style:font-name-asian="Wingdings" style:font-name-complex="Wingdings" fo:color="#000000"/>
    </style:style>
    <style:style style:name="T568" style:parent-style-name="Policepardéfaut" style:family="text">
      <style:text-properties fo:color="#000000"/>
    </style:style>
    <style:style style:name="P569" style:parent-style-name="Standard" style:family="paragraph">
      <style:text-properties fo:color="#000000"/>
    </style:style>
    <style:style style:name="P570" style:parent-style-name="Standard" style:family="paragraph">
      <style:text-properties fo:color="#000000"/>
    </style:style>
    <style:style style:name="P571" style:parent-style-name="Standard" style:family="paragraph">
      <style:text-properties fo:color="#000000"/>
    </style:style>
    <style:style style:name="P572" style:parent-style-name="Standard" style:family="paragraph">
      <style:text-properties fo:color="#000000"/>
    </style:style>
    <style:style style:name="P573" style:parent-style-name="Standard" style:family="paragraph">
      <style:text-properties fo:color="#000000"/>
    </style:style>
    <style:style style:name="P574" style:parent-style-name="Standard" style:family="paragraph">
      <style:text-properties fo:color="#000000"/>
    </style:style>
    <style:style style:name="P575" style:parent-style-name="Standard" style:family="paragraph">
      <style:text-properties fo:color="#000000"/>
    </style:style>
    <style:style style:name="P576" style:parent-style-name="Standard" style:family="paragraph">
      <style:text-properties fo:color="#000000"/>
    </style:style>
    <style:style style:name="P577" style:parent-style-name="Standard" style:family="paragraph">
      <style:text-properties fo:color="#000000"/>
    </style:style>
    <style:style style:name="P578" style:parent-style-name="Standard" style:family="paragraph">
      <style:text-properties fo:color="#000000"/>
    </style:style>
    <style:style style:name="P579" style:parent-style-name="Standard" style:family="paragraph">
      <style:text-properties fo:color="#000000"/>
    </style:style>
    <style:style style:name="P580" style:parent-style-name="Standard" style:family="paragraph">
      <style:text-properties fo:color="#000000"/>
    </style:style>
    <style:style style:name="P581" style:parent-style-name="Standard" style:family="paragraph">
      <style:text-properties fo:color="#000000"/>
    </style:style>
    <style:style style:name="P582" style:parent-style-name="Standard" style:family="paragraph">
      <style:text-properties fo:color="#000000"/>
    </style:style>
    <style:style style:name="T583" style:parent-style-name="Policepardéfaut" style:family="text">
      <style:text-properties fo:color="#000000"/>
    </style:style>
    <style:style style:name="T584" style:parent-style-name="Policepardéfaut" style:family="text">
      <style:text-properties style:font-name="Wingdings" style:font-name-asian="Wingdings" style:font-name-complex="Wingdings" fo:color="#000000"/>
    </style:style>
    <style:style style:name="T585" style:parent-style-name="Policepardéfaut" style:family="text">
      <style:text-properties fo:color="#000000"/>
    </style:style>
    <style:style style:name="P586" style:parent-style-name="Standard" style:family="paragraph">
      <style:text-properties fo:color="#000000"/>
    </style:style>
    <style:style style:name="P587" style:parent-style-name="Standard" style:family="paragraph">
      <style:text-properties fo:color="#000000"/>
    </style:style>
    <style:style style:name="P588" style:parent-style-name="Standard" style:family="paragraph">
      <style:text-properties fo:color="#000000"/>
    </style:style>
    <style:style style:name="P589" style:parent-style-name="Standard" style:family="paragraph">
      <style:text-properties fo:color="#000000"/>
    </style:style>
    <style:style style:name="P590" style:parent-style-name="Standard" style:family="paragraph">
      <style:text-properties fo:color="#000000"/>
    </style:style>
    <style:style style:name="P591" style:parent-style-name="Standard" style:family="paragraph">
      <style:text-properties fo:color="#000000"/>
    </style:style>
    <style:style style:name="P592" style:parent-style-name="Standard" style:family="paragraph">
      <style:text-properties fo:color="#000000"/>
    </style:style>
    <style:style style:name="T593" style:parent-style-name="Policepardéfaut" style:family="text">
      <style:text-properties fo:color="#000000"/>
    </style:style>
    <style:style style:name="T594" style:parent-style-name="Policepardéfaut" style:family="text">
      <style:text-properties style:font-name="Wingdings" style:font-name-asian="Wingdings" style:font-name-complex="Wingdings" fo:color="#000000"/>
    </style:style>
    <style:style style:name="T595" style:parent-style-name="Policepardéfaut" style:family="text">
      <style:text-properties fo:color="#000000"/>
    </style:style>
    <style:style style:name="P596" style:parent-style-name="Standard" style:family="paragraph">
      <style:text-properties fo:color="#000000"/>
    </style:style>
    <style:style style:name="T597" style:parent-style-name="Policepardéfaut" style:family="text">
      <style:text-properties fo:color="#000000"/>
    </style:style>
    <style:style style:name="T598" style:parent-style-name="Policepardéfaut" style:family="text">
      <style:text-properties fo:color="#000000"/>
    </style:style>
    <style:style style:name="T599" style:parent-style-name="Marquedecommentaire" style:family="text">
      <style:text-properties style:font-name-complex="Mangal"/>
    </style:style>
    <style:style style:name="T600" style:parent-style-name="Policepardéfaut" style:family="text">
      <style:text-properties fo:color="#000000"/>
    </style:style>
    <style:style style:name="T601" style:parent-style-name="Policepardéfaut" style:family="text">
      <style:text-properties style:font-name="Wingdings" style:font-name-asian="Wingdings" style:font-name-complex="Wingdings" fo:color="#000000"/>
    </style:style>
    <style:style style:name="T602" style:parent-style-name="Policepardéfaut" style:family="text">
      <style:text-properties fo:color="#000000"/>
    </style:style>
    <style:style style:name="P603" style:parent-style-name="Standard" style:family="paragraph">
      <style:text-properties fo:color="#000000"/>
    </style:style>
    <style:style style:name="P604" style:parent-style-name="Standard" style:family="paragraph">
      <style:text-properties fo:color="#000000"/>
    </style:style>
    <style:style style:name="P605" style:parent-style-name="Standard" style:family="paragraph">
      <style:text-properties fo:color="#000000"/>
    </style:style>
    <style:style style:name="P606" style:parent-style-name="Standard" style:family="paragraph">
      <style:text-properties fo:color="#000000"/>
    </style:style>
    <style:style style:name="P607" style:parent-style-name="Standard" style:family="paragraph">
      <style:text-properties fo:color="#000000"/>
    </style:style>
    <style:style style:name="P608" style:parent-style-name="Standard" style:family="paragraph">
      <style:text-properties fo:color="#000000"/>
    </style:style>
    <style:style style:name="T609" style:parent-style-name="Policepardéfaut" style:family="text">
      <style:text-properties fo:color="#000000"/>
    </style:style>
    <style:style style:name="T610" style:parent-style-name="Policepardéfaut" style:family="text">
      <style:text-properties style:font-name="Wingdings" style:font-name-asian="Wingdings" style:font-name-complex="Wingdings" fo:color="#000000"/>
    </style:style>
    <style:style style:name="T611" style:parent-style-name="Policepardéfaut" style:family="text">
      <style:text-properties fo:color="#000000"/>
    </style:style>
    <style:style style:name="P612" style:parent-style-name="Standard" style:family="paragraph">
      <style:text-properties fo:color="#000000"/>
    </style:style>
    <style:style style:name="P613" style:parent-style-name="Standard" style:family="paragraph">
      <style:text-properties fo:color="#000000"/>
    </style:style>
    <style:style style:name="P614" style:parent-style-name="Standard" style:family="paragraph">
      <style:text-properties fo:color="#000000"/>
    </style:style>
    <style:style style:name="T615" style:parent-style-name="Policepardéfaut" style:family="text">
      <style:text-properties fo:color="#000000"/>
    </style:style>
    <style:style style:name="T616" style:parent-style-name="Policepardéfaut" style:family="text">
      <style:text-properties style:font-name="Wingdings" style:font-name-asian="Wingdings" style:font-name-complex="Wingdings" fo:color="#000000"/>
    </style:style>
    <style:style style:name="T617" style:parent-style-name="Policepardéfaut" style:family="text">
      <style:text-properties fo:color="#000000"/>
    </style:style>
    <style:style style:name="P618" style:parent-style-name="Standard" style:family="paragraph">
      <style:text-properties fo:color="#000000"/>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Standard" style:family="paragraph">
      <style:text-properties fo:color="#000000"/>
    </style:style>
    <style:style style:name="P622" style:parent-style-name="Standard" style:family="paragraph">
      <style:text-properties fo:color="#000000"/>
    </style:style>
    <style:style style:name="P623" style:parent-style-name="Standard" style:family="paragraph">
      <style:text-properties fo:color="#000000"/>
    </style:style>
    <style:style style:name="P624" style:parent-style-name="Standard" style:family="paragraph">
      <style:text-properties fo:color="#000000"/>
    </style:style>
    <style:style style:name="P625" style:parent-style-name="Standard" style:family="paragraph">
      <style:text-properties fo:color="#000000"/>
    </style:style>
    <style:style style:name="T626" style:parent-style-name="Policepardéfaut" style:family="text">
      <style:text-properties fo:color="#000000"/>
    </style:style>
    <style:style style:name="T627" style:parent-style-name="Policepardéfaut" style:family="text">
      <style:text-properties style:font-name="Wingdings" style:font-name-asian="Wingdings" style:font-name-complex="Wingdings" fo:color="#000000"/>
    </style:style>
    <style:style style:name="T628" style:parent-style-name="Policepardéfaut" style:family="text">
      <style:text-properties fo:color="#000000"/>
    </style:style>
    <style:style style:name="P629" style:parent-style-name="Standard" style:family="paragraph">
      <style:text-properties fo:color="#000000"/>
    </style:style>
    <style:style style:name="P630" style:parent-style-name="Standard" style:family="paragraph">
      <style:text-properties fo:color="#000000"/>
    </style:style>
    <style:style style:name="P631" style:parent-style-name="Standard" style:family="paragraph">
      <style:text-properties fo:color="#000000"/>
    </style:style>
    <style:style style:name="P632" style:parent-style-name="Standard" style:family="paragraph">
      <style:text-properties fo:color="#000000"/>
    </style:style>
    <style:style style:name="P633" style:parent-style-name="Standard" style:family="paragraph">
      <style:text-properties fo:color="#000000"/>
    </style:style>
    <style:style style:name="P634" style:parent-style-name="Standard" style:family="paragraph">
      <style:text-properties fo:color="#000000"/>
    </style:style>
    <style:style style:name="P635" style:parent-style-name="Standard" style:family="paragraph">
      <style:text-properties fo:color="#000000"/>
    </style:style>
    <style:style style:name="P636" style:parent-style-name="Standard" style:family="paragraph">
      <style:text-properties fo:color="#000000"/>
    </style:style>
    <style:style style:name="P637" style:parent-style-name="Standard" style:family="paragraph">
      <style:text-properties fo:color="#000000"/>
    </style:style>
    <style:style style:name="P638" style:parent-style-name="Standard" style:family="paragraph">
      <style:text-properties fo:color="#000000"/>
    </style:style>
    <style:style style:name="P639" style:parent-style-name="Standard" style:family="paragraph">
      <style:text-properties fo:color="#000000"/>
    </style:style>
    <style:style style:name="P640" style:parent-style-name="Standard" style:family="paragraph">
      <style:text-properties fo:color="#000000"/>
    </style:style>
    <style:style style:name="P641" style:parent-style-name="Standard" style:family="paragraph">
      <style:text-properties fo:color="#000000"/>
    </style:style>
    <style:style style:name="P642" style:parent-style-name="Standard" style:family="paragraph">
      <style:text-properties fo:color="#000000"/>
    </style:style>
    <style:style style:name="P643" style:parent-style-name="Standard" style:family="paragraph">
      <style:text-properties fo:color="#000000"/>
    </style:style>
    <style:style style:name="P644" style:parent-style-name="Standard" style:family="paragraph">
      <style:text-properties fo:color="#000000"/>
    </style:style>
    <style:style style:name="P645" style:parent-style-name="Standard" style:family="paragraph">
      <style:text-properties fo:color="#000000"/>
    </style:style>
    <style:style style:name="T646" style:parent-style-name="Policepardéfaut" style:family="text">
      <style:text-properties fo:color="#000000"/>
    </style:style>
    <style:style style:name="T647" style:parent-style-name="Policepardéfaut" style:family="text">
      <style:text-properties style:font-name="Wingdings" style:font-name-asian="Wingdings" style:font-name-complex="Wingdings" fo:color="#000000"/>
    </style:style>
    <style:style style:name="T648" style:parent-style-name="Policepardéfaut" style:family="text">
      <style:text-properties fo:color="#000000"/>
    </style:style>
    <style:style style:name="P649" style:parent-style-name="Standard" style:family="paragraph">
      <style:text-properties fo:color="#000000"/>
    </style:style>
    <style:style style:name="P650" style:parent-style-name="Standard" style:family="paragraph">
      <style:text-properties fo:color="#000000"/>
    </style:style>
    <style:style style:name="P651" style:parent-style-name="Standard" style:family="paragraph">
      <style:text-properties fo:color="#000000"/>
    </style:style>
    <style:style style:name="P652" style:parent-style-name="Standard" style:family="paragraph">
      <style:text-properties fo:color="#000000"/>
    </style:style>
    <style:style style:name="P653" style:parent-style-name="Standard" style:family="paragraph">
      <style:text-properties fo:color="#000000"/>
    </style:style>
    <style:style style:name="P654" style:parent-style-name="Standard" style:family="paragraph">
      <style:text-properties fo:color="#000000"/>
    </style:style>
    <style:style style:name="P655" style:parent-style-name="Standard" style:family="paragraph">
      <style:text-properties fo:color="#000000"/>
    </style:style>
    <style:style style:name="P656" style:parent-style-name="Standard" style:family="paragraph">
      <style:text-properties fo:color="#000000"/>
    </style:style>
    <style:style style:name="P657" style:parent-style-name="Standard" style:family="paragraph">
      <style:text-properties fo:color="#000000"/>
    </style:style>
    <style:style style:name="P658" style:parent-style-name="Standard" style:family="paragraph">
      <style:text-properties fo:color="#000000"/>
    </style:style>
    <style:style style:name="P659" style:parent-style-name="Standard" style:family="paragraph">
      <style:text-properties fo:color="#000000"/>
    </style:style>
    <style:style style:name="P660" style:parent-style-name="Standard" style:family="paragraph">
      <style:text-properties fo:color="#000000"/>
    </style:style>
    <style:style style:name="P661" style:parent-style-name="Standard" style:family="paragraph">
      <style:text-properties fo:color="#000000"/>
    </style:style>
    <style:style style:name="P662" style:parent-style-name="Standard" style:family="paragraph">
      <style:text-properties fo:color="#000000"/>
    </style:style>
    <style:style style:name="P663" style:parent-style-name="Standard" style:family="paragraph">
      <style:text-properties fo:color="#000000"/>
    </style:style>
    <style:style style:name="P664" style:parent-style-name="Standard" style:family="paragraph">
      <style:text-properties fo:color="#000000"/>
    </style:style>
    <style:style style:name="P665" style:parent-style-name="Standard" style:family="paragraph">
      <style:text-properties fo:color="#000000"/>
    </style:style>
    <style:style style:name="P666" style:parent-style-name="Standard" style:family="paragraph">
      <style:text-properties fo:color="#000000"/>
    </style:style>
    <style:style style:name="P667" style:parent-style-name="Standard" style:family="paragraph">
      <style:text-properties fo:color="#000000"/>
    </style:style>
    <style:style style:name="P668" style:parent-style-name="Standard" style:family="paragraph">
      <style:text-properties fo:color="#000000"/>
    </style:style>
    <style:style style:name="P669" style:parent-style-name="Standard" style:family="paragraph">
      <style:text-properties fo:color="#000000"/>
    </style:style>
    <style:style style:name="T670" style:parent-style-name="Policepardéfaut" style:family="text">
      <style:text-properties fo:color="#000000"/>
    </style:style>
    <style:style style:name="T671" style:parent-style-name="Policepardéfaut" style:family="text">
      <style:text-properties style:font-name="Wingdings" style:font-name-asian="Wingdings" style:font-name-complex="Wingdings" fo:color="#000000"/>
    </style:style>
    <style:style style:name="T672" style:parent-style-name="Policepardéfaut" style:family="text">
      <style:text-properties fo:color="#000000"/>
    </style:style>
    <style:style style:name="P673" style:parent-style-name="Standard" style:family="paragraph">
      <style:text-properties fo:color="#000000"/>
    </style:style>
    <style:style style:name="P674" style:parent-style-name="Standard" style:family="paragraph">
      <style:text-properties fo:color="#000000"/>
    </style:style>
    <style:style style:name="P675" style:parent-style-name="Standard" style:family="paragraph">
      <style:text-properties fo:color="#000000"/>
    </style:style>
    <style:style style:name="P676" style:parent-style-name="Standard" style:family="paragraph">
      <style:text-properties fo:color="#000000"/>
    </style:style>
    <style:style style:name="P677" style:parent-style-name="Standard" style:family="paragraph">
      <style:text-properties fo:color="#000000"/>
    </style:style>
    <style:style style:name="P678" style:parent-style-name="Standard" style:family="paragraph">
      <style:text-properties fo:color="#000000"/>
    </style:style>
    <style:style style:name="T679" style:parent-style-name="Policepardéfaut" style:family="text">
      <style:text-properties fo:color="#000000"/>
    </style:style>
    <style:style style:name="T680" style:parent-style-name="Policepardéfaut" style:family="text">
      <style:text-properties style:font-name="Wingdings" style:font-name-asian="Wingdings" style:font-name-complex="Wingdings" fo:color="#000000"/>
    </style:style>
    <style:style style:name="T681" style:parent-style-name="Policepardéfaut" style:family="text">
      <style:text-properties fo:color="#000000"/>
    </style:style>
    <style:style style:name="P682" style:parent-style-name="Standard" style:family="paragraph">
      <style:text-properties fo:color="#000000"/>
    </style:style>
    <style:style style:name="P683" style:parent-style-name="Standard" style:family="paragraph">
      <style:text-properties fo:color="#000000"/>
    </style:style>
    <style:style style:name="P684" style:parent-style-name="Standard" style:family="paragraph">
      <style:text-properties fo:color="#000000"/>
    </style:style>
    <style:style style:name="P685" style:parent-style-name="Standard" style:family="paragraph">
      <style:text-properties fo:color="#000000"/>
    </style:style>
    <style:style style:name="P686" style:parent-style-name="Standard" style:family="paragraph">
      <style:text-properties fo:color="#000000"/>
    </style:style>
    <style:style style:name="T687" style:parent-style-name="Policepardéfaut" style:family="text">
      <style:text-properties fo:color="#000000"/>
    </style:style>
    <style:style style:name="T688" style:parent-style-name="Policepardéfaut" style:family="text">
      <style:text-properties fo:font-weight="bold" style:font-weight-asian="bold" style:font-weight-complex="bold" fo:color="#000000"/>
    </style:style>
    <style:style style:name="T689" style:parent-style-name="Policepardéfaut" style:family="text">
      <style:text-properties fo:color="#000000"/>
    </style:style>
    <style:style style:name="T690" style:parent-style-name="Policepardéfaut" style:family="text">
      <style:text-properties fo:font-weight="bold" style:font-weight-asian="bold" style:font-weight-complex="bold" fo:color="#000000"/>
    </style:style>
    <style:style style:name="P691" style:parent-style-name="Standard" style:family="paragraph">
      <style:text-properties fo:color="#000000"/>
    </style:style>
    <style:style style:name="P692" style:parent-style-name="Standard" style:family="paragraph">
      <style:text-properties fo:color="#000000"/>
    </style:style>
    <style:style style:name="P693" style:parent-style-name="Standard" style:family="paragraph">
      <style:text-properties fo:color="#000000"/>
    </style:style>
    <style:style style:name="P694" style:parent-style-name="Standard" style:family="paragraph">
      <style:text-properties fo:color="#000000"/>
    </style:style>
    <style:style style:name="P695" style:parent-style-name="Standard" style:family="paragraph">
      <style:text-properties fo:color="#000000"/>
    </style:style>
    <style:style style:name="P696" style:parent-style-name="Standard" style:family="paragraph">
      <style:text-properties fo:color="#000000"/>
    </style:style>
    <style:style style:name="P697" style:parent-style-name="Standard" style:family="paragraph">
      <style:text-properties fo:color="#000000"/>
    </style:style>
    <style:style style:name="P698" style:parent-style-name="Standard" style:family="paragraph">
      <style:text-properties fo:color="#000000"/>
    </style:style>
    <style:style style:name="T699" style:parent-style-name="Policepardéfaut" style:family="text">
      <style:text-properties fo:color="#000000"/>
    </style:style>
    <style:style style:name="T700" style:parent-style-name="Policepardéfaut" style:family="text">
      <style:text-properties fo:color="#FF3333"/>
    </style:style>
    <style:style style:name="P701" style:parent-style-name="Standard" style:family="paragraph">
      <style:text-properties fo:color="#FF3333"/>
    </style:style>
    <style:style style:name="T702" style:parent-style-name="Policepardéfaut" style:family="text">
      <style:text-properties fo:color="#000000"/>
    </style:style>
    <style:style style:name="T703" style:parent-style-name="Policepardéfaut" style:family="text">
      <style:text-properties fo:font-weight="bold" style:font-weight-asian="bold" style:font-weight-complex="bold" fo:color="#000000"/>
    </style:style>
    <style:style style:name="P704" style:parent-style-name="Standard" style:family="paragraph">
      <style:text-properties fo:color="#000000"/>
    </style:style>
    <style:style style:name="P705" style:parent-style-name="Standard" style:family="paragraph">
      <style:text-properties fo:color="#000000"/>
    </style:style>
    <style:style style:name="P706" style:parent-style-name="Standard" style:family="paragraph">
      <style:text-properties fo:color="#000000"/>
    </style:style>
    <style:style style:name="P707" style:parent-style-name="Standard" style:family="paragraph">
      <style:text-properties fo:color="#000000"/>
    </style:style>
    <style:style style:name="P708" style:parent-style-name="Standard" style:family="paragraph">
      <style:text-properties fo:color="#000000"/>
    </style:style>
    <style:style style:name="P709" style:parent-style-name="Standard" style:family="paragraph">
      <style:text-properties fo:color="#000000"/>
    </style:style>
    <style:style style:name="P710" style:parent-style-name="Standard" style:family="paragraph">
      <style:text-properties fo:color="#000000"/>
    </style:style>
    <style:style style:name="P711" style:parent-style-name="Standard" style:family="paragraph">
      <style:text-properties fo:color="#000000"/>
    </style:style>
    <style:style style:name="P712" style:parent-style-name="Standard" style:family="paragraph">
      <style:text-properties fo:color="#000000"/>
    </style:style>
    <style:style style:name="P713" style:parent-style-name="Standard" style:family="paragraph">
      <style:text-properties fo:color="#000000"/>
    </style:style>
    <style:style style:name="P714" style:parent-style-name="Standard" style:family="paragraph">
      <style:text-properties fo:color="#000000"/>
    </style:style>
    <style:style style:name="P715" style:parent-style-name="Standard" style:family="paragraph">
      <style:text-properties fo:color="#000000"/>
    </style:style>
    <style:style style:name="P716" style:parent-style-name="Standard" style:family="paragraph">
      <style:text-properties fo:color="#000000"/>
    </style:style>
    <style:style style:name="P717" style:parent-style-name="Standard" style:family="paragraph">
      <style:text-properties fo:color="#000000"/>
    </style:style>
    <style:style style:name="P718" style:parent-style-name="Standard" style:family="paragraph">
      <style:text-properties fo:color="#000000"/>
    </style:style>
    <style:style style:name="P719" style:parent-style-name="Standard" style:family="paragraph">
      <style:text-properties fo:color="#000000"/>
    </style:style>
    <style:style style:name="P720" style:parent-style-name="Standard" style:family="paragraph">
      <style:text-properties fo:color="#000000"/>
    </style:style>
    <style:style style:name="P721" style:parent-style-name="Standard" style:family="paragraph">
      <style:text-properties fo:color="#000000"/>
    </style:style>
    <style:style style:name="P722" style:parent-style-name="Standard" style:family="paragraph">
      <style:text-properties fo:color="#000000"/>
    </style:style>
    <style:style style:name="P723" style:parent-style-name="Standard" style:family="paragraph">
      <style:text-properties fo:color="#000000"/>
    </style:style>
    <style:style style:name="P724" style:parent-style-name="Standard" style:family="paragraph">
      <style:text-properties fo:color="#000000"/>
    </style:style>
    <style:style style:name="P725" style:parent-style-name="Standard" style:family="paragraph">
      <style:text-properties fo:color="#000000"/>
    </style:style>
    <style:style style:name="P726" style:parent-style-name="Standard" style:family="paragraph">
      <style:text-properties fo:color="#000000"/>
    </style:style>
    <style:style style:name="P727" style:parent-style-name="Standard" style:family="paragraph">
      <style:text-properties fo:color="#000000"/>
    </style:style>
    <style:style style:name="P728" style:parent-style-name="Standard" style:family="paragraph">
      <style:text-properties fo:color="#000000"/>
    </style:style>
    <style:style style:name="P729" style:parent-style-name="Standard" style:family="paragraph">
      <style:text-properties fo:color="#000000"/>
    </style:style>
    <style:style style:name="T730" style:parent-style-name="Policepardéfaut" style:family="text">
      <style:text-properties fo:color="#000000"/>
    </style:style>
    <style:style style:name="T731" style:parent-style-name="Policepardéfaut" style:family="text">
      <style:text-properties fo:font-weight="bold" style:font-weight-asian="bold" style:font-weight-complex="bold" fo:color="#000000"/>
    </style:style>
    <style:style style:name="T732" style:parent-style-name="Policepardéfaut" style:family="text">
      <style:text-properties fo:color="#000000"/>
    </style:style>
    <style:style style:name="P733" style:parent-style-name="Standard" style:family="paragraph">
      <style:text-properties fo:color="#000000"/>
    </style:style>
    <style:style style:name="P734" style:parent-style-name="Standard" style:family="paragraph">
      <style:text-properties fo:color="#000000"/>
    </style:style>
    <style:style style:name="P735" style:parent-style-name="Standard" style:family="paragraph">
      <style:text-properties fo:color="#000000"/>
    </style:style>
    <style:style style:name="P736" style:parent-style-name="Standard" style:family="paragraph">
      <style:text-properties fo:color="#000000"/>
    </style:style>
    <style:style style:name="P737" style:parent-style-name="Standard" style:family="paragraph">
      <style:text-properties fo:color="#000000"/>
    </style:style>
    <style:style style:name="P738" style:parent-style-name="Standard" style:family="paragraph">
      <style:text-properties fo:color="#000000"/>
    </style:style>
    <style:style style:name="P739" style:parent-style-name="Standard" style:family="paragraph">
      <style:text-properties fo:color="#000000"/>
    </style:style>
    <style:style style:name="P740" style:parent-style-name="Standard" style:family="paragraph">
      <style:text-properties fo:color="#000000"/>
    </style:style>
    <style:style style:name="P741" style:parent-style-name="Standard" style:family="paragraph">
      <style:text-properties fo:color="#000000"/>
    </style:style>
    <style:style style:name="P742" style:parent-style-name="Standard" style:family="paragraph">
      <style:text-properties fo:color="#000000"/>
    </style:style>
    <style:style style:name="P743" style:parent-style-name="Standard" style:family="paragraph">
      <style:text-properties fo:color="#000000"/>
    </style:style>
    <style:style style:name="P744" style:parent-style-name="Standard" style:family="paragraph">
      <style:text-properties fo:color="#000000"/>
    </style:style>
    <style:style style:name="P745" style:parent-style-name="Standard" style:family="paragraph">
      <style:text-properties fo:color="#000000"/>
    </style:style>
    <style:style style:name="P746" style:parent-style-name="Standard" style:family="paragraph">
      <style:text-properties fo:color="#000000"/>
    </style:style>
    <style:style style:name="P747" style:parent-style-name="Standard" style:family="paragraph">
      <style:text-properties fo:color="#000000"/>
    </style:style>
    <style:style style:name="P748" style:parent-style-name="Standard" style:family="paragraph">
      <style:text-properties fo:color="#000000"/>
    </style:style>
    <style:style style:name="P749" style:parent-style-name="Standard" style:family="paragraph">
      <style:text-properties fo:color="#000000"/>
    </style:style>
    <style:style style:name="P750" style:parent-style-name="Standard" style:family="paragraph">
      <style:text-properties fo:color="#000000"/>
    </style:style>
    <style:style style:name="P751" style:parent-style-name="Standard" style:family="paragraph">
      <style:text-properties fo:color="#000000"/>
    </style:style>
    <style:style style:name="P752" style:parent-style-name="Standard" style:family="paragraph">
      <style:text-properties fo:color="#000000"/>
    </style:style>
    <style:style style:name="P753" style:parent-style-name="Standard" style:family="paragraph">
      <style:text-properties fo:color="#000000"/>
    </style:style>
    <style:style style:name="P754" style:parent-style-name="Standard" style:family="paragraph">
      <style:text-properties fo:color="#000000"/>
    </style:style>
    <style:style style:name="P755" style:parent-style-name="Standard" style:family="paragraph">
      <style:text-properties fo:color="#000000"/>
    </style:style>
    <style:style style:name="P756" style:parent-style-name="Standard" style:family="paragraph">
      <style:text-properties fo:color="#000000"/>
    </style:style>
    <style:style style:name="P757" style:parent-style-name="Standard" style:family="paragraph">
      <style:text-properties fo:color="#000000"/>
    </style:style>
    <style:style style:name="P758" style:parent-style-name="Standard" style:family="paragraph">
      <style:text-properties fo:color="#000000"/>
    </style:style>
    <style:style style:name="P759" style:parent-style-name="Standard" style:family="paragraph">
      <style:text-properties fo:color="#000000"/>
    </style:style>
    <style:style style:name="P760" style:parent-style-name="Standard" style:family="paragraph">
      <style:text-properties fo:color="#000000"/>
    </style:style>
    <style:style style:name="P761" style:parent-style-name="Standard" style:family="paragraph">
      <style:text-properties fo:color="#000000"/>
    </style:style>
    <style:style style:name="P762" style:parent-style-name="Standard" style:family="paragraph">
      <style:text-properties fo:color="#000000"/>
    </style:style>
    <style:style style:name="P763" style:parent-style-name="Standard" style:family="paragraph">
      <style:text-properties fo:color="#000000"/>
    </style:style>
    <style:style style:name="P764" style:parent-style-name="Standard" style:family="paragraph">
      <style:text-properties fo:color="#000000"/>
    </style:style>
    <style:style style:name="P765" style:parent-style-name="Standard" style:family="paragraph">
      <style:text-properties fo:color="#000000"/>
    </style:style>
    <style:style style:name="P766" style:parent-style-name="Standard" style:family="paragraph">
      <style:text-properties fo:color="#000000"/>
    </style:style>
    <style:style style:name="P767" style:parent-style-name="Standard" style:family="paragraph">
      <style:text-properties fo:color="#000000"/>
    </style:style>
    <style:style style:name="P768" style:parent-style-name="Standard" style:family="paragraph">
      <style:text-properties fo:color="#000000"/>
    </style:style>
    <style:style style:name="P769" style:parent-style-name="Standard" style:family="paragraph">
      <style:text-properties fo:color="#000000"/>
    </style:style>
    <style:style style:name="P770" style:parent-style-name="Standard" style:family="paragraph">
      <style:text-properties fo:color="#000000"/>
    </style:style>
    <style:style style:name="P771" style:parent-style-name="Standard" style:family="paragraph">
      <style:text-properties fo:color="#000000"/>
    </style:style>
    <style:style style:name="P772" style:parent-style-name="Standard" style:family="paragraph">
      <style:text-properties fo:color="#000000"/>
    </style:style>
    <style:style style:name="P773" style:parent-style-name="Standard" style:family="paragraph">
      <style:text-properties fo:color="#000000"/>
    </style:style>
    <style:style style:name="P774" style:parent-style-name="Standard" style:family="paragraph">
      <style:text-properties fo:color="#000000"/>
    </style:style>
    <style:style style:name="P775" style:parent-style-name="Standard" style:family="paragraph">
      <style:text-properties fo:color="#000000"/>
    </style:style>
    <style:style style:name="P776" style:parent-style-name="Standard" style:family="paragraph">
      <style:text-properties fo:color="#000000"/>
    </style:style>
    <style:style style:name="P777" style:parent-style-name="Standard" style:family="paragraph">
      <style:text-properties fo:color="#000000"/>
    </style:style>
    <style:style style:name="P778" style:parent-style-name="Standard" style:family="paragraph">
      <style:text-properties fo:color="#000000"/>
    </style:style>
    <style:style style:name="P779" style:parent-style-name="Standard" style:family="paragraph">
      <style:text-properties fo:color="#000000"/>
    </style:style>
    <style:style style:name="P780" style:parent-style-name="Standard" style:family="paragraph">
      <style:text-properties fo:color="#000000"/>
    </style:style>
    <style:style style:name="P781" style:parent-style-name="Standard" style:family="paragraph">
      <style:text-properties fo:color="#000000"/>
    </style:style>
    <style:style style:name="P782" style:parent-style-name="Standard" style:family="paragraph">
      <style:text-properties fo:color="#000000"/>
    </style:style>
    <style:style style:name="P783" style:parent-style-name="Standard" style:family="paragraph">
      <style:text-properties fo:color="#000000"/>
    </style:style>
    <style:style style:name="P784" style:parent-style-name="Standard" style:family="paragraph">
      <style:text-properties fo:color="#000000"/>
    </style:style>
    <style:style style:name="P785" style:parent-style-name="Standard" style:family="paragraph">
      <style:text-properties fo:color="#000000"/>
    </style:style>
    <style:style style:name="P786" style:parent-style-name="Standard" style:family="paragraph">
      <style:text-properties fo:color="#000000"/>
    </style:style>
    <style:style style:name="P787" style:parent-style-name="Standard" style:family="paragraph">
      <style:text-properties fo:color="#000000"/>
    </style:style>
    <style:style style:name="P788" style:parent-style-name="Standard" style:family="paragraph">
      <style:text-properties fo:color="#000000"/>
    </style:style>
    <style:style style:name="P789" style:parent-style-name="Standard" style:family="paragraph">
      <style:text-properties fo:color="#000000"/>
    </style:style>
    <style:style style:name="P790" style:parent-style-name="Standard" style:family="paragraph">
      <style:text-properties fo:color="#000000"/>
    </style:style>
    <style:style style:name="P791" style:parent-style-name="Standard" style:family="paragraph">
      <style:text-properties fo:color="#000000"/>
    </style:style>
    <style:style style:name="P792" style:parent-style-name="Standard" style:family="paragraph">
      <style:text-properties fo:color="#000000"/>
    </style:style>
    <style:style style:name="P793" style:parent-style-name="Standard" style:family="paragraph">
      <style:text-properties fo:color="#000000"/>
    </style:style>
    <style:style style:name="P794" style:parent-style-name="Standard" style:family="paragraph">
      <style:text-properties fo:color="#000000"/>
    </style:style>
    <style:style style:name="P795" style:parent-style-name="Standard" style:family="paragraph">
      <style:text-properties fo:color="#000000"/>
    </style:style>
    <style:style style:name="P796" style:parent-style-name="Standard" style:family="paragraph">
      <style:text-properties fo:color="#000000"/>
    </style:style>
    <style:style style:name="P797" style:parent-style-name="Standard" style:family="paragraph">
      <style:text-properties fo:color="#000000"/>
    </style:style>
    <style:style style:name="P798" style:parent-style-name="Standard" style:family="paragraph">
      <style:text-properties fo:color="#000000"/>
    </style:style>
    <style:style style:name="P799" style:parent-style-name="Standard" style:family="paragraph">
      <style:text-properties fo:color="#000000"/>
    </style:style>
    <style:style style:name="P800" style:parent-style-name="Standard" style:family="paragraph">
      <style:text-properties fo:color="#000000"/>
    </style:style>
    <style:style style:name="P801" style:parent-style-name="Standard" style:family="paragraph">
      <style:text-properties fo:color="#000000"/>
    </style:style>
    <style:style style:name="P802" style:parent-style-name="Standard" style:family="paragraph">
      <style:text-properties fo:color="#000000"/>
    </style:style>
    <style:style style:name="P803" style:parent-style-name="Standard" style:family="paragraph">
      <style:text-properties fo:color="#000000"/>
    </style:style>
    <style:style style:name="P804" style:parent-style-name="Standard" style:family="paragraph">
      <style:text-properties fo:color="#000000"/>
    </style:style>
    <style:style style:name="P805" style:parent-style-name="Standard" style:family="paragraph">
      <style:text-properties fo:color="#000000"/>
    </style:style>
    <style:style style:name="P806" style:parent-style-name="Standard" style:family="paragraph">
      <style:text-properties fo:color="#000000"/>
    </style:style>
    <style:style style:name="P807" style:parent-style-name="Standard" style:family="paragraph">
      <style:text-properties fo:color="#000000"/>
    </style:style>
    <style:style style:name="P808" style:parent-style-name="Standard" style:family="paragraph">
      <style:text-properties fo:color="#000000"/>
    </style:style>
    <style:style style:name="P809" style:parent-style-name="Standard" style:family="paragraph">
      <style:text-properties fo:color="#000000"/>
    </style:style>
    <style:style style:name="P810" style:parent-style-name="Standard" style:family="paragraph">
      <style:text-properties fo:color="#000000"/>
    </style:style>
    <style:style style:name="P811" style:parent-style-name="Standard" style:family="paragraph">
      <style:text-properties fo:color="#000000"/>
    </style:style>
    <style:style style:name="P812" style:parent-style-name="Standard" style:family="paragraph">
      <style:text-properties fo:color="#000000"/>
    </style:style>
    <style:style style:name="P813" style:parent-style-name="Standard" style:family="paragraph">
      <style:text-properties fo:color="#000000"/>
    </style:style>
    <style:style style:name="P814" style:parent-style-name="Standard" style:family="paragraph">
      <style:text-properties fo:color="#000000"/>
    </style:style>
    <style:style style:name="P815" style:parent-style-name="Standard" style:family="paragraph">
      <style:text-properties fo:color="#000000"/>
    </style:style>
    <style:style style:name="P816" style:parent-style-name="Standard" style:family="paragraph">
      <style:text-properties fo:color="#000000"/>
    </style:style>
    <style:style style:name="P817" style:parent-style-name="Standard" style:family="paragraph">
      <style:text-properties fo:color="#000000"/>
    </style:style>
    <style:style style:name="P818" style:parent-style-name="Standard" style:family="paragraph">
      <style:text-properties fo:color="#000000"/>
    </style:style>
    <style:style style:name="P819" style:parent-style-name="Standard" style:family="paragraph">
      <style:text-properties fo:color="#000000"/>
    </style:style>
    <style:style style:name="P820" style:parent-style-name="Standard" style:family="paragraph">
      <style:text-properties fo:color="#000000"/>
    </style:style>
    <style:style style:name="P821" style:parent-style-name="Standard" style:family="paragraph">
      <style:text-properties fo:color="#000000"/>
    </style:style>
    <style:style style:name="P822" style:parent-style-name="Standard" style:family="paragraph">
      <style:text-properties fo:color="#000000"/>
    </style:style>
    <style:style style:name="P823" style:parent-style-name="Standard" style:family="paragraph">
      <style:text-properties fo:color="#000000"/>
    </style:style>
    <style:style style:name="P824" style:parent-style-name="Standard" style:family="paragraph">
      <style:text-properties fo:color="#000000"/>
    </style:style>
    <style:style style:name="P825" style:parent-style-name="Standard" style:family="paragraph">
      <style:text-properties fo:color="#000000"/>
    </style:style>
    <style:style style:name="P826" style:parent-style-name="Standard" style:family="paragraph">
      <style:text-properties fo:color="#000000"/>
    </style:style>
    <style:style style:name="P827" style:parent-style-name="Standard" style:family="paragraph">
      <style:text-properties fo:color="#000000"/>
    </style:style>
    <style:style style:name="P828" style:parent-style-name="Standard" style:family="paragraph">
      <style:text-properties fo:color="#000000"/>
    </style:style>
    <style:style style:name="P829" style:parent-style-name="Standard" style:family="paragraph">
      <style:text-properties fo:color="#000000"/>
    </style:style>
    <style:style style:name="P830" style:parent-style-name="Standard" style:family="paragraph">
      <style:text-properties fo:color="#000000"/>
    </style:style>
    <style:style style:name="P831" style:parent-style-name="Standard" style:family="paragraph">
      <style:text-properties fo:color="#000000"/>
    </style:style>
    <style:style style:name="P832" style:parent-style-name="Standard" style:family="paragraph">
      <style:text-properties fo:color="#000000"/>
    </style:style>
    <style:style style:name="P833" style:parent-style-name="Standard" style:family="paragraph">
      <style:text-properties fo:color="#000000"/>
    </style:style>
    <style:style style:name="P834" style:parent-style-name="Standard" style:family="paragraph">
      <style:text-properties fo:color="#000000"/>
    </style:style>
    <style:style style:name="P835" style:parent-style-name="Standard" style:family="paragraph">
      <style:text-properties fo:color="#000000"/>
    </style:style>
    <style:style style:name="P836" style:parent-style-name="Standard" style:family="paragraph">
      <style:text-properties fo:color="#000000"/>
    </style:style>
    <style:style style:name="P837" style:parent-style-name="Standard" style:family="paragraph">
      <style:text-properties fo:color="#000000"/>
    </style:style>
    <style:style style:name="P838" style:parent-style-name="Standard" style:family="paragraph">
      <style:text-properties fo:color="#000000"/>
    </style:style>
    <style:style style:name="P839" style:parent-style-name="Standard" style:family="paragraph">
      <style:text-properties fo:color="#000000"/>
    </style:style>
    <style:style style:name="P840" style:parent-style-name="Standard" style:family="paragraph">
      <style:text-properties fo:color="#000000"/>
    </style:style>
    <style:style style:name="P841" style:parent-style-name="Standard" style:family="paragraph">
      <style:text-properties fo:color="#000000"/>
    </style:style>
    <style:style style:name="P842" style:parent-style-name="Standard" style:family="paragraph">
      <style:text-properties fo:color="#000000"/>
    </style:style>
    <style:style style:name="P843" style:parent-style-name="Standard" style:family="paragraph">
      <style:text-properties fo:color="#000000"/>
    </style:style>
    <style:style style:name="P844" style:parent-style-name="Standard" style:family="paragraph">
      <style:text-properties fo:color="#000000"/>
    </style:style>
    <style:style style:name="P845" style:parent-style-name="Standard" style:family="paragraph">
      <style:text-properties fo:color="#000000"/>
    </style:style>
    <style:style style:name="P846" style:parent-style-name="Standard" style:family="paragraph">
      <style:text-properties fo:color="#000000"/>
    </style:style>
    <style:style style:name="P847" style:parent-style-name="Standard" style:family="paragraph">
      <style:text-properties fo:color="#000000"/>
    </style:style>
    <style:style style:name="P848" style:parent-style-name="Standard" style:family="paragraph">
      <style:text-properties fo:color="#000000"/>
    </style:style>
    <style:style style:name="P849" style:parent-style-name="Standard" style:family="paragraph">
      <style:text-properties fo:color="#000000"/>
    </style:style>
    <style:style style:name="P850" style:parent-style-name="Standard" style:family="paragraph">
      <style:text-properties fo:color="#000000"/>
    </style:style>
    <style:style style:name="P851" style:parent-style-name="Standard" style:family="paragraph">
      <style:text-properties fo:color="#000000"/>
    </style:style>
    <style:style style:name="T852" style:parent-style-name="Policepardéfaut" style:family="text">
      <style:text-properties fo:color="#000000"/>
    </style:style>
  </office:automatic-styles>
  <office:body>
    <office:text text:use-soft-page-breaks="true">
      <text:p text:style-name="P1">Naissance et diffusion du modèle sportif</text:p>
      <text:p text:style-name="P2"/>
      <text:p text:style-name="Standard"><text:span text:style-name="T3">Le sport donne « la possibilité de tout comprendre, sans appréhension préliminaire de la chose »<text:s/></text:span><text:span text:style-name="T4">Umberto ECO (1988)</text:span></text:p>
      <text:p text:style-name="P5"/>
      <text:p text:style-name="P6">De quoi parle t’on ?</text:p>
      <text:p text:style-name="P7">Unanimité ? Comment cela s’explique t’il historiquement ?</text:p>
      <text:p text:style-name="P8">D’où ce concept vient il, et comment a t’il évolué ?</text:p>
      <text:p text:style-name="P9"/>
      <text:p text:style-name="P10">1- Le sport : un objet à définir</text:p>
      <text:p text:style-name="P11">terme polysémique= plusieurs définitions qui vont variés en fonction de son rapport avec le sport au sein de la société.</text:p>
      <text:p text:style-name="P12"/>
      <text:p text:style-name="P13">1-1 Essai de définition</text:p>
      <text:p text:style-name="P14">Pierre de COUBERTIN 1922 : « culte volontaire et habituel de l’effort musculaire intensif, appuyé sur le désir de progrès et pouvant aller jusqu’au risque. »</text:p>
      <text:p text:style-name="P15"/>
      <text:p text:style-name="P16">George HEBERT 1925 : « tout genre d’exercice ou d’activité physique ayant pour but la réalisation d’une performance et dont l'exécution repose essentiellement sur l’idée de lutte contre un élément défini : une distance, une durée, un obstacle, une difficulté matériel, un danger animal, un adversaire, sois même. »</text:p>
      <text:p text:style-name="P17">Le sport n’aurait pas vocation à être moralisant selon lui.</text:p>
      <text:p text:style-name="P18"/>
      <text:p text:style-name="P19">Jean Marie BROHM 1976 : Il reprend cette idée de champion, record, sur une notion de performance à réaliser mais on ne parle de sport que si l’on est dans un système codifié et institutionnalisé de compétition sportive. Les règles doivent permettent l’équité entre les concurrents.</text:p>
      <text:p text:style-name="P20"/>
      <text:p text:style-name="P21">Donald GAY 1992 : Le sport est à la foi une activité compétitive et ludique, pratiqué avec une notion de règles dans un esprit sportif (= équité, désir de vaincre et loyauté).</text:p>
      <text:p text:style-name="P22"/>
      <text:p text:style-name="P23">Ces différentes notion mettent en avant des ruptures associées à des changements culturels dans la société. Tout les tranches de la population sont représenté il y a différent enjeux et finalités.</text:p>
      <text:p text:style-name="P24"/>
      <text:p text:style-name="P25">1-2 Etymologie</text:p>
      <text:p text:style-name="P26">Aphérèse du terme « disport » en vieux français qui signifie activité ludique.</text:p>
      <text:p text:style-name="P27">Verbe « desporter » : plaisir du corps</text:p>
      <text:p text:style-name="P28">Anglais « disport » puis « distords » : passe temps</text:p>
      <text:p text:style-name="P29">Retour en France 1820, définition du Littré, les distractions de la noblesse, activités pratiqués dans un but de loisir</text:p>
      <text:p text:style-name="P30">Apparition dans la presse du mot sport en 1824</text:p>
      <text:p text:style-name="P31"/>
      <text:p text:style-name="P32">Thomas ARNOLD 1828 : modèle moraliste et cathartique → bienfaits de la pratique sportive : responsabilisation des élèves dans les activités physiques</text:p>
      <text:p text:style-name="P33"/>
      <text:p text:style-name="P34">Jacques ULMANN 1965 : On ne peut pas parler de sport dans l’antiquité a cause d’enjeux différents</text:p>
      <text:p text:style-name="P35"/>
      <text:p text:style-name="P36">2- Origines antiques des exercices corporels</text:p>
      <text:p text:style-name="P37">Michel CAILLAT 2002 : ont retrouve des fonctions communes (ex : militaires, sociales…) mais aussi des différences significatives (jeux grecs). On parle à l’époque de gym, grec « Gymnos » (= nu), existent alors des exercices compétitives a enjeu militaire ainsi qu’une gym a dominante médicale ou éducative.</text:p>
      <text:p text:style-name="P38"/>
      <text:p text:style-name="P39">Rivalité militaire → exercice</text:p>
      <text:p text:style-name="P40">ex : Athènes/Sparte</text:p>
      <text:p text:style-name="P41">Athènes : la chasse et la guerre, préparation a la Guerre, on fortifie son corps</text:p>
      <text:p text:style-name="P42">En triomphant on se rapproche des dieux : lien entre le corps et l’âme.</text:p>
      <text:p text:style-name="P43">Sparte : soumission au souverain au lieu des dieux : maintient de l’ordre sociales</text:p>
      <text:p text:style-name="P44"/>
      <text:p text:style-name="P45">La gym médicale :- fonction préventive</text:p>
      <text:p text:style-name="P46">- fonction curative</text:p>
      <text:p text:style-name="P47"/>
      <text:p text:style-name="P48">La gym éducative, ancêtre de l’EPS → philosophie de Platon idée d’accompagner la maturité</text:p>
      <text:p text:style-name="P49">- enjeu de rapprochement religieux</text:p>
      <text:p text:style-name="P50">- enjeu social, démocratie par l’accomplissement du corps et donc de l’âme</text:p>
      <text:p text:style-name="P51"/>
      <text:p text:style-name="P52">JO Antiques dans l’idée de sport : des enjeux différents. Né d’une volonté politique d’arrêter les guerres tandis qu’actuellement ils ont issu d’une utopie politique : maintient de l’ordre social. Les jeux antique ont un aspect principalement religieux : apaisé la colère divine en divertissant les dieux par des jeux.</text:p>
      <text:p text:style-name="P53"/>
      <text:p text:style-name="P54">Les jeux Isthmiques à Corinthe 589 av JC, Néméens à Némée tout les trois ans 573 av JC, Pythiques ou Delphiques tout les 4ans à partir de à Delphes 582 av JC et les Jeux Olympiques à Olympie tout les 4ans en l’honneur de Zeus, interdit aux femmes, a partir de 776 av JC et se terminent en 369 ap JC</text:p>
      <text:p text:style-name="P55"/>
      <text:p text:style-name="P56">Les JO et leurs mythes :</text:p>
      <text:p text:style-name="P57">IPHITOS roi sur le site d’Olympie consulte l’oracle à propos de la paix → création des JO</text:p>
      <text:p text:style-name="P58"/>
      <text:p text:style-name="P59">Récit d’HOMERE dans l’ILIADE le roi de Troie tue Patrocle et met en place des jeux pour célébré sa victoire</text:p>
      <text:p text:style-name="P60"/>
      <text:p text:style-name="P61">Mythe de PELOPS qui s’éprend d’HIPPOTAMIE fille d’un roi dont il est obligé de battre le père lors d’une course de char, il sabote le char du père le tue et obtient la main de la fille. Pour fêter sa victoire et expier son crime il instaure les JO</text:p>
      <text:p text:style-name="P62"/>
      <text:p text:style-name="P63">Myhte de PAUSANIAS, course entre 4 fils de Zeus dont Heracles, le vainqueur gagne une couronnes de Laurier → 4 ans</text:p>
      <text:p text:style-name="P64"/>
      <text:p text:style-name="P65">Mythe de PINDARE Heracles réalise les 12 travaux pour expier son infanticide, écuries d’Augias → symbolique, nettoyage de la corruption. Pendant la trêve olympique paix et prospérité.</text:p>
      <text:p text:style-name="P66"/>
      <text:p text:style-name="P67">Les Jo correspondrai à une fête pour la victoire de Zeus sur Pronos.</text:p>
      <text:p text:style-name="P68"/>
      <text:p text:style-name="P69">Chronologie des jeux :</text:p>
      <text:p text:style-name="P70">J1 sacrifice a Zeus puis a Pelops</text:p>
      <text:p text:style-name="P71">J2 cérémonie d’ouverture et épreuve de course de char quadrige puis course à pied de différentes longueur (en stades)</text:p>
      <text:p text:style-name="P72">J3 Pentathlé : course,disque, javelot, longueur et lutte ; vainqueur si 3 epreuve remporté dont lutte, idéal olympique. Puis procession, sacrifice et banquet</text:p>
      <text:p text:style-name="P73">J4 Combats : lutte, pugilat, pancrace puis course en arme sur une distance e 2 stades</text:p>
      <text:p text:style-name="P74"/>
      <text:p text:style-name="Standard">JO repris par les romains, qui dérivent vers les jeux du cirque, qui sont synonymes de mise en spectacle de la barbarie. En 394, l’empereur Théodore 1<text:span text:style-name="T75">er</text:span>, converti au catholicisme (monothéiste), supprime les JO car selon lui, considèrent comme une fête païenne, qui font référence à des personnes polythéistes qui sont différentes des valeurs religieuses de l’empereur. Donc incompatibilité.</text:p>
      <text:p text:style-name="Standard"/>
      <text:p text:style-name="P76">3– Les jeux et exercices corporels au Moyen-Age</text:p>
      <text:p text:style-name="P77"/>
      <text:p text:style-name="P78">Distraction, amusements sous forme de jeux</text:p>
      <text:p text:style-name="P79">2 enjeux de ces jeux :</text:p>
      <text:p text:style-name="P80">- nécessité en relation avec l’insécurité qui existe au MA. Il faut être en condition physique pour faire face à cette insécurité. Donc les jeux recouvrent une fonction de protection contre les agressions, servaient à avoir indirectement un impact sur l’ordre social, car au travers de l’entrainement réalisé par les jeux, on cherchait à maintenir les castes de la société.</text:p>
      <text:p text:style-name="P81">- en raison de l’augmentation du temps de loisirs de la noblesse qui doivent se divertir et se distraire.</text:p>
      <text:p text:style-name="P82"/>
      <text:p text:style-name="P83">Exporté en Angleterre par la chevalerie de Guillaume le conquérant, et sera transformé petit à petit en sport. Se met en place au MA un processus identitaire qui permet de vérifier à quelle classe sociale on appartient (dis moi à quel sport tu joues je te dis de quelle classe sociale tu es)</text:p>
      <text:p text:style-name="P84"/>
      <text:p text:style-name="P85">Jeux (évolution) :</text:p>
      <text:p text:style-name="P86"/>
      <text:p text:style-name="Standard"><text:span text:style-name="T87">- les<text:s/></text:span><text:span text:style-name="T88">tournois</text:span><text:span text:style-name="T89"><text:s/>: qui ne s’ouvrent qu’aux princes et aux nobles et correspondent à un affrontement sanglant entre deux troupes. Au début, le champ de combat est immense, toutes les armes sont permises et tous les modes de combat sont légitimes. Le vainqueur est le chef de la troupe qui a fait le plus de captures ou de victimes dans le camp adverse. Avec la moralisation de la société, on restreint le mode de fonctionnement en imposant des règles : transformation de la pratique avec des règles, une moralité et au final le jeu consistera simplement à faire tomber l’adverse. Donc on passe d’une tuerie à faire tomber quelqu’un. Donc la société cherche à se<text:s/></text:span><text:span text:style-name="T90">moraliser</text:span><text:span text:style-name="T91">. Pour moraliser on joue sur l’espace de jeu (qui se restreint) et la limitation des techniques utilisées.</text:span></text:p>
      <text:p text:style-name="P92"/>
      <text:p text:style-name="Standard"><text:span text:style-name="T93">- les<text:s/></text:span><text:span text:style-name="T94">joutes </text:span><text:span text:style-name="T95">: opposent deux cavaliers qui précipitent leur lance sur le cavalier adverse</text:span></text:p>
      <text:p text:style-name="Standard">Le vainqueur est celui qui fait tomber le cavalier adverse et qui lui a fait déchausser ses deux étriers.</text:p>
      <text:p text:style-name="Standard">Pour une diminution de la violence, il y a l’instauration d’autres règles : on cherche à briser la lance de l’adversaire -&gt; on développe l’aisance, l’agilité. On ne cherche plus à faire mal mais à être adroit avec une certaine vitesse : la cible se réduit.</text:p>
      <text:p text:style-name="Standard"/>
      <text:p text:style-name="Standard">- la<text:s/><text:span text:style-name="T96">quintaine </text:span>: une joute contre un poteau fixe (plus d’adversaire). Servait d’aide d’apprentissage du maniement des armes pour les cavaliers. Diminution de la violence par rapport joute car plus conte adversaire + utilité militaire. Pour apprendre à combattre, one ne cherche plus à blesser, mais supports fixes qui ne craignent pas.</text:p>
      <text:p text:style-name="Standard">- les<text:s/><text:span text:style-name="T97">luttes </text:span>: réservées aux hautes classes sociales, qui sont leur divertissement favori. Impact moins violet car corps contre corps, mano à mano, par terre, pas de victime. <text:s/></text:p>
      <text:p text:style-name="Standard"/>
      <text:p text:style-name="Standard">- la<text:s/><text:span text:style-name="T98">paume </text:span>: jeu royal réservé aux gens qui entourent le roi. But est de projeter une balle avec la paume de la main. Exige autant d’adresse que de force. D’abord se joue en plein air (espace de jeu vaste) et à mains nues. Puis champ de jeu réduit, abrité, et rebonds autorisés sur les murs &gt; on gagne en complexité et finesse. Enfin, on rajoute un filet pour délimiter deux camps. Evolution : espace de jeu limité ou séquencé. A priori l’ancêtre du tennis.</text:p>
      <text:p text:style-name="Standard"/>
      <text:p text:style-name="Standard">- la<text:s/><text:span text:style-name="T99">soule </text:span>: ouvert au peuple. Objet qu’on doit amener par tous les moyens à un but défini. Deux équipes s’affrontent (ex : deux villages). Au début tous les coups sont permis pour récupérer l’objet. Au début espace de jeu illimité donc travail est de défendre son but et attaquer l’autre but. Jeu plus violent que les précédents, peuple moins éduqué que la noblesse. Evolution : origine du foot et rugby ?</text:p>
      <text:p text:style-name="Standard"/>
      <text:p text:style-name="Standard">- la<text:s/><text:span text:style-name="T100">crosse </text:span>: classes upées de la société ; jouer avec un bâton recourbé à l’extrémité et se joue plutôt en hiver. Deux variantes : chacun des joueurs dirige une balle avec sa crosse vers un but (piquet dans la terre) en réalisant le moins de coups possibles ou deux équipes qui se disputent la possession d’une seule balle pour l’amener dans un but prédéfini. Bâton courbé (hook -&gt; crochet) qui donnera le nom de hockey. A pu donner le cricket.</text:p>
      <text:p text:style-name="Standard"/>
      <text:p text:style-name="Standard">- le<text:s/><text:span text:style-name="T101">mail </text:span>: ancêtre du polo, billard. Le but est de déplacer une bille avec un maillet et faire franchir<text:s/><text:span text:style-name="T102"></text:span><text:s/>obstacles, le tout en évitant les billes des adversaires et en réalisant le moins de coups possibles. Peut être joué par la noblesse ou les villageois. Compétitions qui servent de repères identitaires, sociaux.</text:p>
      <text:p text:style-name="Standard"/>
      <text:p text:style-name="Standard">Mais dès le 16è siècle, les normes sociales concernant les comportements dans la société commencent à changer.</text:p>
      <text:p text:style-name="Standard">Les jeux perdent de leur violence, les pratiques se transforment et se civilisent. Ces vieux jeux évoluent au fil du temps par l’ajout de règles et la moralisation de la société. On intègre des règles dans la société pour diminuer la violence : espace, matériel utilisé, définition plus explicite de buts à atteindre qui engendrent des contraintes pour restreindre les comportements violents et moraliser la société.</text:p>
      <text:p text:style-name="Standard"/>
      <text:p text:style-name="Standard"/>
      <text:p text:style-name="P103">4– Le sport moderne nait en Grande-Bretagne</text:p>
      <text:p text:style-name="Standard"/>
      <text:p text:style-name="P104">4-1 - Comment se structure le modèle sportif anglais ?</text:p>
      <text:p text:style-name="P105"/>
      <text:p text:style-name="Standard"><text:span text:style-name="T106">Le sport naît en Angleterre pour perpétuer le clivage social (jeux pas ouverts à tt le monde). Au travers du sport, on va pouvoir segmenter et reproduire les positions et statuts sociaux des individus dans la société. Ces pratiques apparaissent entre la fin du 18</text:span><text:span text:style-name="T107">ème</text:span><text:span text:style-name="T108"><text:s/>siècle et le début du 19</text:span><text:span text:style-name="T109">ème</text:span><text:span text:style-name="T110"><text:s/>siècle.</text:span></text:p>
      <text:p text:style-name="P111">Se structure car l’Angleterre est la première puissance économique mondiale, et où se met en place la révolution industrielle.</text:p>
      <text:p text:style-name="P112"/>
      <text:p text:style-name="P113">- Culture corporelle des grands propriétaires terriens</text:p>
      <text:p text:style-name="P114"/>
      <text:p text:style-name="Standard"><text:span text:style-name="T115">Les riches vont devoir se divertir dans la société et organisent donc des pratiques : combats entre leurs serviteurs, courses de chevaux, mais n’y participent pas. -&gt; mot<text:s/></text:span><text:span text:style-name="T116">disport</text:span><text:span text:style-name="T117">.</text:span></text:p>
      <text:p text:style-name="P118">Mettent en place un système de paris. L’Angleterre se capitalise donc et des flux économiques se génèrent, aussi à travers les combats.</text:p>
      <text:p text:style-name="P119">Cela va amener un véritable marché de la professionnalisation : préparation physique, professionnalisation des combattants, mise en place d’une table des records et on invente des handicaps (contraintes) pour garder un suspens dans les courses ou combats.</text:p>
      <text:p text:style-name="P120"/>
      <text:p text:style-name="P121">L’argent amène à repenser la structure des systèmes : enjeu économique transparait de l’enjeu social.</text:p>
      <text:p text:style-name="P122">Donc des tricheries vont apparaître. Donc mise en place de règles pour éviter de tricher : création d’organisme pour le bon développement de l’épreuve -&gt; création du fair-play anglais.</text:p>
      <text:p text:style-name="P123">1750 : premiers jockey clubs - course de chevaux</text:p>
      <text:p text:style-name="P124">1754 : création du premier golf club royal avec mise en place de paris et compétitions</text:p>
      <text:p text:style-name="P125">1788 : premier club de cricket, réservé à l’élite sociale qui emmène leurs chevaux pour se rencontrer</text:p>
      <text:p text:style-name="P126">1810 : premier championnat du monde de boxe : combats entre personnes (entre un blanc et noir : <text:s/>climat hyper colonialiste des pays européens)</text:p>
      <text:p text:style-name="P127">1837 : premier club de natation</text:p>
      <text:p text:style-name="P128">On parle de pratiques pour distraire la noblesse et de moralisation au niveau des tricheries qui sont relevées au travers de gains d’argent. Tout est organisé par la noblesse.</text:p>
      <text:p text:style-name="P129"/>
      <text:p text:style-name="P130">- Jeux étudiants des Public Schools</text:p>
      <text:p text:style-name="P131"/>
      <text:p text:style-name="Standard"><text:span text:style-name="T132">Entre 1820 et 1860, les étudiants vont permettre de diffuser le modèle sportif mais réservé aux riches (écoles privées). Différentes activités pratiquées (rugby) : T. Arnold, pour diminuer la violence entre les élèves, leur laisse le soin d’organiser leurs pratiques sportives, ce qui libéralise donc les pratiques et permet aux étudiants de construire leurs propres systèmes de fonctionnement. En les laissant s’auto-organiser, cela va développer selon lui leur esprit d’initiative et leur sens moral -&gt; valeur éducative. Donc leur laisse grande liberté d’action, coïncide avec Adam Smith : « laisser faire le marché qui va s’auto-organiser » (économie) <text:s text:c="5"/>(-&gt;<text:s/></text:span><text:span text:style-name="T133">le sens de la règle à l’origine des valeurs éducatives qu’on attribue aux pratiques actuellement -&gt; va inspirer français comme Coubertin)</text:span></text:p>
      <text:p text:style-name="P134"/>
      <text:p text:style-name="P135">Après 1860, on constate une augmentation significative du nombre de rencontres sportives notamment entre étudiants, grâce à la modernisation des moyens de communication (voies ferrés).</text:p>
      <text:p text:style-name="P136">Organismes, clubs qui vont se regrouper et créer des fédérations qui éditent des règles. Donc processus qui va structurer petit à petit les loisirs.</text:p>
      <text:p text:style-name="P137">1863 : premières de la Football Association qui regroupe foot et rugby </text:p>
      <text:p text:style-name="P138">1866 : fédération amateur d’athlétisme</text:p>
      <text:p text:style-name="P139">1882 : fédération amateur d’aviron</text:p>
      <text:p text:style-name="P140">-&gt; fédérations amateurs au départ, pas de paris, notion de fair-play et respect des joueurs.</text:p>
      <text:p text:style-name="P141">L’appât du gain générait de la corruption et des tricheries et les étudiants ne voulaient pas rentrer dans cette logique.</text:p>
      <text:p text:style-name="P142">Mais l’argent va quand même rentrer dans les fédé : amateurisme ne devient qu’une façade assez rapidement. Une scission se forme : gagner de l’argent à travers sport ou non :</text:p>
      <text:p text:style-name="P143">2 logiques : de professionnalisation et des sportifs issus du monde ouvrier qui rentrent dans une logique d’entrainement, ce qui entraine un manque à gagner (car travaillent moins donc manque d’argent) donc vont demander compensation financière.</text:p>
      <text:p text:style-name="P144">Ex : scission rugby à 15 (noblesse) et jeu à 13 (peuple, pour gagner de l’argent).</text:p>
      <text:p text:style-name="P145"/>
      <text:p text:style-name="P146">Débat entre professionnalisme et amateurisme et enjeu = promouvoir sa propre fédération.</text:p>
      <text:p text:style-name="P147"/>
      <text:p text:style-name="P148">4-2 - Interprétation de l’émergence du sport en Grande-Bretagne</text:p>
      <text:p text:style-name="P149">Pourquoi émergence sport moderne a lieu en Angleterre ?</text:p>
      <text:p text:style-name="P150"/>
      <text:p text:style-name="P151">--&gt; Modèle 1 : Jean Marie BROHM - 1976</text:p>
      <text:p text:style-name="P152">Le sport est un instrument de domination afin de perpétuer les rapports des classes et de stabiliser le pouvoir en place. Au travers du sport, les riches chercheraient à détourner les pulsions du peuple pour mieux l’asservir -&gt; divertir pour dominer (endormir pour perpétuer l’ordre social). Focalisation du peuple sur spectacle sportif pour permettre de maintenir l’ordre social.</text:p>
      <text:p text:style-name="P153"/>
      <text:p text:style-name="P154">--&gt; Modèle 2 : Norbert ELIAS - 1974</text:p>
      <text:p text:style-name="Standard"><text:span text:style-name="T155">Modèle plus politique. Pour lui, dès le début du 19</text:span><text:span text:style-name="T156">ème</text:span><text:span text:style-name="T157">, la société anglaise se modernise politiquement : première société à passer d’un régime royal à parlementariste : on donne du pouvoir au peuple dans les décisions politiques du pays. Rois et reines gardent privilèges mais ne participent pas aux débats politiques. Le pouvoir est donné au peuple (élections…). Donc le peuple doit apprendre à construire des règles de fonctionnement (débattre, dialoguer, écouter, trouver des compromis…). Le sport aurait permis au peuple d’apprendre ces valeurs par le biais de l’instauration et du respect des règles (de jeu). Donc sport aurait des vertus politiques pour faciliter les débats entre élus.</text:span></text:p>
      <text:p text:style-name="P158"/>
      <text:p text:style-name="P159">--&gt; Modèle 3 : Allen GUTTMANN - 1978, se réfère à Max WEBER</text:p>
      <text:p text:style-name="P160">Emergence du sport anglais au travers du fait religieux. Sport se développe car correspond au culte protestant, qui propose bcp d’analogies avec les valeurs du sport. Culte protestant est accès sur l’effort, l’efficacité, la rationalisation. Emergence du sport relèverait une rationalisation de la vie quotidienne : on chercherait à faire rentrer les individus dans un cadre précis (taylorisme plus tard).</text:p>
      <text:p text:style-name="P161">Les protestants sont surreprésentés chez les premiers promoteurs du sport : dirigeants. Le style anglais est basé sur l’effort, la performance : style sportif se retrouve dans la façon dont le peuple a été éduqué religieusement.</text:p>
      <text:p text:style-name="P162"/>
      <text:p text:style-name="P163">4-3- La diffusion du sport anglais sur le continent</text:p>
      <text:p text:style-name="P164"/>
      <text:p text:style-name="P165">--&gt; Relais colonial</text:p>
      <text:p text:style-name="Standard"><text:span text:style-name="T166">Les pays occidentaux au 19</text:span><text:span text:style-name="T167">ème</text:span><text:span text:style-name="T168"><text:s/>siècle rivalisent avec la conquête dans les colonies du modèle de société européen. Les Anglais cherchent à rapprocher dans les colonies les autochtones des valeurs de la civilisation européenne.</text:span></text:p>
      <text:p text:style-name="P169">Le sport est le moyen par excellence pour les rapprocher du modèle anglophone.</text:p>
      <text:p text:style-name="P170">--&gt; liaisons commerciales et estudiantines</text:p>
      <text:p text:style-name="P171"/>
      <text:p text:style-name="P172">L’Angleterre, au travers des liaisons par bateaux, va mettre dans ses valises le sport. Arrivent essentiellement dans les ports (Le havre (HAC), Bordeaux)</text:p>
      <text:p text:style-name="P173"/>
      <text:p text:style-name="Standard"><text:span text:style-name="T174">--&gt; immigration britannique au sein des<text:s/></text:span><text:span text:style-name="T175">dominions</text:span></text:p>
      <text:p text:style-name="Standard"><text:span text:style-name="T176">= états indépendants qui appartiennent à l’Angleterre<text:s/></text:span><text:span text:style-name="T177"></text:span><text:span text:style-name="T178"><text:s/>colonies : Afrique sud, Australie, Canada. Culte protestant majoritaire ici.</text:span></text:p>
      <text:p text:style-name="P179"/>
      <text:p text:style-name="P180">=&gt; grand succès très rapide sur le continent, se traduit au travers des pratiques sportives et du matériel utilisé (ex : c’est en Angleterre que sont construits majoritairement les vélos, qui vont être importés et utilisés par le peuple). Donc aussi aspect industriel.</text:p>
      <text:p text:style-name="P181">Diffusion du foot de 2 façons :</text:p>
      <text:p text:style-name="P182">- négociants anglais qui arrivent dans les ports français et se retrouvent pour jouer ensemble : Bordeaux, Le havre, où ils fondent des clubs pour retrouver leur modèle de pratique de chez eux (Angleterre)</text:p>
      <text:p text:style-name="P183">- étudiants français partis faire leurs études en Angleterre qui à leur retour en France proposent cette pratique à leurs compatriotes.</text:p>
      <text:p text:style-name="P184"/>
      <text:p text:style-name="P185">5 – Diffusion du modèle sportif en France et perpétuation du clivage social</text:p>
      <text:p text:style-name="P186"/>
      <text:p text:style-name="P187">Le sport, comme en Angleterre, devient un outil de distanciation social au service de l’aristocratie et de la bourgeoisie. Il permet de segmenter et reproduire les positions statue rôles et fonctions des pratiquants Devient donc début 20eme un outil d’identité sociale.</text:p>
      <text:p text:style-name="P188">En France on reproduit spontanément le modèle du sports britannique<text:s/></text:p>
      <text:p text:style-name="P189"/>
      <text:p text:style-name="P190">5-1 – Une diffusion nationale sélective dans la société</text:p>
      <text:p text:style-name="P191"/>
      <text:p text:style-name="P192">5-1-1- Contexte historique</text:p>
      <text:p text:style-name="P193"/>
      <text:p text:style-name="Standard"><text:span text:style-name="T194">Milieu 19</text:span><text:span text:style-name="T195">ème</text:span><text:span text:style-name="T196"><text:s/>siècle apparition du sport en France, on est sous le Second empire (1852-1871) sous Napoléon III. Période de libéralisme économique<text:s/></text:span><text:span text:style-name="T197"></text:span><text:span text:style-name="T198"><text:s/>se cale sur le modèle anglais. S’engage dans des grands travaux, modernise et développe des voies de communication. Ces transformations industrielles vont induire des transformations sociales avec des nouveaux rapports de productions entre patrons et ouvriers, qui laissent apparaître de nouvelles luttes sociales. A travers le sport, les patrons cherchent à se préserver des réclamations des ouvriers. Lois Waldeck-Rousseau en 1884 sur le droit de former des syndicats, qui effraie bourgeoisie. Donc veulent se distancer du point de vue social des ouvriers, grâce au sport.</text:span></text:p>
      <text:p text:style-name="P199"/>
      <text:p text:style-name="Standard"><text:span text:style-name="T200">Puis 3</text:span><text:span text:style-name="T201">ème</text:span><text:span text:style-name="T202"><text:s/>République, c’est le peuple qui reprend le pouvoir. Le peuple participe à des élections, élit des représentants, ce qui amène le pouvoir de la noblesse à décliner dans la société. Donc peur de perdre des privilèges : le sport est un moyen de se distancier du peuple. 1871 aussi défaite contre Prusse qui engendre soulèvement populaire (Commune de Paris), période insurrectionnelle du peuple contre le gouvernement mené par les ouvriers, moins de 100 ans après la révolution française. Donc bourgeoisie a à nouveau peur, ce qui explique l’interdiction d’accès au sport au peuple.</text:span></text:p>
      <text:p text:style-name="P203"/>
      <text:p text:style-name="Standard"><text:span text:style-name="T204">Pouvoir des nobles s’estompe : loi de FERRY en 1881-1882 : on impose l’obligation scolaire à tous les enfants de France. Si on éduque le peuple, la noblesse peut d’être renversée<text:s/></text:span><text:span text:style-name="T205"></text:span><text:span text:style-name="T206"><text:s/>sport</text:span></text:p>
      <text:p text:style-name="P207">1901 : liberté d’associations non professionnelles.</text:p>
      <text:p text:style-name="P208"/>
      <text:p text:style-name="P209">=&gt; contexte global en France qui favorise la diffusion du sport en France mais que pour la noblesse.</text:p>
      <text:p text:style-name="P210">Mais le peuple ne va pas en rester là…</text:p>
      <text:p text:style-name="P211"/>
      <text:p text:style-name="P212">5-1-2 Emergence des activités physiques en France</text:p>
      <text:p text:style-name="P213">Généralisation et institutionnalisation entre 1880 et 1915 selon le modèle anglais.</text:p>
      <text:p text:style-name="P214">Séparation entre gymnastique et autres activités physiques. Création USGF (Union des Sociétés Gymnique Française) 1873 après la défaite de 1870 de la guerre franco prussienne pour lutter contre la dégénérescence de la race, très puissante sous la 3ème République. Monopolise le sport scolaire ;</text:p>
      <text:p text:style-name="P215">De nouvelles pratiques arrivent sur le continent, elles sont diffusées avec un sentiment revanchard, un objectif médical et militaire : aviron, course à pied, foot et yachting.</text:p>
      <text:p text:style-name="Standard"><text:span text:style-name="T216">Première courses hippiques 1873, création au milieu du 19</text:span><text:span text:style-name="T217">ème</text:span><text:span text:style-name="T218"><text:s/>sous Napoléon III des hippodromes → paris sportifs.</text:span></text:p>
      <text:p text:style-name="P219">Forte affluence aux champs de courses, accès compliqué : trajet en train → barrière économique car billet cher.</text:p>
      <text:p text:style-name="P220">Utilisation de la Seine et de ses pourtours pour la pratique de l’aviron</text:p>
      <text:p text:style-name="P221">Bois de Boulogne contient du golf, du tennis et du polo → club élitiste, système de parrainage.</text:p>
      <text:p text:style-name="P222">Arrivé des sports automobiles, pratique de ces loisirs par la bourgeoisie et l’aristocratie dans des lieux de villégiatures fermé au peuple : Dinar, Biarritz, Deauville, Vichy…</text:p>
      <text:p text:style-name="P223"/>
      <text:p text:style-name="P224">→ la gymnastique pour le peuple, le sport pour les riches</text:p>
      <text:p text:style-name="P225"/>
      <text:p text:style-name="P226">5-1-3 La diffusion des pratiques sportives grâce à la création de structures organisées et d’associations civiles</text:p>
      <text:p text:style-name="P227"/>
      <text:p text:style-name="P228">Rôle des lycéens (études réservées à la bourgeoisie) dans la démocratisation du sport : organisation amateur de courses à pied dans Paris, puis en province.</text:p>
      <text:p text:style-name="P229">La première course officiel (=prix) a lieu à Paris en 1884</text:p>
      <text:p text:style-name="P230">→ création de clubs, championnats pour se préparer et organiser ces courses, défis, rencontres...</text:p>
      <text:p text:style-name="P231">Rowing / aviron développement progressif en province.</text:p>
      <text:p text:style-name="P232">La gymnastique vient de l’entrainement des soldats allemands, on s’approprie leurs méthodes : création de l’USGF. La gym intègre l’école à la place du sport à l’école pour former les jeunes soldats.</text:p>
      <text:p text:style-name="P233">Le vélo, création d’un organisme coordinateur en 1881, se développe en même temps que l’industrialisation. Sa démocratisation le rend accessible aux classes populaires : nouveau moyen de déplacement et liberté de mouvement. → idée de temps nouveaux, phase de transition vers un mouvement ouvrier</text:p>
      <text:p text:style-name="P234">500 000 vélos en 1888 puis 3 millions en 1914, ils se vendent bien et permettent l’essor de nouvelles industrie ex : Michelin.</text:p>
      <text:p text:style-name="P235">L’escrime, activité qui reste dans la bourgeoisie, union des salles d’armes fondé en 1882 et la fédération française d’escrime en 1908.</text:p>
      <text:p text:style-name="P236">Football née du model britannique mais comme le reste des sports collectifs diffusion plus lente. Les fédérations de foot et de rugby n’existent qu’en 1919 et 1920. Création de clubs de foot du port du Havre jusqu’à Paris (1893).</text:p>
      <text:p text:style-name="P237">Création du Racing Club de France et du Stade Français : les lycéens venant des lycées Carnot et Saint Louis créer respectivement les deux clubs. Ils doivent permettre d’organiser les activités des lycéens sur leurs temps de loisir. Les compétitions ont lieu en dehors du temps scolaire → 1933 UNSS</text:p>
      <text:p text:style-name="P238">L’intégration des gens dans ces structures se fait par origine sociale. Le sport gagne progressivement toutes les franges de la population au début du 19ème → la bourgeoisie s’éloigne.</text:p>
      <text:p text:style-name="P239">Le vélo donne naissance au sport spectacle qui plaît aux classes populaires.</text:p>
      <text:p text:style-name="P240">Les autres pays à l’inverse de la France se structure en fédérations uni sport, en France Union des Sociétés Françaises de sport athlétiques → fédération multisport</text:p>
      <text:p text:style-name="P241"/>
      <text:p text:style-name="P242">5-1-4 L’Union des Sociétés Françaises de Sport Athlétiques (USFSA)</text:p>
      <text:p text:style-name="P243">Elle doit organiser les compétitions et championnat sur l’ensemble du territoire ; Au départ 1887 Union des courses à pied qui se transforme en 1889 en USFSA à l’initiative du Racing Club de France et Stade Français chapeauté par trois personnes : George de Sinclair, Jules Marcadet et Coubertin. Ce sont des bourgeois qui en sont donc à l’origine. Les clubs et associations s’associe à cette union.</text:p>
      <text:p text:style-name="P244">C’est une fédération multisports et non unisport.</text:p>
      <text:p text:style-name="P245">Pour se faire connaître création de « La revue athlétique » dirigé par Coubertin, et « Les sports athlétiques ».</text:p>
      <text:p text:style-name="P246">En 1900, 23 sociétés, 199 clubs et 86 associations scolaires affiliés</text:p>
      <text:p text:style-name="P247">Amélioration des transports qui contribue à multiplication des rencontres</text:p>
      <text:p text:style-name="P248">Différents types de sports (ouvrier, religieux …) donc multiplication du nombre de clubs.</text:p>
      <text:p text:style-name="P249">Le mouvement sportif devient populaire, et pour ne pas imploser la fédération ouvre ses portes au mouvement ouvrier</text:p>
      <text:p text:style-name="P250">En 1929 remplacé par le Comité National des Sports suite à la concurrences de fédérations uni sports concurrentes.</text:p>
      <text:p text:style-name="P251"/>
      <text:p text:style-name="P252">5-1-5 Les patronages catholiques et le sport ouvrier comme éléments de diffusion</text:p>
      <text:p text:style-name="P253">Patronages = Eglise, important à l’époque dans la société, son discours est donc important. Contrôle à travers les sports pour compenser sa perte de pouvoir politique, ainsi que sur l’éducation : lois Jules Ferry.</text:p>
      <text:p text:style-name="P254">L’Église souhaite proposer des activités pour rester en contact avec les jeunes : création de ses propres clubs et championnat : contribution à l’éclatement de L’USFSA. Père DIDON grande influence origine de la devise attribuée à Coubertin.</text:p>
      <text:p text:style-name="P255"/>
      <text:p text:style-name="P256">Le sport ouvrier= développement grâce à la loi sur le repos hebdomadaire en 1906 →nouveau temps de loisir. Les patrons récupèrent le sport pour désamorcer les tensions sociales. Transmissions de valeurs libéralistes, méritocratiques : formatage des populations. → paternalisme</text:p>
      <text:p text:style-name="P257">→ clubs d’entreprise : identification, sentiment communautaire (ex : Michelin)</text:p>
      <text:p text:style-name="P258"># Valorisation du sport par Jean Jaurès qui prône ses valeurs pour renforcer la santé des ouvriers afin de se préparer à la lutte des classes</text:p>
      <text:p text:style-name="P259"/>
      <text:p text:style-name="P260">→ naissance d’affrontement idéologique : clergé/laïque puis patron/ouvriers</text:p>
      <text:p text:style-name="P261"/>
      <text:p text:style-name="P262">→ Le sport n’est plus réservé à la bourgeoisie</text:p>
      <text:p text:style-name="P263"/>
      <text:p text:style-name="P264">5-2 la presse : élément de diffusion et de diminution de la distance sociale</text:p>
      <text:p text:style-name="P265">1903 apparition d’une presse spécialisée : « l’auto-vélo » puis « l’auto » créer par Edouard MICHELIN et Adolphe CLEMENT (fabricant de vélos), dirigé par Henri DESGRANGES</text:p>
      <text:p text:style-name="P266">Au départ 542 correspondants en France et à l’étranger : importante couverture. La couleur jaune de son papier donne le maillot jaune.</text:p>
      <text:p text:style-name="P267">En 1909 plus grands tirage de la presse sportive que générale, qui dépasse celui de la presse nationale.</text:p>
      <text:p text:style-name="P268">La presse se fait le relais de spectacles et d’exploits, de succès nationaux ou internationaux de sportifs Français. On s’identifie ainsi à ces sportifs.</text:p>
      <text:p text:style-name="P269"/>
      <text:p text:style-name="P270">5-3 Création d’événements sportifs construits de toute pièce</text:p>
      <text:p text:style-name="P271">DESGRANGES et LEFEVRE créent le tour de France dans l’optique d’optimiser les ventes du journal et couler le concurrent (journal « le vélo »). Tout est créer pour maintenir le lecteur en haleine, dramatisation, suspens…</text:p>
      <text:p text:style-name="P272">300 000 exemplaire par jour en 1910, participants issu de la classe populaire permettant l’identification du spectateur.</text:p>
      <text:p text:style-name="P273"/>
      <text:p text:style-name="P274">→ Mise en place du spectacle sportif moderne qui va contribuer à démocratiser la pratique sportive mais ce spectacle n’apparait pas violent. On diverti le peuple sans jouer sur la violence.</text:p>
      <text:p text:style-name="P275"/>
      <text:p text:style-name="P276">5-4 Une diffusion internationale : La rénovation des Jeux Olympiques</text:p>
      <text:p text:style-name="P277">L’idée de rénover les jeux Olympique n’est pas nouvelle, elle est antérieure à la réalisation de COUBERTIN, elle est issue notamment des fouilles d’OLYMPIE. C’est le cas du Dr BROOKS médecin gallois qui échoue en 1944 dans sa tentative.</text:p>
      <text:p text:style-name="P278">La première idée de Coubertin est de rénover le système éducatif Français grâce à la diffusion du sport. Cette rénovation sert avant tout aux élites. Il a eu peur des soulèvements du peuple (commune) et souhaite le moraliser. Suite à un voyage en Angleterre et à la découverte des valeurs du sports il souhaite importer le sport en France. Malgré un échec à cause de l’implantation forte de la gym. <text:s/>Il s’impose grâce à la création des JO pour maintenir l’ordre social.</text:p>
      <text:p text:style-name="P279">→ Remise en cause de la volonté humaniste « je rebronzerai une jeunesse veule et confinée, son corps et son caractère, par le sport, ses risques et ses excès »</text:p>
      <text:p text:style-name="P280">Echec au 5ème congrès de l’USFSA en 1892 face au vote contre son projet</text:p>
      <text:p text:style-name="P281">→ il commence alors une campagne de lobbying auprès de gens influents.</text:p>
      <text:p text:style-name="P282">Création d’un congrès international du 16 au 23 juin 1894 à la Sorbonne sur la rénovation des JO : réussite. On garde la période antique de 4 ans, ont choisi des sports modernes et on désigne le Comité International Olympique chargé d’organisé les compétitions. Au départ il ne souhaite ouvrir les jeux qu’aux « mâles de race blanche ». On souhaite garder la domination de l’aristocratie → 13 membres du CIO.</text:p>
      <text:p text:style-name="Standard"><text:span text:style-name="T283">Les 1</text:span><text:span text:style-name="T284">er</text:span><text:span text:style-name="T285"><text:s/>JO se tiennent à Athènes le 06/04/1894 sur pression du gouvernement Grec. Financement par un médecin grec AVEROFF : rénovation du stade olympique antique. 230 athlètes grec et 81 étranger (coût du voyage).</text:span></text:p>
      <text:p text:style-name="P286">9 sport pour 43 disciplines dont le marathon.</text:p>
      <text:p text:style-name="P287">A l’issue de l'événement des doutes persiste suite au financement par le pays hôte. Malgré tout pérennisation de l’événement</text:p>
      <text:p text:style-name="P288">1900 Paris, 1904 Saint Louis, 1908 Londres, 1912 Stockholm, 1916 Berlin annulés</text:p>
      <text:p text:style-name="P289">1920 Anvers, apparition du drapeau olympiques</text:p>
      <text:p text:style-name="P290">1925 COUBERTIN quitte la présidence du CIO</text:p>
      <text:p text:style-name="P291">1927 Il s’inquiète des intérêts financiers qui gangrènes les JO, début de la perte de l’idéal olympique malgré la diffusion du modèle.</text:p>
      <text:p text:style-name="P292"/>
      <text:p text:style-name="P293">5-5 Sport professionnel et sport amateur comme élément de diffusion</text:p>
      <text:p text:style-name="P294">Apparition professionnalisme dans le vélo qui est condamné par l’USFSA.</text:p>
      <text:p text:style-name="P295">Les hautes classes sociales vont délaisser les sports qui se professionnalise. → sports automobiles, garantisse une distance sociale</text:p>
      <text:p text:style-name="P296">La compétition pousse à la professionnalisation des classes populaires, identification.</text:p>
      <text:p text:style-name="P297">1er cas de professionnalisme au JO STOCKHOLM 1912 avec Jim THORPE, américain exclut des JO à cause de sa rémunération en tant que joueur de baseball.</text:p>
      <text:p text:style-name="P298">Milieu de la boxe et vélo par les paris.</text:p>
      <text:p text:style-name="P299">Le rugby souhaite rester amateur pour rester accessible, le jeu à 13 devient rémunéré → scission selon les sports dû à la différence entre amateur et pro</text:p>
      <text:p text:style-name="P300">L’argent apparaît avant 1914 dans le football, les joueurs sont autorisés à toucher de l’argent en 1932</text:p>
      <text:p text:style-name="P301"/>
      <text:p text:style-name="P302">5-6 Rôle des jeux interalliés de 1919 dans la diffusion internationale du sport</text:p>
      <text:p text:style-name="P303">Ce sont des olympiades militaires au cours desquelles les militaires des différents pays se confrontent les uns aux autres dans différentes disciplines sportives.</text:p>
      <text:p text:style-name="P304">On utilise des activités apporte par américains donc nouveaux sport apparaissent sur le continent.</text:p>
      <text:p text:style-name="P305">Ils vont connaitre un succès grandissant par la suite</text:p>
      <text:p text:style-name="P306"/>
      <text:p text:style-name="P307">5-7 La diffusion de la pratique sportive Féminine</text:p>
      <text:p text:style-name="P308">Premier tps : pratique féminine tout juste toléré<text:s/></text:p>
      <text:p text:style-name="P309">1906 = première association = natation<text:s/></text:p>
      <text:p text:style-name="P310">1909 = en natation</text:p>
      <text:p text:style-name="P311">Elan de diffusion difficile au début</text:p>
      <text:p text:style-name="P312">J.O de Stockholm = quelques activités seulement</text:p>
      <text:p text:style-name="P313">1921 : Fédération Sportive Féminine Internationale par Alice MILLAT</text:p>
      <text:p text:style-name="P314">CIO a peur que cette pratique lui échappe donc : 1922 = 1ers JO féminins au stade Pershing a Paris</text:p>
      <text:p text:style-name="P315">Le sport féminin va alors peu a peu décoller</text:p>
      <text:p text:style-name="P316">Pour Jacques de France en 2003 cette lente diffusion est essentiellement du au statu de la femme dans le société</text:p>
      <text:p text:style-name="P317">Nouveau regard sur la femme en société se traduit dans la pratique sportive féminine, petit à petit des politiques se mettent en places</text:p>
      <text:p text:style-name="P318"/>
      <text:p text:style-name="P319">5-8 Une diffusion sélective à l’école</text:p>
      <text:p text:style-name="P320"/>
      <text:p text:style-name="P321">1869 = Décret Victor DURUY qui rend obligatoire l’enseignement de la gym à l’école</text:p>
      <text:p text:style-name="P322">Climat politique instable orienter vers une grosse forme de patriotisme on utilise la gym pour cadrer éducation des élèves et utiliser une forme de propagande</text:p>
      <text:p text:style-name="P323">Tout le monde n’a pas accès à l’éducation il va alors falloir attendre la lloi Jules FERRY de 1881 pour avoir l’école obligatoire jusqu’à 13 ans</text:p>
      <text:p text:style-name="P324">Gym utilisée pour un contexte militaire</text:p>
      <text:p text:style-name="P325">Gym AMAROS : JAHN qui a constitué une gym très ordonné et polyvalente pour la Prusse et TURNEN<text:s/></text:p>
      <text:p text:style-name="P326">Prépare les hommes à défendre leur pays pousse les hommes à prévoir une méthode base sur le mouvement analytique et rythme par une cadence</text:p>
      <text:p text:style-name="P327"/>
      <text:p text:style-name="P328">2eme gym = MAREY et DEMENY avec gym plus dynamique et moins statique dans le but de développer harmonieusement le corps</text:p>
      <text:p text:style-name="P329">La 2eme sera mis en avant pour être enseigner en éducation physique<text:s/></text:p>
      <text:p text:style-name="Standard"><text:span text:style-name="T330">3eme = Herbert avec la méthode naturelle<text:s/></text:span><text:span text:style-name="T331"></text:span><text:span text:style-name="T332"><text:s/>gym utilitariste pour un développement complet de l’individu dans un but d’utilité</text:span></text:p>
      <text:p text:style-name="P333"/>
      <text:p text:style-name="Standard"><text:span text:style-name="T334"></text:span><text:span text:style-name="T335">Peu de place laissé au sport à l’école</text:span></text:p>
      <text:p text:style-name="P336"/>
      <text:p text:style-name="P337">5-9 Conclusion Partie 1<text:s/></text:p>
      <text:p text:style-name="P338"/>
      <text:p text:style-name="P339">Activité bureaucratisé par puis par association</text:p>
      <text:p text:style-name="P340">Ensemble limité</text:p>
      <text:p text:style-name="P341">D’un côté = classe haute de l’autre = le peuple<text:s/></text:p>
      <text:p text:style-name="P342">Aspect culturel avec importation model américain et aux mentalités d’après guerres</text:p>
      <text:p text:style-name="P343">Sport commence à intéresser politique qui va alors devenir le principal vecteur à partir des années 1920</text:p>
      <text:p text:style-name="P344">Il va falloir professionnaliser les sportifs</text:p>
      <text:p text:style-name="P345">-Cohésion entre sport de lasse et sport d’élite</text:p>
      <text:p text:style-name="P346">-le champion se recrute dans la masse des pratiquants</text:p>
      <text:p text:style-name="P347">-le système peut se représenter comme une pyramide, plus on monte dans la hiérarchie moins il y a de sujets</text:p>
      <text:p text:style-name="P348">-le champion résulte de la masse des licenciés</text:p>
      <text:p text:style-name="P349"/>
      <text:p text:style-name="P350">6 La politique comme déterminant de la diffusion totale du modèle sportif</text:p>
      <text:p text:style-name="P351"/>
      <text:p text:style-name="P352">6-1 de 1918 à 1945 = diffusion lente<text:s/></text:p>
      <text:list text:style-name="LFO1" text:continue-numbering="true">
        <text:list-item>
          <text:list>
            <text:list-item>
              <text:list>
                <text:list-item>
                  <text:p text:style-name="P353">Les contextes</text:p>
                </text:list-item>
              </text:list>
            </text:list-item>
          </text:list>
        </text:list-item>
      </text:list>
      <text:p text:style-name="P354"/>
      <text:p text:style-name="Standard">Fin G1 = 1M400K morts avec 3 M blessés, 673K agriculteur mort v= risuq ede pénurie alimentaire. 1 mort pour 29 habitants.<text:s/></text:p>
      <text:p text:style-name="Standard">1923 = émission radiophonique qui va permettre la diffusion du mouvement sportif</text:p>
      <text:p text:style-name="Standard">Développement du cinéma et de l’automobile donc de plus en plus d’accès au sport donc plus en plus de gens intéressé</text:p>
      <text:p text:style-name="Standard">Ces 3 phénomènes vont être considéré comme de masse et vont participer à la première diffusion du phénomène sportif</text:p>
      <text:p text:style-name="Standard"/>
      <text:p text:style-name="Standard">Krach 1929 Wall-Street qui va provoquer une modification des mentalités qui va aboutir à une rupture politique sportive.</text:p>
      <text:p text:style-name="Standard">On passe à un politique plutôt orienté vers le bien être plus que sur la performance<text:s/></text:p>
      <text:p text:style-name="Standard">Cela abouti alors à la loi des 40 heures de travail hebdo + congés payés</text:p>
      <text:p text:style-name="Standard">Politique d’ouverture aux loisirs</text:p>
      <text:p text:style-name="Standard">Force les Français à améliorer leur condition physique<text:s/><text:span text:style-name="T355"></text:span><text:s/>politique d’équipement sportif</text:p>
      <text:p text:style-name="Standard"/>
      <text:p text:style-name="Standard">1940 = Gouvernement de Pétain installé à Vichy pour mieux Controller la jeunesse</text:p>
      <text:p text:style-name="Standard">Pétain édite en 40 la charte des sports dans laquelle on met en avant les valeurs éducatives du sport</text:p>
      <text:p text:style-name="Standard">Le sport selon lui mène à un homme d’action qui obéit au commandement de ses supérieurs</text:p>
      <text:p text:style-name="Standard">Volonté de Controller la formation de la jeunesse</text:p>
      <text:p text:style-name="Standard">On constate qu’il y a des effectifs en hausse dans les fédérations et une augmentation de la pratique féminine<text:s/></text:p>
      <text:p text:style-name="Standard"/>
      <text:list text:style-name="LFO1" text:continue-numbering="true">
        <text:list-item>
          <text:list>
            <text:list-item>
              <text:list>
                <text:list-item>
                  <text:p text:style-name="P356">Au niveau national</text:p>
                </text:list-item>
              </text:list>
            </text:list-item>
          </text:list>
        </text:list-item>
      </text:list>
      <text:p text:style-name="Standard"/>
      <text:p text:style-name="Standard">6-1-2-1 Le sport de masse</text:p>
      <text:p text:style-name="Standard"/>
      <text:p text:style-name="Standard"/>
      <text:p text:style-name="Standard">Crise de l’USFSA suite a mouvement de spécialisation des fédérations<text:s/></text:p>
      <text:p text:style-name="Standard">Le sport de masse se segmente en multiples fédérations</text:p>
      <text:p text:style-name="P357">Mouvement en école primaire = On cherche a intégré le sport<text:s/></text:p>
      <text:p text:style-name="P358"/>
      <text:p text:style-name="P359">Au niveau du sport ouvrier on a une structuration avec une créa en 1934 de la SFGT</text:p>
      <text:p text:style-name="P360">Grand essor sous le front populaire suite a la création de grand évènement parallèle de l’époque</text:p>
      <text:p text:style-name="P361">Cross/Tour de France …</text:p>
      <text:p text:style-name="P362">On cherche à fédérer la majorité de la pop autour de la pratique sportive</text:p>
      <text:p text:style-name="P363"/>
      <text:p text:style-name="P364">Les clubs de la fédération catho = patronage<text:s/></text:p>
      <text:p text:style-name="P365"/>
      <text:p text:style-name="P366">Engouement multilatéral pour le sport de masse</text:p>
      <text:p text:style-name="P367"/>
      <text:p text:style-name="P368">6-1-2-2 Le sport professionnel</text:p>
      <text:p text:style-name="P369"/>
      <text:p text:style-name="P370">« Sans champion pas de victoire sans icône pas de phénomène d’identification » <text:s/>Thierry TERRER 2002</text:p>
      <text:p text:style-name="P371"/>
      <text:p text:style-name="P372">Champion = héros populaire</text:p>
      <text:p text:style-name="P373">Ils doivent se dégager du tps libre donc = professionnel<text:s/></text:p>
      <text:p text:style-name="P374">Faux amateurisme se développe</text:p>
      <text:p text:style-name="P375">« Amateurisme marron »</text:p>
      <text:p text:style-name="P376">Pour être un bon sportif il va falloir du temps libre et être rémunérer pour compenser l’absence de salaire ouvrier</text:p>
      <text:p text:style-name="P377"/>
      <text:p text:style-name="P378">1940 = Pétain interdit les activités physiques qui sont rémunérées avec contrôle de l’Etat très serré</text:p>
      <text:p text:style-name="P379"/>
      <text:p text:style-name="P380">6-1-2-3 Le sport à l’école</text:p>
      <text:p text:style-name="P381"/>
      <text:p text:style-name="P382">L’EP n’est tjrs pas sportive ou pas de façon dominante.</text:p>
      <text:p text:style-name="P383">Seul les lycéens y ont accès donc au-delà de 13 ans</text:p>
      <text:p text:style-name="P384">Poursuite d’objectif sanitaire par la gym</text:p>
      <text:p text:style-name="P385">Règlement Général d’EP de 1925 ou Méthode Française</text:p>
      <text:p text:style-name="P386">Sous le front populaire on avance l’âge de l’initiation sportive a 12/14 ans</text:p>
      <text:p text:style-name="P387">1937 = fondation brevet populaire = série d’épreuve sportive qui permet de faire un état des lieux sur la condition physique des français<text:s/></text:p>
      <text:p text:style-name="P388">Succès immédiat</text:p>
      <text:p text:style-name="P389">Encore une initiative de l’Etat</text:p>
      <text:p text:style-name="Standard"><text:span text:style-name="T390">1941 = EPS devient facultative au bac<text:s/></text:span><text:span text:style-name="T391"></text:span><text:span text:style-name="T392"><text:s/>place qui devient importante</text:span></text:p>
      <text:p text:style-name="P393">Institutions Officielles de 1941 le sport prend le dessus sur la gym</text:p>
      <text:p text:style-name="P394">Le sport scolaire (plus tard UNSS) apparait<text:s/></text:p>
      <text:p text:style-name="P395">1939 = 17K adhérant aux associations sportives</text:p>
      <text:p text:style-name="P396"/>
      <text:p text:style-name="P397">6-1-2-4 Le sport féminin</text:p>
      <text:p text:style-name="P398"/>
      <text:p text:style-name="P399">Le mouvement sportif féminin se développe aussi petit à petit<text:s/></text:p>
      <text:p text:style-name="P400">Création de 70 clubs 5K licenciés à partir des années 20</text:p>
      <text:p text:style-name="P401"/>
      <text:p text:style-name="P402"/>
      <text:p text:style-name="P403">6-1-2-5 Presse</text:p>
      <text:p text:style-name="P404">Croissance de la presse écrite spécialisé → diffusion</text:p>
      <text:p text:style-name="P405">L’ancêtre du journal l'équipe tire a 277 000 exemplaire en 1923 ou il faisait 3 ans plus tôt 20 fois moins</text:p>
      <text:p text:style-name="P406"/>
      <text:list text:style-name="LFO1" text:continue-numbering="true">
        <text:list-item>
          <text:list>
            <text:list-item>
              <text:list>
                <text:list-item>
                  <text:p text:style-name="P407">International</text:p>
                </text:list-item>
              </text:list>
            </text:list-item>
          </text:list>
        </text:list-item>
      </text:list>
      <text:p text:style-name="P408"/>
      <text:p text:style-name="P409">6-1-3-1 Médiatisation</text:p>
      <text:p text:style-name="P410"/>
      <text:p text:style-name="P411">Importance de l'avènement de la radiodiffusion, 1920 premier programme quotidien diffusé à la radio en Grande Bretagne</text:p>
      <text:p text:style-name="P412">1921, émetteur sur la Tour Eiffel</text:p>
      <text:p text:style-name="P413">1923, première diffusion en direct d’un match de boxe</text:p>
      <text:p text:style-name="P414">1929, diffusion en direct du tour de France</text:p>
      <text:p text:style-name="P415">→ nouvel intérêt et fidélisation du public</text:p>
      <text:p text:style-name="P416"/>
      <text:p text:style-name="P417"/>
      <text:p text:style-name="P418">6-1-3-2 Multiplication des compétitions internationales</text:p>
      <text:p text:style-name="P419"/>
      <text:p text:style-name="P420">Comparaison des résultats des athlètes des différents pays → les américains ont des résultats bien supérieurs aux autres</text:p>
      <text:p text:style-name="P421">→ apparition d’une notion de rendement, en parallèle au rendement industriel (cf. Les temps Modernes)</text:p>
      <text:p text:style-name="P422">→ Emergence de méthodes d’entrainement, spécialisations sur certains paramètres de l’activité.</text:p>
      <text:p text:style-name="P423">Méthode américaine de séparation du travail des individu afin d’augmenter le rendement : la professionnalisation se repend par la réussite du modèle américain</text:p>
      <text:p text:style-name="Standard"><text:span text:style-name="T424">→</text:span><text:span text:style-name="T425"><text:s/>Acculturation</text:span><text:span text:style-name="T426"><text:s/>=appropriation d’une culture extérieure</text:span></text:p>
      <text:p text:style-name="P427"/>
      <text:p text:style-name="P428">Se retrouve dans les jeux interalliés (1919, Stade Pershing – GROENEN et TERRET), traversé par différents enjeux :</text:p>
      <text:p text:style-name="P429">- enjeux militaires : réservé aux troupes qui ont participé à la guerre, symbole d’un passage d’un état de guerre à un état de paix. Marque la fin de la guerre et installe un climat de paix entre les pays</text:p>
      <text:p text:style-name="P430">- les relations politiques et diplomatiques influent sur ces jeux. La chine participe malgré son manque de liens avec les autres pays, à l’inverse certains (Belgique et France) mettent en avant leurs unions. <text:s/>La Tchécoslovaquie et la Roumanie en tant que nouveau pays ont besoin de cette confrontation pour acquérir une reconnaissance internationale.</text:p>
      <text:p text:style-name="P431">La Pologne et la Russie quant à eux de par leurs politiques refusent catégoriquement la participation.</text:p>
      <text:p text:style-name="P432">- enjeux culturels et symboliques. YMCA à l’origine de l’organisation et du financement → engager la culture américaine dans la culture européenne afin de se développer sur le continent, diffusion du modèle américain = « prosélytisme religieux et culturel »</text:p>
      <text:p text:style-name="P433"/>
      <text:p text:style-name="P434"/>
      <text:p text:style-name="P435">6-1-3-3 Le sport féminin au niveau international</text:p>
      <text:p text:style-name="P436"/>
      <text:p text:style-name="P437">1928, les femmes sont officiellement admises aux JO</text:p>
      <text:p text:style-name="P438"/>
      <text:p text:style-name="P439"/>
      <text:p text:style-name="P440"/>
      <text:p text:style-name="P441"/>
      <text:p text:style-name="P442"/>
      <text:p text:style-name="P443"/>
      <text:p text:style-name="P444">6-1-3-4 Les JO : vecteurs de propagande idéologique qui a du mal à s’imposer</text:p>
      <text:p text:style-name="P445"/>
      <text:p text:style-name="P446">Les politiques s’emparent du mouvement pour faire passer leurs messages de propagandes.</text:p>
      <text:p text:style-name="P447">Les premiers JO après la première GM ont lieu en Belgique en 1920 à Anvers ; 29 nations participent avec 2200 athlètes.</text:p>
      <text:p text:style-name="P448">Les suivants 1924 à Paris + premiers JO d’hiver à Chamonix 16 nations et 480 participants. Questionnement sur le financement. De nouveaux sports sont introduit : basket, volley. Les allemands ne sont ni n’exclus ni invités, les russes non plus ne participent pas à cause du changement de régime politique du pays. Ils sont moins suivis que le tour de France.</text:p>
      <text:p text:style-name="P449"/>
      <text:p text:style-name="P450"/>
      <text:p text:style-name="P451">6-1-3-5 L’exemple des JO de Berlin en 1936</text:p>
      <text:p text:style-name="P452"/>
      <text:p text:style-name="P453">1931 choix de Berlin, avant l'ascension de Hitler (43 suffrage contre 16 pour Barcelone)</text:p>
      <text:p text:style-name="P454">Les jeux deviennent politiques, perte de l’apolitisme et de la pensée pacifiste, ils sont utilisés comme vitrine du parti nazi</text:p>
      <text:p text:style-name="P455">Pour Jean-Marie Brohm le CIO savait pertinemment que les jeux seraient sous influence nazi : laisser faire voir pour certains pousser pour les organiser. A partir de 1933 monté d’Hitler.</text:p>
      <text:p text:style-name="P456">Avery BRUNDAGE membre important du CIO américain réalise une campagne de désinformation pour empêcher un boycott des USA.</text:p>
      <text:p text:style-name="P457">Theodor LEWALD a en charge l’organisation des jeux pour l'Allemagne, dans le mouvement olympique depuis 1900, mais n’entre au CIO qu’en 1924 sur proposition de Coubertin, 1926 comité exécutif. C’est lui qui convint Hitler de garder les jeux : l'Allemagne correspond aux idées prônées par Coubertin, notamment par la place accordée aux exercices physique dans le but de « régénérer la race ». Connivence entre CIO et dignitaire nazi dû à la proximité de certaines idées. Néanmoins dès 1933 apparaissent des protestations populaires afin d’interdire ces JO, interrogation sur le sort des juifs. Les allemands et le CIO s’engagent dans une campagne d’apaisement.</text:p>
      <text:p text:style-name="P458"/>
      <text:p text:style-name="P459">L’organisation et les infrastructures sont construit pour montrer la puissance de l’Allemagne. Jeux marqués par l’engagement des politiques dans le sport ce qui contribue à sa diffusion internationale et aussi dans ses financements</text:p>
      <text:p text:style-name="P460"/>
      <text:p text:style-name="P461"/>
      <text:p text:style-name="P462">6-1-3-6 Conclusion sur cette Période</text:p>
      <text:p text:style-name="P463"/>
      <text:p text:style-name="P464">Les Etats s’empare et s’approprie le phénomène sportif pour s’en servir à des fins idéologiques : contrôler la formation des corps de la jeunesse.</text:p>
      <text:p text:style-name="P465">Contrôle totale de l’état à toute les étapes de la société notamment au sein des états fasciste afin de contrôler la population. Fin d’un symbole de paix mais arrivé d’une idée de guerre entre les états : sport professionnel afin de concourir contre les autres.</text:p>
      <text:p text:style-name="P466">Condition particulières accordés aux champions → ils deviennent athlètes d’État = apparition du sport de haut niveau.</text:p>
      <text:p text:style-name="P467">Parallèlement le sport de loisir est peu développé</text:p>
      <text:p text:style-name="P468"/>
      <text:p text:style-name="P469"/>
      <text:p text:style-name="P470">6-2 1945-1980 accélération de la diffusion sportive</text:p>
      <text:p text:style-name="P471"/>
      <text:p text:style-name="P472">Expliquer par des facteurs politiques, démographique et économique, culturel.</text:p>
      <text:p text:style-name="P473"/>
      <text:p text:style-name="P474"/>
      <text:p text:style-name="P475"/>
      <text:p text:style-name="P476"/>
      <text:p text:style-name="P477">6-2-1-1 Au niveau international</text:p>
      <text:p text:style-name="P478"/>
      <text:p text:style-name="P479">Reconstruction et partage du monde (Yalta), guerre froide et division du monde en deux ; Confrontation de deux système politique : les « robots » soviétique et les « génies » américain.</text:p>
      <text:p text:style-name="P480">Aide économique des USA pour l’Europe : plan Marshall → arrivé du model américain culturel imposé (américan way of life), économique et sportif.</text:p>
      <text:p text:style-name="P481">Accentuation de l’utilisation du sport comme vitrine idéologique</text:p>
      <text:p text:style-name="P482">Mise en place d’entrainement pour les athlètes pour réussir au haut niveau (problème dopage)</text:p>
      <text:p text:style-name="P483">Recherche de tous les moyens possibles pour améliorer la performance</text:p>
      <text:p text:style-name="P484">Politique keynésiennes → néolibéralisme économique → déchargement de l’état des financement, apparition du sponsoring.</text:p>
      <text:p text:style-name="P485">1973 crise pétrolière amène les politiques au néolibéralisme. Augmentation de la masse salariale et des capitaux dans le sport</text:p>
      <text:p text:style-name="P486"/>
      <text:p text:style-name="P487"/>
      <text:p text:style-name="P488">6-2-1-2 Au niveau national</text:p>
      <text:p text:style-name="P489"/>
      <text:p text:style-name="P490">600 000 mort durant la guerre → besoin de reconstruction et de changement : le sport est un moyen</text:p>
      <text:p text:style-name="P491">Tertiarisation de la société, orientation vers les loisirs, on souhaite occuper le temps libre.</text:p>
      <text:p text:style-name="Standard"><text:span text:style-name="T492">Droit de vote des femmes en 1944 : nouvel émancipation, nouvelle prérogative dans tous les domaines<text:s/></text:span><text:span text:style-name="T493"></text:span><text:span text:style-name="T494"><text:s/>augmentation taux de divorces</text:span></text:p>
      <text:p text:style-name="P495">Baby-Boom → juvénilisation des pratiques sportives<text:s/></text:p>
      <text:p text:style-name="P496">Diversification des modes économiques : secteur primaire et secondaire très fort et apparition du secteur tertiaire (services)<text:s/></text:p>
      <text:p text:style-name="P497">Augmentation des loisirs correspond à la nouvelle société de consommation passage d’une société de besoin à une société des envies</text:p>
      <text:p text:style-name="P498">Pouvoir d’achats qui se développe pour une frange importante de la pop qui va servir pour le mouvement sportif</text:p>
      <text:p text:style-name="P499">CNR (Conseil National de la Résistance) propose la création d’une sécurité sociale qui va avec remboursement des frais médicaux permettre d’engager des gens dans le milieu sportif : mesure sociale développée pour faciliter l’engagement des gens dans la pratique sportive</text:p>
      <text:p text:style-name="P500">Société de consommation (BAUDRILLARD 1972)</text:p>
      <text:p text:style-name="P501">De la société de besoin à la société d’envie</text:p>
      <text:p text:style-name="P502">Politique = gaullisme arrivé au pouvoir en 1958, son projet politique est basé sur l'indépendance de la France au niveau international : en dehors des 2 blocs. Mise en place d’une politique basée sur la reconnaissance internationale de la France qui passe par le sport. Amélioration des conditions pour les athlètes français + méthode à part entière dans l’éducation physique.</text:p>
      <text:p text:style-name="Standard"><text:span text:style-name="T503">Atlantisme<text:s/></text:span><text:span text:style-name="T504">= influence des USA sur les pays</text:span></text:p>
      <text:p text:style-name="P505"/>
      <text:p text:style-name="P506"/>
      <text:p text:style-name="P507">6-2-2 L’état de la pratique sportive en France</text:p>
      <text:p text:style-name="P508"/>
      <text:p text:style-name="P509">6-2-2-1 Des Chiffres</text:p>
      <text:p text:style-name="P510"/>
      <text:p text:style-name="P511">Licenciés = 870 000 en 1949, 907 000 en 1958, puis 3M360K en 1978. Forme d’âge d’or de la pratique de la compétition. Club et fédération se développe massivement. Conséquence de la politique de De Gaulle.</text:p>
      <text:p text:style-name="P512">Augmentation également des autres formes de pratiques ainsi que des disciplines non olympiques</text:p>
      <text:p text:style-name="P513">39 % des Français pratique un sport, les cadres sont les plus nombreux. ATTALI décrit en 1967, 38 % des français déclarent avoir pratiqué une activité → 1974 49 %</text:p>
      <text:p text:style-name="P514">Pic entre 70 et 85</text:p>
      <text:p text:style-name="P515">Le taux de pratique est corrélé à l’âge des pratiquant : 55% pour les 14-18ans, puis 27 % 18-22ans</text:p>
      <text:p text:style-name="P516">6-2-2-2 Distribution des pratiques</text:p>
      <text:p text:style-name="P517"/>
      <text:p text:style-name="P518">1967 : 5 % des agriculteurs contre 64 % des professions intellectuelles. Les ouvriers demeurent moins sportifs du fait de leurs scolarité plus courte et de leurs travails prenant et éprouvant.</text:p>
      <text:p text:style-name="P519">Suite aux travaux de Bourdieu fin années 1960 différenciation sociale des goûts sportifs. Les personnes ne souhaitent pas se mélanger entre classes sociales</text:p>
      <text:p text:style-name="P520">Accroissement de la pratique avec la hiérarchie sociale : lien avec le capital</text:p>
      <text:p text:style-name="P521">Apparent brassage mais en réalité orientation vers les pratiques en fonctions de l’âge, du genre et de la catégorie sociale. Les gens s’orientent vers les pratiques sportives qui mettent en jeux et valorise les codes sociaux des mêmes catégories de code social.</text:p>
      <text:p text:style-name="P522">Inverse de l’idéologie sportive → nombreuses inégalités</text:p>
      <text:p text:style-name="P523">Travaux de POCIELLO en 1970 axés sur le sport et corrélant la pratique et la profession, le revenu des sportifs (ex : lignes de rugby). Conditionnement du type de rapport avec son corps lié à la place en société, de plus elle détermine grandement les usages sportifs que l’on en fait</text:p>
      <text:p text:style-name="P524"/>
      <text:p text:style-name="P525">215 % d’augmentation pour les fédérations non olympiques entre 1971 et 1982 contre 72% pour les fédérations olympiques suite :</text:p>
      <text:p text:style-name="P526">- à l‘augmentation du niveau de vie et les dépenses de loisirs : +5,4 % dans les ménages</text:p>
      <text:p text:style-name="P527">- augmentation du temps de loisirs grâce à la réduction du temps de travail et l’ajout de la 4ème semaine de congé payé en 1969 de 2000h en 1950 à 1650h en 1982 de travail par an en moyenne</text:p>
      <text:p text:style-name="P528">- augmentation du taux de scolarisation des élèves. Obligatoire jusqu’à 16 ans, inculqué aux élèves les valeurs du sport</text:p>
      <text:p text:style-name="P529">- mécanisation de l’agriculture → recul de la population rural</text:p>
      <text:p text:style-name="P530"/>
      <text:p text:style-name="P531">Années 1970 développement d’une contre-culture, culture adolescente prend le contrepied de la culture compétitive, recherche de nouvelles pratiques basées sur les sensations, la sociabilité on se tourne vers des pratiques alors peu développé et lié à l’environnement. Influence américaine. Volonté de s’affranchir des contraintes institutionnelles.</text:p>
      <text:p text:style-name="P532"/>
      <text:p text:style-name="P533"/>
      <text:p text:style-name="P534">6-2-2-3 Sport catholique</text:p>
      <text:p text:style-name="P535"/>
      <text:p text:style-name="P536">Le sport catholique connaît une période difficile, dû à la diminution de la pratique confessionnel (- en – de personnes vont a l’église). Les clubs issus du sport catholique basculent sous le giron fédéral.</text:p>
      <text:p text:style-name="P537"/>
      <text:p text:style-name="P538"/>
      <text:p text:style-name="P539">6-2-2-4 Sport ouvrier</text:p>
      <text:p text:style-name="P540"/>
      <text:p text:style-name="P541">Taux de pratique en baisse due à la désyndicalisation des ouvriers explicable par la baisse du nombre d’ouvrier due à la tertiarisation ainsi que la politique néo-libérale → fédéralisation également</text:p>
      <text:p text:style-name="P542"/>
      <text:p text:style-name="P543"/>
      <text:p text:style-name="P544">6-2-2-5 La gymnastique volontaire</text:p>
      <text:p text:style-name="P545"/>
      <text:p text:style-name="P546">Non compétitive visant l’entretient de soi, connaît une importante programmation. Dénomination naît sous le régime de Vichy à partir des travaux du Dr TISSIER et de la méthode d’HEBERT. Gym souple et sans mouvement brusque pour éviter les blessures. Rapprochement avec l’aérobic.</text:p>
      <text:p text:style-name="P547">Plaît au personne peu intéressé par la compétition<text:s/></text:p>
      <text:p text:style-name="P548"/>
      <text:p text:style-name="P549"/>
      <text:p text:style-name="P550">6-2-2-6 Sport féminin / Pratique féminine</text:p>
      <text:p text:style-name="P551"/>
      <text:p text:style-name="P552">Part des femmes de 10 à 23% dans les fédé non olympiques</text:p>
      <text:p text:style-name="P553">Mouvement féminin s’épanouit dans un mouvement non compétitif.</text:p>
      <text:p text:style-name="P554">Dans les instances dirigeantes du milieu sportif : toujours sexiste mais féminisation des pratiques</text:p>
      <text:p text:style-name="P555">Ce processus de démocratisation du sport féminin doit beaucoup à l’école car tous les enfants de la république auront accès a partir de 1959 aux cours d’EPS avec des accès à des pratiques purement féminine<text:s/></text:p>
      <text:p text:style-name="P556"/>
      <text:p text:style-name="P557"/>
      <text:p text:style-name="P558">6-2-3 Rôle des médias</text:p>
      <text:p text:style-name="P559"/>
      <text:p text:style-name="Standard"><text:span text:style-name="T560">C’est à cette époque qu’arrive la TV<text:s/></text:span><text:span text:style-name="T561"></text:span><text:span text:style-name="T562"><text:s/>Diffusion du sport en hausse</text:span></text:p>
      <text:p text:style-name="Standard"><text:span text:style-name="T563">Au son s’ajoute l’image<text:s/></text:span><text:span text:style-name="T564"></text:span><text:span text:style-name="T565"><text:s/>donne envie de pratiquer</text:span></text:p>
      <text:p text:style-name="Standard"><text:span text:style-name="T566">Conséquence direct<text:s/></text:span><text:span text:style-name="T567"></text:span><text:span text:style-name="T568"><text:s/>augmentation de l’audimat et diminution de l’influence des spectateurs pour les petites et moyennes compétitions</text:span></text:p>
      <text:p text:style-name="P569">Modèle du sport de haut niveau qui se réengage à côté des sports de loisir</text:p>
      <text:p text:style-name="P570">Mise en place de classement de trophées avec les info relayées par les médias afin de stimulé l’indépendance aux médias du sport donc de faire de l’audimat donc d’enrichir les médias</text:p>
      <text:p text:style-name="P571">Contrepartie = réciprocité entre activité et médias<text:s/></text:p>
      <text:p text:style-name="P572">Certains sports n’hésitent pas à changer leur règle pour être intégré aux médias</text:p>
      <text:p text:style-name="P573">Néanmoins mise en lumière des échecs des français en haut niveau (0 médaille d’or aux J.O de Rome)</text:p>
      <text:p text:style-name="P574">Remplacement du journal Loto par le journal L’Equipe, le premier aurai collaborer avec les allemands<text:s/></text:p>
      <text:p text:style-name="P575">Influence très importante des médias le but étant d’accroitre la spectacularisation afin de générer de l’audimat et ainsi du capital.<text:s/></text:p>
      <text:p text:style-name="P576">On cherche à identifier les sportifs à des modèles</text:p>
      <text:p text:style-name="P577">Mythification du sportif, on va chercher à endormir le peuple</text:p>
      <text:p text:style-name="P578">Dans la presse on présente les américains avec une rhétorique douce et les russes avec une plutôt dure</text:p>
      <text:p text:style-name="P579">En France on valorise les athlètes américains a des sportifs naturellement doués</text:p>
      <text:p text:style-name="P580">La presse dresse un portrait de champions à qui on voudrai ressembler<text:s/></text:p>
      <text:p text:style-name="P581">A l’opposer l’athlète su bloc soviétique est associe à un forcené rugueux sans émotion, un robot.</text:p>
      <text:p text:style-name="P582">Parti pris des médias sportifs dans la politique pour valoriser un système idéologique plutôt qu’un autre.</text:p>
      <text:p text:style-name="Standard"><text:span text:style-name="T583">On constate également un développement du mouvement sportif grâce à une presse très spécialisée aux prof d’EPS<text:s/></text:span><text:span text:style-name="T584"></text:span><text:span text:style-name="T585"><text:s/>revue pro sportive</text:span></text:p>
      <text:p text:style-name="P586"/>
      <text:p text:style-name="P587"/>
      <text:p text:style-name="P588">6-2-4 En France aussi, la politique est le sport, le sport est la politique<text:s/></text:p>
      <text:p text:style-name="P589"/>
      <text:p text:style-name="P590">HERZOG = populaire aux yeux des français pour avoir gravi l’Everest</text:p>
      <text:p text:style-name="P591">La politique de De Gaulle est de contrôler de A à Z le développement de l’institution sportive</text:p>
      <text:p text:style-name="P592">L’Etat coordonne différentes actions pour créer accroitre et consolider sa mains mise sur le sport</text:p>
      <text:p text:style-name="Standard"><text:span text:style-name="T593">Des 1958 un effort de budget conséquent est attribuer au mouvement sportif<text:s/></text:span><text:span text:style-name="T594"></text:span><text:span text:style-name="T595"><text:s/>augmentation de 35% de jeunesse et sport<text:s/></text:span></text:p>
      <text:p text:style-name="P596">Création du Conseil National des Sport en 1960</text:p>
      <text:p text:style-name="Standard"><text:span text:style-name="T597">Débouche sur une loi du développement des infrastructure, pour<text:s/></text:span><text:span text:style-name="T598"><office:annotation office:name="0"><dc:creator>*</dc:creator><dc:date>2017-09-21T17:16:00</dc:date><text:p text:style-name="Commentaire"/></office:annotation>dévelo</text:span><text:span text:style-name="T599"><office:annotation-end office:name="0"/></text:span><text:span text:style-name="T600">ppement le milieu sportif il faut augmenter les équipements sportifs<text:s/></text:span><text:span text:style-name="T601"></text:span><text:span text:style-name="T602"><text:s/>nouveaux budgets conséquents<text:s/></text:span></text:p>
      <text:p text:style-name="P603">Politique De Gaulle suite JO de Rome, France doit mieux figurer sur tableau des médailles pour avoir une place sur plan politique et économique</text:p>
      <text:p text:style-name="P604">Suite à Rome DG nomme le colonel CRESPIN à la tête</text:p>
      <text:p text:style-name="P605">L’Etat souhaite mieux contrôler la préparation des sportifs qui va être assimile à une préparation militaire</text:p>
      <text:p text:style-name="P606">Développement du mouvement sportif</text:p>
      <text:p text:style-name="P607">Cette affaire d’Etat tient au budget mais aussi a la formation d’entraineur et de cadre<text:s/></text:p>
      <text:p text:style-name="P608">Chaque fédé reçoit un directeur technique nationale (DTN)</text:p>
      <text:p text:style-name="Standard"><text:span text:style-name="T609">1963 = création des Brevets d’Etat<text:s/></text:span><text:span text:style-name="T610"></text:span><text:span text:style-name="T611"><text:s/>Contrôler la forma des préparateurs</text:span></text:p>
      <text:p text:style-name="P612">HERZOG évacue toute forme de gym qui ne ressemble pas au sport</text:p>
      <text:p text:style-name="P613">Publication de la doctrine du sport en 1965</text:p>
      <text:p text:style-name="P614">Sport apparait comme modèle d’éducation qu’il faut absolument suivre<text:s/></text:p>
      <text:p text:style-name="Standard"><text:span text:style-name="T615">Loi MAZEAUD (1975)</text:span><text:span text:style-name="T616"></text:span><text:span text:style-name="T617"><text:s/>réaffirme place du sport dans société : origine de INSEP (lieu d’entrainement des sportifs de haut niveau) ainsi que les UFR STAPS</text:span></text:p>
      <text:p text:style-name="P618">L’Etat a donc une fonction centralisatrice du d’abord à mener une opération politique de prestige par DG</text:p>
      <text:p text:style-name="P619">Facilite leur institutionnalisation, mise en place de compétition régulière mais en contrepartie tendance à se retourner vers activité non compétitive<text:tab/></text:p>
      <text:p text:style-name="P620"/>
      <text:p text:style-name="P621"/>
      <text:p text:style-name="P622">6-2-5 Cas des JO</text:p>
      <text:p text:style-name="P623"/>
      <text:p text:style-name="P624">Les JO sont le reflet des relations politiques et géopolitiques internationale</text:p>
      <text:p text:style-name="P625">En 1936 les JO constitue la vitrine du pouvoir d’Asie</text:p>
      <text:p text:style-name="Standard"><text:span text:style-name="T626">1968 JO de mexico avec 2 athlète noir brandissant le points<text:s/></text:span><text:span text:style-name="T627"></text:span><text:span text:style-name="T628"><text:s/>discrimination raciale aux US dénoncés. A l’issu des jeux ils sont rayés des participants des JO et doivent remettre leurs médailles ils vivront dans la pauvreté<text:s/></text:span></text:p>
      <text:p text:style-name="P629">JO de Munich en 1972 avec la prise d’hottage d’Israélien par palestinien</text:p>
      <text:p text:style-name="P630"/>
      <text:p text:style-name="P631">6-2-6 Le sport à l’Ecole</text:p>
      <text:p text:style-name="P632"/>
      <text:p text:style-name="P633">Maurice BAQUET qui travaillé à la diffusion d’un sport éducatif. Pour lui le sport est un outil d’éducation, il a des vertus qui s’enseignent<text:s/></text:p>
      <text:p text:style-name="P634">Il va chercher a démontrer toute les vertus éducatives du sport</text:p>
      <text:p text:style-name="P635">Tous ses travaux seront repris après la libération et seront intégré à l’éducation</text:p>
      <text:p text:style-name="P636">Les partisans du sport éducatif = Justin TESSIé, Baquet et LISTELLO</text:p>
      <text:p text:style-name="P637">Le travail de BAQUET commence en 1942 et est terminé par Tessié en 1958</text:p>
      <text:p text:style-name="P638">1945 = On reste sur une gym comme au début du siècle mais on autorise l’activité physique<text:s/></text:p>
      <text:p text:style-name="P639">La santé devient un état de complet bien-être physique, mental et social et ne consiste pas seulement en une absence de maladie</text:p>
      <text:p text:style-name="P640">1945 le sport scolaire prend de l’ampleur avec l’OSU (office du sport scolaire et universitaire) et on rend obligatoire dans chaque établissement scolaire une fédération sportive)</text:p>
      <text:p text:style-name="P641">1959 D’autres instruction officielle qui marquent un recadrage des profs d’EPS par l’inspection générale. Chaque prof est noté par ces inspecteurs et ce sont les inspecteurs généraux qui valident ou non. Ces derniers sont plutôt pro gym à l’ancienne et ne veulent plus entendre parler de sport</text:p>
      <text:p text:style-name="P642">Bras de fer entre DG et l’inspection générale. AU final une circulaire est engagée.</text:p>
      <text:p text:style-name="P643">Cette dernière rend caduque le sport à l’école<text:s/></text:p>
      <text:p text:style-name="P644">L’éducation physique se sportivise.</text:p>
      <text:p text:style-name="P645">En 1959 l’Education physique au Bac devient obligatoire<text:s/></text:p>
      <text:p text:style-name="Standard"><text:span text:style-name="T646">Les compétitions sportives sont faites à partir d’une sélection des meilleurs élèves.<text:s/></text:span><text:span text:style-name="T647"></text:span><text:span text:style-name="T648"><text:s/>modèle élitiste pour mieux figurer au niveau internationale<text:s/></text:span></text:p>
      <text:p text:style-name="P649">1967 Nouveaux programmes ou on cherche à se démarquer du sport fédéral en justifiant la pratique sportive non plus pour un souci de performance mais dans un souci éducatif</text:p>
      <text:p text:style-name="P650">On s’aperçoit que certains élèves ne parviennent pas à apprendre on remet donc en question la discipline. On commence alors à réfléchir sur des étapes d’apprentissage</text:p>
      <text:p text:style-name="P651">Seulement, dans les années 70 surgit la crise donc moins d’agent dans les caisses de l’Etat, ce qui va avoir pour conséquence des choix politique sur l’orientation sportive qu’on va donner a l’EPS</text:p>
      <text:p text:style-name="P652">Prof en sous service et on va leur demander de le finir en dehors</text:p>
      <text:p text:style-name="P653">Ces derniers sont pris pour des entraineurs de clubs</text:p>
      <text:p text:style-name="P654">A cote de ça, s’ajoute une diminution du recrutement du nombre de pro d’EPS lors des concours</text:p>
      <text:p text:style-name="P655">L’état souhaitez orienter le budget uniquement vers la pratique sportive de haut niveau</text:p>
      <text:p text:style-name="P656">Mise en concurrence prof d’EPS avec brevet d’Etat et confusion dans les différents métiers qui touche au sport on confond prof d’EPS et entraineurs</text:p>
      <text:p text:style-name="P657">Cela pose de gros souci identitaire à la profession qui va chercher à se démarquer pour prouver son utilité éducative à l’école<text:s/></text:p>
      <text:p text:style-name="P658">Le budget de la jeunesse et des sports est consacré uniquement aux fédérations olympiques. On a une dérive du sport vers le sport de haut niveau</text:p>
      <text:p text:style-name="P659">1981 = changement de gouvernement = rapatrier l’EP à l’Education nationale</text:p>
      <text:p text:style-name="P660">Décorticage des activités, apprentissage défini par niveau de classe pour ne plus être confondu avec le sport fédéral</text:p>
      <text:p text:style-name="P661">C’est « l’orthodoxie scolaire » selon Pierre Arnaud</text:p>
      <text:p text:style-name="P662">Ce sont des moyens pour atteindre des objectifs éducatifs</text:p>
      <text:p text:style-name="P663">Sur 20 ans le sport à l’école passe par toute les couleurs mais à chaque fois par choix politique</text:p>
      <text:p text:style-name="P664">Confusion spport / EPS : l’EPS en danger. Elle nait dans les années 60 !;</text:p>
      <text:p text:style-name="P665"/>
      <text:p text:style-name="P666"/>
      <text:p text:style-name="P667">6-2-7 Mouvement critique du sport</text:p>
      <text:p text:style-name="P668"/>
      <text:p text:style-name="P669">1992 « Le sport est dans son essence un phénomène de la société capitaliste bourgeoise, en ce sens qu’il lui est nécessaire pour la reproduction des rapports sociaux de productions »(Brohm)</text:p>
      <text:p text:style-name="Standard"><text:span text:style-name="T670">Tout est réalisé pour empêcher de répartir les richesses<text:s/></text:span><text:span text:style-name="T671"></text:span><text:span text:style-name="T672"><text:s/>modèle capitalise Marxiste</text:span></text:p>
      <text:p text:style-name="P673">Homologie structurelle entre sports et société</text:p>
      <text:p text:style-name="P674">Louis ALTHUSSER qui définis des appareils idéologiques d’états, thèse que Brohm va suivre</text:p>
      <text:p text:style-name="P675">Pour Brohm le sport est un appareil idéologique d’Etat. Les gens reproduisent un modèle politique sans s’en rendre compte</text:p>
      <text:p text:style-name="P676">Sa thèse sert la logique capitaliste qui n’est autre que l’idéologie du rendement physique (idolâtrie des champions, course aux médailles …)</text:p>
      <text:p text:style-name="P677">Un des objectifs de ces appareils est de maintenir et reproduire la domination de classe sans trop de violence en dépolitisant les masses, c’est ce que Brohm appelle chloformisation des masses</text:p>
      <text:p text:style-name="P678">Le sport est donc un opium du peuple qui sert à endormir les gens, leur vendre du rêve et mieux contrôler leurs corps et politiquement</text:p>
      <text:p text:style-name="Standard"><text:span text:style-name="T679">Le corps des sportifs servent à assouvir des pulsions politiques<text:s/></text:span><text:span text:style-name="T680"></text:span><text:span text:style-name="T681"><text:s/>objets</text:span></text:p>
      <text:p text:style-name="P682"/>
      <text:p text:style-name="P683">5 effets idéologiques de l’opium du sportif (Brohm) :</text:p>
      <text:p text:style-name="P684">- l’effet de prestige ou d’acclamation de l’ordre établi, expression du nationalisme, vanté son égo</text:p>
      <text:p text:style-name="P685">- l’effet paravent ou occultation de la réalité socio politique, on utilise le sport pour travestir la réalité, masquer des événements sociaux risquant de bouleverser l’ordre établi.</text:p>
      <text:p text:style-name="P686">- l’effet d'idolâtrie et d’identification collective : rassemblement des supporters derrière un leader ou une équipe : plus important dans un lieu clos → illusion</text:p>
      <text:p text:style-name="Standard"><text:span text:style-name="T687">- effet de diversion idéologique : on cherche à vendre du rêve, à endormir le peuple pour des enjeu capitaliste : effet<text:s/></text:span><text:span text:style-name="T688">éblouissement</text:span><text:span text:style-name="T689"><text:s/>et effet<text:s/></text:span><text:span text:style-name="T690">assouplissant</text:span></text:p>
      <text:p text:style-name="P691">- effet de gratification narcissique ou compulsion pulsionnel : effet économique</text:p>
      <text:p text:style-name="P692"/>
      <text:p text:style-name="P693"/>
      <text:p text:style-name="P694">« L’institution sportive contemporaine est totalement imbibée, saturée de ses valeurs réactionnaires, même si l’activité mercantile des multinationales impérialistes qui organise le spectacle sportif entre en contradiction avec le côté obsolète et rétrograde de l’idée olympique, laquelle tend à devenir elle-même, une simple marchandise, le prête nom a de lucratives opérations commerciales »</text:p>
      <text:p text:style-name="P695"/>
      <text:p text:style-name="P696"/>
      <text:p text:style-name="P697">7-2-8</text:p>
      <text:p text:style-name="P698"/>
      <text:p text:style-name="Standard"><text:span text:style-name="T699">On cherche à dégager une élite restreinte poussé à un très haut niveau de performance et se détachant du sport de masse qui lui tend vers le sport de loisir →<text:s/></text:span><text:span text:style-name="T700">modèle pluridisciplinaire</text:span></text:p>
      <text:p text:style-name="P701"/>
      <text:p text:style-name="Standard"><text:span text:style-name="T702">On recherche parmi les plus jeunes les champions = détection : mise en place de structures dédiées à la formation du sportif de haut niveau, financé par l’État :<text:s/></text:span><text:span text:style-name="T703">facteur politique</text:span></text:p>
      <text:p text:style-name="P704">Effet pervers : le sport de haut niveau se coupe du sport de masse</text:p>
      <text:p text:style-name="P705"/>
      <text:p text:style-name="P706"/>
      <text:p text:style-name="P707"/>
      <text:p text:style-name="P708"/>
      <text:p text:style-name="P709"/>
      <text:p text:style-name="P710">7- 1980 à nos jours</text:p>
      <text:p text:style-name="P711"/>
      <text:p text:style-name="P712">Les Sports comme produits et reflet du capitalisme néo-libéral mondialisé</text:p>
      <text:p text:style-name="P713">Sport deviens un outil éco et sa diffusion sociale dépend des richesses qu’elle peut constitué</text:p>
      <text:p text:style-name="P714"/>
      <text:p text:style-name="P715"/>
      <text:p text:style-name="P716">7-1 Données contextuelles<text:s/></text:p>
      <text:p text:style-name="P717"/>
      <text:p text:style-name="P718">Crises économiques 1970’s aboutissent à une remise en cause du modèle politique où l’état se charge de tout : libéralisation de l’économie</text:p>
      <text:p text:style-name="P719">Les crises se traduisent par la précarité une augmentation du chômage et la baisse de la croissance.</text:p>
      <text:p text:style-name="P720">Il faut permettre à nouveau aux ménages de retrouver du pouvoir d’achat</text:p>
      <text:p text:style-name="P721">Insertion du dogme néo-libéral : on veut limiter le pouvoir de l’État en termes économique = recherche du profit à tout prix, libéralisation des marchés boursiers</text:p>
      <text:p text:style-name="P722">Volonté de mise en concurrences de tous les individus et entreprises → augmentation des inégalités sociales</text:p>
      <text:p text:style-name="P723">→ individualisme prononcé, valorisation de soi</text:p>
      <text:p text:style-name="P724">Certaines pratiques sportives ne sont ouvertes qu’a certains individus possédant le capital suffisant. On ne parle plus de sport mais des sports : diversification des pratiques et des modalités, recherche du plaisir immédiat, des sensations fortes pour arriver à se valoriser aux yeux des autres (Lipovesky). Pratiques altruistes et sociales deviennent individuelles.</text:p>
      <text:p text:style-name="P725">Les facteurs économiques supplantent la politique dans la diffusion du modèle sportif, les multinationales font passer un modèle qui leur convient.</text:p>
      <text:p text:style-name="P726"/>
      <text:p text:style-name="P727"/>
      <text:p text:style-name="P728">7-2 Quelques chiffres sur les pratiquants</text:p>
      <text:p text:style-name="P729"/>
      <text:p text:style-name="Standard"><text:span text:style-name="T730">2000 : 8 million de compétiteur pour 36 million de sportifs (1 à 2 activité par semaines) ; Sur les 8 la moitié procèdent à des compétitions officielles :<text:s/></text:span><text:span text:style-name="T731">désinstitutionalisation</text:span><text:span text:style-name="T732">. Recherche de moins en moins de contraintes. 43 % ne font que du sport de loisir.</text:span></text:p>
      <text:p text:style-name="P733">Le rapport temps de travail/ temps libre diminue 1982 5ème semaine de congés payés, flexibilité croissante du travail.</text:p>
      <text:p text:style-name="P734">Le rapport au corps et l’attention portée à sa santé évolue, les dépenses de santés passe de 9,8 % en 75 à 14 % en 83. Le sport est un élément pour s’occuper de sa santé. Les couches moyennes, avec le salariat en augmentation se tourne vers la pratique sportive. La majorité des pratiquants sont des jeunes jusqu’à ce qu’ils rentrent dans la vie active, il faut également compter désormais les retraités. UNSS 1 million de licenciés recensé, plus grande fédération multisport chez les plus jeunes.</text:p>
      <text:p text:style-name="P735">→ La définition du sport semble être à géométrie variable en fonction du sens attribué à la pratique.</text:p>
      <text:p text:style-name="P736">Les femmes sont toujours sous-représentées dans les pratiques compétitives malgré 71 % des femmes pratiquant une activité en 1980. Leurs activités sont individuelles, peu technique peu encadré : gym, sports équestre, GRS…</text:p>
      <text:p text:style-name="P737">Toujours très peu de femmes dans les organes décisionnels des fédérations</text:p>
      <text:p text:style-name="P738"/>
      <text:p text:style-name="P739"/>
      <text:p text:style-name="P740">7-3 Quelles pratiques ?</text:p>
      <text:p text:style-name="P741"/>
      <text:p text:style-name="P742">La liberté de chacun est érigé en dople</text:p>
      <text:p text:style-name="P743"/>
      <text:p text:style-name="P744">Diversifications des pratiques.</text:p>
      <text:p text:style-name="P745">Modèle complexe qui prend en compte beaucoup de déterminant =&gt; modèle du chacun ses goûts</text:p>
      <text:p text:style-name="P746">Difficultés de comprendre les inclinaisons des pratiquants mais opportunité des commerciaux.</text:p>
      <text:p text:style-name="P747">Les institutions vont chercher à rattraper les nouvelles pratiques pour faciliter un retour institutionnel des pratiquants</text:p>
      <text:p text:style-name="P748">Les pratiques hors club concernent la majorité des classes supérieures tandis que le pratique encadré reste privilégié par les classes populaires : la recherche d’une pratique autonome pour se différencier socialement.</text:p>
      <text:p text:style-name="P749">→ Mise en place de licences loisirs pour réduire la perte de licenciés et répondre aux demandes des consommateurs : diversifications des offres.</text:p>
      <text:p text:style-name="P750">Les manières et lieux de pratiques restent distinctifs des classes sociales.</text:p>
      <text:p text:style-name="P751">On délaisse l’aspect record et on va privilégier<text:s/>des pratiques qui vont permettre de se reconnaitre entre père, on cherche à se retrouver<text:s/>dans une pratique avec des codes vestimentaires.</text:p>
      <text:p text:style-name="P752">Les marques « Branding » façonnent le quotidien en mettant en avant des formes d’apparences.<text:s/></text:p>
      <text:p text:style-name="P753">Tout le monde a un égal accès aux pratiques sportives.</text:p>
      <text:p text:style-name="P754">Celles actuelles correspondent à<text:s/><text:s/>l’idée d’un individu pluriel qui trouve dans sa pratique un éclectisme de motif et de facteur mobilisateur</text:p>
      <text:p text:style-name="P755">L’écoute de son corps est mis en avant. Se prouver que l’on est en vie par des efforts intenses<text:s/></text:p>
      <text:p text:style-name="P756">Sur-détermination du capital culturel et du capital économique</text:p>
      <text:p text:style-name="P757">Pratiquer soit pour rechercher une valorisation de soi ou éviter de culpabiliser.<text:s/>On est plus sur le paraître que sur l’être.</text:p>
      <text:p text:style-name="P758"/>
      <text:p text:style-name="P759"/>
      <text:p text:style-name="P760">7-4 La mercantilisassions des sports</text:p>
      <text:p text:style-name="P761"/>
      <text:p text:style-name="P762"/>
      <text:p text:style-name="P763">Prolongements et amplification des phénomènes vu précédemment.</text:p>
      <text:p text:style-name="P764">Avec la part de la sphère économique qui supplante la part du politique des décisions</text:p>
      <text:p text:style-name="P765">Financiarisation du sport (actionnariat, cotations boursières), amplifier par médias</text:p>
      <text:p text:style-name="P766">Recherche de plus-value<text:s/></text:p>
      <text:p text:style-name="P767">Notamment a sphère économique qui supplante la part politique dans les décisions : recherche de pratiques et rapports coût/bénéfices levier principal du milieu sportif.</text:p>
      <text:p text:style-name="P768">Ex : cotation des clubs de foot en bourse</text:p>
      <text:p text:style-name="P769">Les droits TV flambent</text:p>
      <text:p text:style-name="P770">Le sport représente 3% du commerce mondial</text:p>
      <text:p text:style-name="P771">On retrouve la mercantilisation dans les sports « fun »</text:p>
      <text:p text:style-name="P772">L’économie de marché se saisit de l’événement sportif pour le convertir en bien de consommation</text:p>
      <text:p text:style-name="P773"/>
      <text:p text:style-name="P774"/>
      <text:p text:style-name="P775"/>
      <text:p text:style-name="P776">7-5 Spectacle sportif et médiatisation</text:p>
      <text:p text:style-name="P777"/>
      <text:p text:style-name="P778">Logique émotionnelle pour générer des profits</text:p>
      <text:p text:style-name="P779"/>
      <text:p text:style-name="P780"/>
      <text:p text:style-name="P781">7-6 De la professionnalisation<text:s/>d’Etat a la professionnalisation<text:s/>d’intérêt privé</text:p>
      <text:p text:style-name="P782"/>
      <text:p text:style-name="P783">Désengager l’État = logique néolibérale, on cherche à privatiser différentes sphères de manière à démanteler l’État et a ce qu’il n’a plus de pouvoir décisionnel. Seul perdure quelques structures de haut niveau. Egalement pour favoriser l’enrichissement sur son dos.<text:s/></text:p>
      <text:p text:style-name="P784">Politique de réduction de la dette publique</text:p>
      <text:p text:style-name="P785"/>
      <text:p text:style-name="P786"/>
      <text:p text:style-name="P787"/>
      <text:p text:style-name="P788">7-7 Les dommages collatéraux du dopage, de la corruption…</text:p>
      <text:p text:style-name="P789"/>
      <text:p text:style-name="P790">L’argent fait tourner la tête des sportifs, appât du gain considérable →<text:s/>starification<text:s/></text:p>
      <text:p text:style-name="P791">Les valeurs sont galvaudées : apparition de comportement déviant pour rester au sommet de la pyramide sportive et médiatique.</text:p>
      <text:p text:style-name="P792">Dopage = indispensable<text:s/>au phénomène sportif</text:p>
      <text:p text:style-name="P793">D’abord pour perpétuer le mythe du héros sportif, pour les paris</text:p>
      <text:p text:style-name="P794">Nécessité de rendement le sportif est un investissement financier</text:p>
      <text:p text:style-name="P795">→ personne n’a vraiment intérêt de combattre le dopage, moyen politique, le dopage rapporte plus d’argent qu’il n’en fait perdre</text:p>
      <text:p text:style-name="P796">Société qui réédifie les corps</text:p>
      <text:p text:style-name="P797"/>
      <text:p text:style-name="P798"/>
      <text:p text:style-name="P799">7-8 En EPS des pratiques culturellement ancrées mais scolairement adaptées</text:p>
      <text:p text:style-name="P800"/>
      <text:p text:style-name="P801">Année 1970 politique donne de l’argent au haut niveau en moins pour l’EPS : doute sur l’identité du corps enseignant assimilé au métier d’entraineur</text:p>
      <text:p text:style-name="P802">« L’EPS ne se confond pas avec les APS qu’elle propose et qu’elle organise » Claude Pineau 1986</text:p>
      <text:p text:style-name="P803">La perf n’est pas l’objectif prioritaire, car beaucoup d’inégalité. Recherche d’un modèle plus humaniste en EPS. Construction de savoirs corporels pour les élèves, dissociation du modèle sportif.</text:p>
      <text:p text:style-name="P804">Nouvelle finalité : « Gestion de sa vie physique future » Il faut que les élèves puissent se prendre en main seul</text:p>
      <text:p text:style-name="P805">Les pratiques enseignés font référence aux pratiques sociales mais sont adaptés au public.</text:p>
      <text:p text:style-name="P806">La performance brute est moins prise en compte</text:p>
      <text:p text:style-name="P807">Logique de compétence, introduction d’activité d’entretien de soi et de développement personnel</text:p>
      <text:p text:style-name="P808">Logique de compétence : être capable de mobiliser des connaissances dans un contexte théoriquement jamais vécu</text:p>
      <text:p text:style-name="P809"/>
      <text:p text:style-name="P810"/>
      <text:p text:style-name="P811"/>
      <text:p text:style-name="P812"/>
      <text:p text:style-name="P813"/>
      <text:p text:style-name="P814"/>
      <text:p text:style-name="P815">7-9 Un nouveau modèle sportifs</text:p>
      <text:p text:style-name="P816"/>
      <text:p text:style-name="P817">Nouveau modèle complexe et multimodal qui rend difficile la compréhension du choix d’une pratique.</text:p>
      <text:p text:style-name="P818">Pociello 1994 :<text:s/>Depuis le début des années 80,<text:s/>renforcement de la notion de loisir, désinstitutionalisation, recherche de l’instant de convivialité → recherche de défi pour s’accomplir personnellement</text:p>
      <text:p text:style-name="P819">Le modèle élitiste n’attire plus, à cause de la grande diversification des pratiques on se décourage plus vite</text:p>
      <text:p text:style-name="P820">Recherche d’un plaisir rapide à tout prix opposé à la définition donné par Coubertin</text:p>
      <text:p text:style-name="P821">Distinction de 4 tendances lourdes :</text:p>
      <text:p text:style-name="P822">- Massification des pratiques qui élargissent leurs bases de recrutement → redéfinition du mot sport qui devient moins compétitif, moins institutionnel et plus porté sur la remise en forme</text:p>
      <text:p text:style-name="P823">- Féminisation accru des pratiques, il convient de trouver de nouvelles pratiques plutôt que d’adapter des activités masculines.</text:p>
      <text:p text:style-name="P824">- Allongement des cycles de vie des sportifs : nécessite d’adapter les pratiques à l’âge et à la condition des sportives</text:p>
      <text:p text:style-name="P825">- Recherche pour les citadins de structures ou de forme d’organisation à faible contrainte</text:p>
      <text:p text:style-name="P826"/>
      <text:p text:style-name="P827">Les champions sont recrutés au sein de la population d’enfant et non de seuls licenciés</text:p>
      <text:p text:style-name="P828">→ sport de masse et haut niveau deviennent des entités indépendantes</text:p>
      <text:p text:style-name="P829">Effet pervers : diminution des moyens du sport de masse notamment en athlé ou natation comparaison de ses résultats avec le champion et démotivation</text:p>
      <text:p text:style-name="P830">Abandon du sport de masse au profit du loisir</text:p>
      <text:p text:style-name="P831">Phénomène moins visible dans le foot</text:p>
      <text:p text:style-name="P832"/>
      <text:p text:style-name="P833">8- conclusion</text:p>
      <text:p text:style-name="P834"/>
      <text:p text:style-name="P835">Sport = mot polysémique qui traverse le temps et s’adapte à la société</text:p>
      <text:p text:style-name="P836">Différentes franges des populations peuvent pratiquer mais généralement dans le but de se démarquer.</text:p>
      <text:p text:style-name="P837">A permis de stabiliser le fait social.</text:p>
      <text:p text:style-name="P838">Le sport agit comme un facteur d’inféodation des corps. Contrôle pernicieux par les gens qui l’organise.</text:p>
      <text:p text:style-name="P839">Sport = contrôle des corps</text:p>
      <text:p text:style-name="P840"/>
      <text:p text:style-name="P841">Les sports : faits culturels, civilisations controversées qui déchainent des passions</text:p>
      <text:p text:style-name="P842"/>
      <text:p text:style-name="P843">- ceux qui loue le modèle sportif</text:p>
      <text:p text:style-name="P844">- ceux qui s’oppose à la diffusion du modèle sportif dénonçant l’aspect de contrôle du sport</text:p>
      <text:p text:style-name="P845"/>
      <text:p text:style-name="P846">Véritables outils éducatifs détournés de leur fonctions ludique originelle qui sert des enjeux de pouvoir dans le cadre de la mystification des masses</text:p>
      <text:p text:style-name="P847"/>
      <text:p text:style-name="P848">Ecrit de Foucault : le pouvoir est indissociable du savoir</text:p>
      <text:p text:style-name="P849">Les savoirs corporels permettent la construction d’un pouvoir coercitif visant à contrôler les corps sociaux. Aspect trop souvent masqué.</text:p>
      <text:p text:style-name="P850"/>
      <text:p text:style-name="P851"/>
      <text:p text:style-name="Standard"><text:span text:style-name="T85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text:start-value="6">
        <style:list-level-properties text:space-before="0in" text:min-label-width="0.3611in" text:list-level-position-and-space-mode="label-alignment">
          <style:list-level-label-alignment text:label-followed-by="listtab" fo:margin-left="0.3611in" fo:text-indent="-0.3611in"/>
        </style:list-level-properties>
      </text:list-level-style-number>
      <text:list-level-style-number text:level="2" style:num-format="1" text:display-levels="2">
        <style:list-level-properties text:space-before="0in" text:min-label-width="0.3611in" text:list-level-position-and-space-mode="label-alignment">
          <style:list-level-label-alignment text:label-followed-by="listtab" fo:margin-left="0.3611in" fo:text-indent="-0.3611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c:creator>
    <meta:creation-date>2017-01-09T15:59:00Z</meta:creation-date>
    <dc:date>2017-10-03T13:43:00Z</dc:date>
    <meta:template xlink:href="Normal" xlink:type="simple"/>
    <meta:editing-cycles>47</meta:editing-cycles>
    <meta:editing-duration>PT43080S</meta:editing-duration>
    <meta:document-statistic meta:page-count="1" meta:paragraph-count="133" meta:word-count="10308" meta:character-count="66874" meta:row-count="472" meta:non-whitespace-character-count="56699"/>
  </office:meta>
</office:document-meta>
</file>